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Optima" svg:font-family="Opti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9cm" fo:min-width="22.71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Optima" fo:font-size="96pt" style:font-size-asian="96pt" style:font-size-complex="96pt"/>
    </style:style>
    <style:style style:name="T1" style:family="text">
      <style:text-properties style:font-name="Optima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6.6cm" svg:height="2.6cm" svg:x="13.4cm" svg:y="43.7cm">
          <text:p/>
        </draw:rect>
        <draw:rect draw:style-name="gr1" draw:text-style-name="P1" draw:layer="layout" svg:width="96.6cm" svg:height="2.6cm" svg:x="13.4cm" svg:y="38.5cm">
          <text:p/>
        </draw:rect>
        <draw:rect draw:style-name="gr1" draw:text-style-name="P1" draw:layer="layout" svg:width="96.6cm" svg:height="2.6cm" svg:x="13.4cm" svg:y="33.3cm">
          <text:p/>
        </draw:rect>
        <draw:rect draw:style-name="gr1" draw:text-style-name="P1" draw:layer="layout" svg:width="96.6cm" svg:height="2.6cm" svg:x="13.4cm" svg:y="28.1cm">
          <text:p/>
        </draw:rect>
        <draw:rect draw:style-name="gr1" draw:text-style-name="P1" draw:layer="layout" svg:width="96.6cm" svg:height="2.6cm" svg:x="13.4cm" svg:y="22.9cm">
          <text:p/>
        </draw:rect>
        <draw:rect draw:style-name="gr1" draw:text-style-name="P1" draw:layer="layout" svg:width="96.6cm" svg:height="2.6cm" svg:x="13.4cm" svg:y="17.7cm">
          <text:p/>
        </draw:rect>
        <draw:g>
          <draw:circle draw:style-name="gr2" draw:text-style-name="P2" draw:layer="layout" svg:width="2.4cm" svg:height="2.4cm" svg:x="107.1cm" svg:y="17.8cm">
            <text:p/>
          </draw:circle>
          <draw:line draw:style-name="gr3" draw:text-style-name="P3" draw:layer="layout" svg:x1="108.3cm" svg:y1="17.8cm" svg:x2="108.3cm" svg:y2="20.2cm">
            <text:p/>
          </draw:line>
          <draw:line draw:style-name="gr3" draw:text-style-name="P3" draw:layer="layout" svg:x1="107.1cm" svg:y1="19cm" svg:x2="109.5cm" svg:y2="19cm">
            <text:p/>
          </draw:line>
        </draw:g>
        <draw:g>
          <draw:circle draw:style-name="gr2" draw:text-style-name="P2" draw:layer="layout" svg:width="2.4cm" svg:height="2.4cm" svg:x="107.1cm" svg:y="20.4cm">
            <text:p/>
          </draw:circle>
          <draw:line draw:style-name="gr3" draw:text-style-name="P3" draw:layer="layout" svg:x1="108.3cm" svg:y1="20.4cm" svg:x2="108.3cm" svg:y2="22.8cm">
            <text:p/>
          </draw:line>
          <draw:line draw:style-name="gr3" draw:text-style-name="P3" draw:layer="layout" svg:x1="107.1cm" svg:y1="21.6cm" svg:x2="109.5cm" svg:y2="21.6cm">
            <text:p/>
          </draw:line>
        </draw:g>
        <draw:g>
          <draw:circle draw:style-name="gr2" draw:text-style-name="P2" draw:layer="layout" svg:width="2.4cm" svg:height="2.4cm" svg:x="107.1cm" svg:y="23cm">
            <text:p/>
          </draw:circle>
          <draw:line draw:style-name="gr3" draw:text-style-name="P3" draw:layer="layout" svg:x1="108.3cm" svg:y1="23cm" svg:x2="108.3cm" svg:y2="25.4cm">
            <text:p/>
          </draw:line>
          <draw:line draw:style-name="gr3" draw:text-style-name="P3" draw:layer="layout" svg:x1="107.1cm" svg:y1="24.2cm" svg:x2="109.5cm" svg:y2="24.2cm">
            <text:p/>
          </draw:line>
        </draw:g>
        <draw:g>
          <draw:circle draw:style-name="gr2" draw:text-style-name="P2" draw:layer="layout" svg:width="2.4cm" svg:height="2.4cm" svg:x="107.1cm" svg:y="25.6cm">
            <text:p/>
          </draw:circle>
          <draw:line draw:style-name="gr3" draw:text-style-name="P3" draw:layer="layout" svg:x1="108.3cm" svg:y1="25.6cm" svg:x2="108.3cm" svg:y2="28cm">
            <text:p/>
          </draw:line>
          <draw:line draw:style-name="gr3" draw:text-style-name="P3" draw:layer="layout" svg:x1="107.1cm" svg:y1="26.8cm" svg:x2="109.5cm" svg:y2="26.8cm">
            <text:p/>
          </draw:line>
        </draw:g>
        <draw:g>
          <draw:circle draw:style-name="gr2" draw:text-style-name="P2" draw:layer="layout" svg:width="2.4cm" svg:height="2.4cm" svg:x="104.5cm" svg:y="17.8cm">
            <text:p/>
          </draw:circle>
          <draw:line draw:style-name="gr3" draw:text-style-name="P3" draw:layer="layout" svg:x1="105.7cm" svg:y1="17.8cm" svg:x2="105.7cm" svg:y2="20.2cm">
            <text:p/>
          </draw:line>
          <draw:line draw:style-name="gr3" draw:text-style-name="P3" draw:layer="layout" svg:x1="104.5cm" svg:y1="19cm" svg:x2="106.9cm" svg:y2="19cm">
            <text:p/>
          </draw:line>
        </draw:g>
        <draw:g>
          <draw:circle draw:style-name="gr2" draw:text-style-name="P2" draw:layer="layout" svg:width="2.4cm" svg:height="2.4cm" svg:x="104.5cm" svg:y="20.4cm">
            <text:p/>
          </draw:circle>
          <draw:line draw:style-name="gr3" draw:text-style-name="P3" draw:layer="layout" svg:x1="105.7cm" svg:y1="20.4cm" svg:x2="105.7cm" svg:y2="22.8cm">
            <text:p/>
          </draw:line>
          <draw:line draw:style-name="gr3" draw:text-style-name="P3" draw:layer="layout" svg:x1="104.5cm" svg:y1="21.6cm" svg:x2="106.9cm" svg:y2="21.6cm">
            <text:p/>
          </draw:line>
        </draw:g>
        <draw:g>
          <draw:circle draw:style-name="gr2" draw:text-style-name="P2" draw:layer="layout" svg:width="2.4cm" svg:height="2.4cm" svg:x="101.9cm" svg:y="17.8cm">
            <text:p/>
          </draw:circle>
          <draw:line draw:style-name="gr3" draw:text-style-name="P3" draw:layer="layout" svg:x1="103.1cm" svg:y1="17.8cm" svg:x2="103.1cm" svg:y2="20.2cm">
            <text:p/>
          </draw:line>
          <draw:line draw:style-name="gr3" draw:text-style-name="P3" draw:layer="layout" svg:x1="101.9cm" svg:y1="19cm" svg:x2="104.3cm" svg:y2="19cm">
            <text:p/>
          </draw:line>
        </draw:g>
        <draw:g>
          <draw:circle draw:style-name="gr2" draw:text-style-name="P2" draw:layer="layout" svg:width="2.4cm" svg:height="2.4cm" svg:x="101.9cm" svg:y="20.4cm">
            <text:p/>
          </draw:circle>
          <draw:line draw:style-name="gr3" draw:text-style-name="P3" draw:layer="layout" svg:x1="103.1cm" svg:y1="20.4cm" svg:x2="103.1cm" svg:y2="22.8cm">
            <text:p/>
          </draw:line>
          <draw:line draw:style-name="gr3" draw:text-style-name="P3" draw:layer="layout" svg:x1="101.9cm" svg:y1="21.6cm" svg:x2="104.3cm" svg:y2="21.6cm">
            <text:p/>
          </draw:line>
        </draw:g>
        <draw:g>
          <draw:circle draw:style-name="gr2" draw:text-style-name="P2" draw:layer="layout" svg:width="2.4cm" svg:height="2.4cm" svg:x="99.3cm" svg:y="17.8cm">
            <text:p/>
          </draw:circle>
          <draw:line draw:style-name="gr3" draw:text-style-name="P3" draw:layer="layout" svg:x1="100.5cm" svg:y1="17.8cm" svg:x2="100.5cm" svg:y2="20.2cm">
            <text:p/>
          </draw:line>
          <draw:line draw:style-name="gr3" draw:text-style-name="P3" draw:layer="layout" svg:x1="99.3cm" svg:y1="19cm" svg:x2="101.7cm" svg:y2="19cm">
            <text:p/>
          </draw:line>
        </draw:g>
        <draw:g>
          <draw:circle draw:style-name="gr2" draw:text-style-name="P2" draw:layer="layout" svg:width="2.4cm" svg:height="2.4cm" svg:x="99.3cm" svg:y="20.4cm">
            <text:p/>
          </draw:circle>
          <draw:line draw:style-name="gr3" draw:text-style-name="P3" draw:layer="layout" svg:x1="100.5cm" svg:y1="20.4cm" svg:x2="100.5cm" svg:y2="22.8cm">
            <text:p/>
          </draw:line>
          <draw:line draw:style-name="gr3" draw:text-style-name="P3" draw:layer="layout" svg:x1="99.3cm" svg:y1="21.6cm" svg:x2="101.7cm" svg:y2="21.6cm">
            <text:p/>
          </draw:line>
        </draw:g>
        <draw:g>
          <draw:circle draw:style-name="gr2" draw:text-style-name="P2" draw:layer="layout" svg:width="2.4cm" svg:height="2.4cm" svg:x="96.7cm" svg:y="17.8cm">
            <text:p/>
          </draw:circle>
          <draw:line draw:style-name="gr3" draw:text-style-name="P3" draw:layer="layout" svg:x1="97.9cm" svg:y1="17.8cm" svg:x2="97.9cm" svg:y2="20.2cm">
            <text:p/>
          </draw:line>
          <draw:line draw:style-name="gr3" draw:text-style-name="P3" draw:layer="layout" svg:x1="96.7cm" svg:y1="19cm" svg:x2="99.1cm" svg:y2="19cm">
            <text:p/>
          </draw:line>
        </draw:g>
        <draw:g>
          <draw:circle draw:style-name="gr2" draw:text-style-name="P2" draw:layer="layout" svg:width="2.4cm" svg:height="2.4cm" svg:x="96.7cm" svg:y="20.4cm">
            <text:p/>
          </draw:circle>
          <draw:line draw:style-name="gr3" draw:text-style-name="P3" draw:layer="layout" svg:x1="97.9cm" svg:y1="20.4cm" svg:x2="97.9cm" svg:y2="22.8cm">
            <text:p/>
          </draw:line>
          <draw:line draw:style-name="gr3" draw:text-style-name="P3" draw:layer="layout" svg:x1="96.7cm" svg:y1="21.6cm" svg:x2="99.1cm" svg:y2="21.6cm">
            <text:p/>
          </draw:line>
        </draw:g>
        <draw:g>
          <draw:circle draw:style-name="gr2" draw:text-style-name="P2" draw:layer="layout" svg:width="2.4cm" svg:height="2.4cm" svg:x="104.5cm" svg:y="23cm">
            <text:p/>
          </draw:circle>
          <draw:line draw:style-name="gr3" draw:text-style-name="P3" draw:layer="layout" svg:x1="105.7cm" svg:y1="23cm" svg:x2="105.7cm" svg:y2="25.4cm">
            <text:p/>
          </draw:line>
          <draw:line draw:style-name="gr3" draw:text-style-name="P3" draw:layer="layout" svg:x1="104.5cm" svg:y1="24.2cm" svg:x2="106.9cm" svg:y2="24.2cm">
            <text:p/>
          </draw:line>
        </draw:g>
        <draw:g>
          <draw:circle draw:style-name="gr2" draw:text-style-name="P2" draw:layer="layout" svg:width="2.4cm" svg:height="2.4cm" svg:x="104.5cm" svg:y="25.6cm">
            <text:p/>
          </draw:circle>
          <draw:line draw:style-name="gr3" draw:text-style-name="P3" draw:layer="layout" svg:x1="105.7cm" svg:y1="25.6cm" svg:x2="105.7cm" svg:y2="28cm">
            <text:p/>
          </draw:line>
          <draw:line draw:style-name="gr3" draw:text-style-name="P3" draw:layer="layout" svg:x1="104.5cm" svg:y1="26.8cm" svg:x2="106.9cm" svg:y2="26.8cm">
            <text:p/>
          </draw:line>
        </draw:g>
        <draw:g>
          <draw:circle draw:style-name="gr2" draw:text-style-name="P2" draw:layer="layout" svg:width="2.4cm" svg:height="2.4cm" svg:x="101.9cm" svg:y="23cm">
            <text:p/>
          </draw:circle>
          <draw:line draw:style-name="gr3" draw:text-style-name="P3" draw:layer="layout" svg:x1="103.1cm" svg:y1="23cm" svg:x2="103.1cm" svg:y2="25.4cm">
            <text:p/>
          </draw:line>
          <draw:line draw:style-name="gr3" draw:text-style-name="P3" draw:layer="layout" svg:x1="101.9cm" svg:y1="24.2cm" svg:x2="104.3cm" svg:y2="24.2cm">
            <text:p/>
          </draw:line>
        </draw:g>
        <draw:g>
          <draw:circle draw:style-name="gr2" draw:text-style-name="P2" draw:layer="layout" svg:width="2.4cm" svg:height="2.4cm" svg:x="101.9cm" svg:y="25.6cm">
            <text:p/>
          </draw:circle>
          <draw:line draw:style-name="gr3" draw:text-style-name="P3" draw:layer="layout" svg:x1="103.1cm" svg:y1="25.6cm" svg:x2="103.1cm" svg:y2="28cm">
            <text:p/>
          </draw:line>
          <draw:line draw:style-name="gr3" draw:text-style-name="P3" draw:layer="layout" svg:x1="101.9cm" svg:y1="26.8cm" svg:x2="104.3cm" svg:y2="26.8cm">
            <text:p/>
          </draw:line>
        </draw:g>
        <draw:g>
          <draw:circle draw:style-name="gr2" draw:text-style-name="P2" draw:layer="layout" svg:width="2.4cm" svg:height="2.4cm" svg:x="99.3cm" svg:y="23cm">
            <text:p/>
          </draw:circle>
          <draw:line draw:style-name="gr3" draw:text-style-name="P3" draw:layer="layout" svg:x1="100.5cm" svg:y1="23cm" svg:x2="100.5cm" svg:y2="25.4cm">
            <text:p/>
          </draw:line>
          <draw:line draw:style-name="gr3" draw:text-style-name="P3" draw:layer="layout" svg:x1="99.3cm" svg:y1="24.2cm" svg:x2="101.7cm" svg:y2="24.2cm">
            <text:p/>
          </draw:line>
        </draw:g>
        <draw:g>
          <draw:circle draw:style-name="gr2" draw:text-style-name="P2" draw:layer="layout" svg:width="2.4cm" svg:height="2.4cm" svg:x="99.3cm" svg:y="25.6cm">
            <text:p/>
          </draw:circle>
          <draw:line draw:style-name="gr3" draw:text-style-name="P3" draw:layer="layout" svg:x1="100.5cm" svg:y1="25.6cm" svg:x2="100.5cm" svg:y2="28cm">
            <text:p/>
          </draw:line>
          <draw:line draw:style-name="gr3" draw:text-style-name="P3" draw:layer="layout" svg:x1="99.3cm" svg:y1="26.8cm" svg:x2="101.7cm" svg:y2="26.8cm">
            <text:p/>
          </draw:line>
        </draw:g>
        <draw:g>
          <draw:circle draw:style-name="gr2" draw:text-style-name="P2" draw:layer="layout" svg:width="2.4cm" svg:height="2.4cm" svg:x="96.7cm" svg:y="23cm">
            <text:p/>
          </draw:circle>
          <draw:line draw:style-name="gr3" draw:text-style-name="P3" draw:layer="layout" svg:x1="97.9cm" svg:y1="23cm" svg:x2="97.9cm" svg:y2="25.4cm">
            <text:p/>
          </draw:line>
          <draw:line draw:style-name="gr3" draw:text-style-name="P3" draw:layer="layout" svg:x1="96.7cm" svg:y1="24.2cm" svg:x2="99.1cm" svg:y2="24.2cm">
            <text:p/>
          </draw:line>
        </draw:g>
        <draw:g>
          <draw:circle draw:style-name="gr2" draw:text-style-name="P2" draw:layer="layout" svg:width="2.4cm" svg:height="2.4cm" svg:x="96.7cm" svg:y="25.6cm">
            <text:p/>
          </draw:circle>
          <draw:line draw:style-name="gr3" draw:text-style-name="P3" draw:layer="layout" svg:x1="97.9cm" svg:y1="25.6cm" svg:x2="97.9cm" svg:y2="28cm">
            <text:p/>
          </draw:line>
          <draw:line draw:style-name="gr3" draw:text-style-name="P3" draw:layer="layout" svg:x1="96.7cm" svg:y1="26.8cm" svg:x2="99.1cm" svg:y2="26.8cm">
            <text:p/>
          </draw:line>
        </draw:g>
        <draw:g>
          <draw:circle draw:style-name="gr2" draw:text-style-name="P2" draw:layer="layout" svg:width="2.4cm" svg:height="2.4cm" svg:x="107.1cm" svg:y="28.2cm">
            <text:p/>
          </draw:circle>
          <draw:line draw:style-name="gr3" draw:text-style-name="P3" draw:layer="layout" svg:x1="108.3cm" svg:y1="28.2cm" svg:x2="108.3cm" svg:y2="30.6cm">
            <text:p/>
          </draw:line>
          <draw:line draw:style-name="gr3" draw:text-style-name="P3" draw:layer="layout" svg:x1="107.1cm" svg:y1="29.4cm" svg:x2="109.5cm" svg:y2="29.4cm">
            <text:p/>
          </draw:line>
        </draw:g>
        <draw:g>
          <draw:circle draw:style-name="gr2" draw:text-style-name="P2" draw:layer="layout" svg:width="2.4cm" svg:height="2.4cm" svg:x="107.1cm" svg:y="30.8cm">
            <text:p/>
          </draw:circle>
          <draw:line draw:style-name="gr3" draw:text-style-name="P3" draw:layer="layout" svg:x1="108.3cm" svg:y1="30.8cm" svg:x2="108.3cm" svg:y2="33.2cm">
            <text:p/>
          </draw:line>
          <draw:line draw:style-name="gr3" draw:text-style-name="P3" draw:layer="layout" svg:x1="107.1cm" svg:y1="32cm" svg:x2="109.5cm" svg:y2="32cm">
            <text:p/>
          </draw:line>
        </draw:g>
        <draw:g>
          <draw:circle draw:style-name="gr2" draw:text-style-name="P2" draw:layer="layout" svg:width="2.4cm" svg:height="2.4cm" svg:x="107.1cm" svg:y="33.4cm">
            <text:p/>
          </draw:circle>
          <draw:line draw:style-name="gr3" draw:text-style-name="P3" draw:layer="layout" svg:x1="108.3cm" svg:y1="33.4cm" svg:x2="108.3cm" svg:y2="35.8cm">
            <text:p/>
          </draw:line>
          <draw:line draw:style-name="gr3" draw:text-style-name="P3" draw:layer="layout" svg:x1="107.1cm" svg:y1="34.6cm" svg:x2="109.5cm" svg:y2="34.6cm">
            <text:p/>
          </draw:line>
        </draw:g>
        <draw:g>
          <draw:circle draw:style-name="gr2" draw:text-style-name="P2" draw:layer="layout" svg:width="2.4cm" svg:height="2.4cm" svg:x="107.1cm" svg:y="36cm">
            <text:p/>
          </draw:circle>
          <draw:line draw:style-name="gr3" draw:text-style-name="P3" draw:layer="layout" svg:x1="108.3cm" svg:y1="36cm" svg:x2="108.3cm" svg:y2="38.4cm">
            <text:p/>
          </draw:line>
          <draw:line draw:style-name="gr3" draw:text-style-name="P3" draw:layer="layout" svg:x1="107.1cm" svg:y1="37.2cm" svg:x2="109.5cm" svg:y2="37.2cm">
            <text:p/>
          </draw:line>
        </draw:g>
        <draw:g>
          <draw:circle draw:style-name="gr2" draw:text-style-name="P2" draw:layer="layout" svg:width="2.4cm" svg:height="2.4cm" svg:x="104.5cm" svg:y="28.2cm">
            <text:p/>
          </draw:circle>
          <draw:line draw:style-name="gr3" draw:text-style-name="P3" draw:layer="layout" svg:x1="105.7cm" svg:y1="28.2cm" svg:x2="105.7cm" svg:y2="30.6cm">
            <text:p/>
          </draw:line>
          <draw:line draw:style-name="gr3" draw:text-style-name="P3" draw:layer="layout" svg:x1="104.5cm" svg:y1="29.4cm" svg:x2="106.9cm" svg:y2="29.4cm">
            <text:p/>
          </draw:line>
        </draw:g>
        <draw:g>
          <draw:circle draw:style-name="gr2" draw:text-style-name="P2" draw:layer="layout" svg:width="2.4cm" svg:height="2.4cm" svg:x="104.5cm" svg:y="30.8cm">
            <text:p/>
          </draw:circle>
          <draw:line draw:style-name="gr3" draw:text-style-name="P3" draw:layer="layout" svg:x1="105.7cm" svg:y1="30.8cm" svg:x2="105.7cm" svg:y2="33.2cm">
            <text:p/>
          </draw:line>
          <draw:line draw:style-name="gr3" draw:text-style-name="P3" draw:layer="layout" svg:x1="104.5cm" svg:y1="32cm" svg:x2="106.9cm" svg:y2="32cm">
            <text:p/>
          </draw:line>
        </draw:g>
        <draw:g>
          <draw:circle draw:style-name="gr2" draw:text-style-name="P2" draw:layer="layout" svg:width="2.4cm" svg:height="2.4cm" svg:x="101.9cm" svg:y="28.2cm">
            <text:p/>
          </draw:circle>
          <draw:line draw:style-name="gr3" draw:text-style-name="P3" draw:layer="layout" svg:x1="103.1cm" svg:y1="28.2cm" svg:x2="103.1cm" svg:y2="30.6cm">
            <text:p/>
          </draw:line>
          <draw:line draw:style-name="gr3" draw:text-style-name="P3" draw:layer="layout" svg:x1="101.9cm" svg:y1="29.4cm" svg:x2="104.3cm" svg:y2="29.4cm">
            <text:p/>
          </draw:line>
        </draw:g>
        <draw:g>
          <draw:circle draw:style-name="gr2" draw:text-style-name="P2" draw:layer="layout" svg:width="2.4cm" svg:height="2.4cm" svg:x="101.9cm" svg:y="30.8cm">
            <text:p/>
          </draw:circle>
          <draw:line draw:style-name="gr3" draw:text-style-name="P3" draw:layer="layout" svg:x1="103.1cm" svg:y1="30.8cm" svg:x2="103.1cm" svg:y2="33.2cm">
            <text:p/>
          </draw:line>
          <draw:line draw:style-name="gr3" draw:text-style-name="P3" draw:layer="layout" svg:x1="101.9cm" svg:y1="32cm" svg:x2="104.3cm" svg:y2="32cm">
            <text:p/>
          </draw:line>
        </draw:g>
        <draw:g>
          <draw:circle draw:style-name="gr2" draw:text-style-name="P2" draw:layer="layout" svg:width="2.4cm" svg:height="2.4cm" svg:x="99.3cm" svg:y="28.2cm">
            <text:p/>
          </draw:circle>
          <draw:line draw:style-name="gr3" draw:text-style-name="P3" draw:layer="layout" svg:x1="100.5cm" svg:y1="28.2cm" svg:x2="100.5cm" svg:y2="30.6cm">
            <text:p/>
          </draw:line>
          <draw:line draw:style-name="gr3" draw:text-style-name="P3" draw:layer="layout" svg:x1="99.3cm" svg:y1="29.4cm" svg:x2="101.7cm" svg:y2="29.4cm">
            <text:p/>
          </draw:line>
        </draw:g>
        <draw:g>
          <draw:circle draw:style-name="gr2" draw:text-style-name="P2" draw:layer="layout" svg:width="2.4cm" svg:height="2.4cm" svg:x="99.3cm" svg:y="30.8cm">
            <text:p/>
          </draw:circle>
          <draw:line draw:style-name="gr3" draw:text-style-name="P3" draw:layer="layout" svg:x1="100.5cm" svg:y1="30.8cm" svg:x2="100.5cm" svg:y2="33.2cm">
            <text:p/>
          </draw:line>
          <draw:line draw:style-name="gr3" draw:text-style-name="P3" draw:layer="layout" svg:x1="99.3cm" svg:y1="32cm" svg:x2="101.7cm" svg:y2="32cm">
            <text:p/>
          </draw:line>
        </draw:g>
        <draw:g>
          <draw:circle draw:style-name="gr2" draw:text-style-name="P2" draw:layer="layout" svg:width="2.4cm" svg:height="2.4cm" svg:x="96.7cm" svg:y="28.2cm">
            <text:p/>
          </draw:circle>
          <draw:line draw:style-name="gr3" draw:text-style-name="P3" draw:layer="layout" svg:x1="97.9cm" svg:y1="28.2cm" svg:x2="97.9cm" svg:y2="30.6cm">
            <text:p/>
          </draw:line>
          <draw:line draw:style-name="gr3" draw:text-style-name="P3" draw:layer="layout" svg:x1="96.7cm" svg:y1="29.4cm" svg:x2="99.1cm" svg:y2="29.4cm">
            <text:p/>
          </draw:line>
        </draw:g>
        <draw:g>
          <draw:circle draw:style-name="gr2" draw:text-style-name="P2" draw:layer="layout" svg:width="2.4cm" svg:height="2.4cm" svg:x="96.7cm" svg:y="30.8cm">
            <text:p/>
          </draw:circle>
          <draw:line draw:style-name="gr3" draw:text-style-name="P3" draw:layer="layout" svg:x1="97.9cm" svg:y1="30.8cm" svg:x2="97.9cm" svg:y2="33.2cm">
            <text:p/>
          </draw:line>
          <draw:line draw:style-name="gr3" draw:text-style-name="P3" draw:layer="layout" svg:x1="96.7cm" svg:y1="32cm" svg:x2="99.1cm" svg:y2="32cm">
            <text:p/>
          </draw:line>
        </draw:g>
        <draw:g>
          <draw:circle draw:style-name="gr2" draw:text-style-name="P2" draw:layer="layout" svg:width="2.4cm" svg:height="2.4cm" svg:x="104.5cm" svg:y="33.4cm">
            <text:p/>
          </draw:circle>
          <draw:line draw:style-name="gr3" draw:text-style-name="P3" draw:layer="layout" svg:x1="105.7cm" svg:y1="33.4cm" svg:x2="105.7cm" svg:y2="35.8cm">
            <text:p/>
          </draw:line>
          <draw:line draw:style-name="gr3" draw:text-style-name="P3" draw:layer="layout" svg:x1="104.5cm" svg:y1="34.6cm" svg:x2="106.9cm" svg:y2="34.6cm">
            <text:p/>
          </draw:line>
        </draw:g>
        <draw:g>
          <draw:circle draw:style-name="gr2" draw:text-style-name="P2" draw:layer="layout" svg:width="2.4cm" svg:height="2.4cm" svg:x="104.5cm" svg:y="36cm">
            <text:p/>
          </draw:circle>
          <draw:line draw:style-name="gr3" draw:text-style-name="P3" draw:layer="layout" svg:x1="105.7cm" svg:y1="36cm" svg:x2="105.7cm" svg:y2="38.4cm">
            <text:p/>
          </draw:line>
          <draw:line draw:style-name="gr3" draw:text-style-name="P3" draw:layer="layout" svg:x1="104.5cm" svg:y1="37.2cm" svg:x2="106.9cm" svg:y2="37.2cm">
            <text:p/>
          </draw:line>
        </draw:g>
        <draw:g>
          <draw:circle draw:style-name="gr2" draw:text-style-name="P2" draw:layer="layout" svg:width="2.4cm" svg:height="2.4cm" svg:x="101.9cm" svg:y="33.4cm">
            <text:p/>
          </draw:circle>
          <draw:line draw:style-name="gr3" draw:text-style-name="P3" draw:layer="layout" svg:x1="103.1cm" svg:y1="33.4cm" svg:x2="103.1cm" svg:y2="35.8cm">
            <text:p/>
          </draw:line>
          <draw:line draw:style-name="gr3" draw:text-style-name="P3" draw:layer="layout" svg:x1="101.9cm" svg:y1="34.6cm" svg:x2="104.3cm" svg:y2="34.6cm">
            <text:p/>
          </draw:line>
        </draw:g>
        <draw:g>
          <draw:circle draw:style-name="gr2" draw:text-style-name="P2" draw:layer="layout" svg:width="2.4cm" svg:height="2.4cm" svg:x="101.9cm" svg:y="36cm">
            <text:p/>
          </draw:circle>
          <draw:line draw:style-name="gr3" draw:text-style-name="P3" draw:layer="layout" svg:x1="103.1cm" svg:y1="36cm" svg:x2="103.1cm" svg:y2="38.4cm">
            <text:p/>
          </draw:line>
          <draw:line draw:style-name="gr3" draw:text-style-name="P3" draw:layer="layout" svg:x1="101.9cm" svg:y1="37.2cm" svg:x2="104.3cm" svg:y2="37.2cm">
            <text:p/>
          </draw:line>
        </draw:g>
        <draw:g>
          <draw:circle draw:style-name="gr2" draw:text-style-name="P2" draw:layer="layout" svg:width="2.4cm" svg:height="2.4cm" svg:x="99.3cm" svg:y="33.4cm">
            <text:p/>
          </draw:circle>
          <draw:line draw:style-name="gr3" draw:text-style-name="P3" draw:layer="layout" svg:x1="100.5cm" svg:y1="33.4cm" svg:x2="100.5cm" svg:y2="35.8cm">
            <text:p/>
          </draw:line>
          <draw:line draw:style-name="gr3" draw:text-style-name="P3" draw:layer="layout" svg:x1="99.3cm" svg:y1="34.6cm" svg:x2="101.7cm" svg:y2="34.6cm">
            <text:p/>
          </draw:line>
        </draw:g>
        <draw:g>
          <draw:circle draw:style-name="gr2" draw:text-style-name="P2" draw:layer="layout" svg:width="2.4cm" svg:height="2.4cm" svg:x="99.3cm" svg:y="36cm">
            <text:p/>
          </draw:circle>
          <draw:line draw:style-name="gr3" draw:text-style-name="P3" draw:layer="layout" svg:x1="100.5cm" svg:y1="36cm" svg:x2="100.5cm" svg:y2="38.4cm">
            <text:p/>
          </draw:line>
          <draw:line draw:style-name="gr3" draw:text-style-name="P3" draw:layer="layout" svg:x1="99.3cm" svg:y1="37.2cm" svg:x2="101.7cm" svg:y2="37.2cm">
            <text:p/>
          </draw:line>
        </draw:g>
        <draw:g>
          <draw:circle draw:style-name="gr2" draw:text-style-name="P2" draw:layer="layout" svg:width="2.4cm" svg:height="2.4cm" svg:x="96.7cm" svg:y="33.4cm">
            <text:p/>
          </draw:circle>
          <draw:line draw:style-name="gr3" draw:text-style-name="P3" draw:layer="layout" svg:x1="97.9cm" svg:y1="33.4cm" svg:x2="97.9cm" svg:y2="35.8cm">
            <text:p/>
          </draw:line>
          <draw:line draw:style-name="gr3" draw:text-style-name="P3" draw:layer="layout" svg:x1="96.7cm" svg:y1="34.6cm" svg:x2="99.1cm" svg:y2="34.6cm">
            <text:p/>
          </draw:line>
        </draw:g>
        <draw:g>
          <draw:circle draw:style-name="gr2" draw:text-style-name="P2" draw:layer="layout" svg:width="2.4cm" svg:height="2.4cm" svg:x="96.7cm" svg:y="36cm">
            <text:p/>
          </draw:circle>
          <draw:line draw:style-name="gr3" draw:text-style-name="P3" draw:layer="layout" svg:x1="97.9cm" svg:y1="36cm" svg:x2="97.9cm" svg:y2="38.4cm">
            <text:p/>
          </draw:line>
          <draw:line draw:style-name="gr3" draw:text-style-name="P3" draw:layer="layout" svg:x1="96.7cm" svg:y1="37.2cm" svg:x2="99.1cm" svg:y2="37.2cm">
            <text:p/>
          </draw:line>
        </draw:g>
        <draw:g>
          <draw:circle draw:style-name="gr2" draw:text-style-name="P2" draw:layer="layout" svg:width="2.4cm" svg:height="2.4cm" svg:x="94.1cm" svg:y="17.8cm">
            <text:p/>
          </draw:circle>
          <draw:line draw:style-name="gr3" draw:text-style-name="P3" draw:layer="layout" svg:x1="95.3cm" svg:y1="17.8cm" svg:x2="95.3cm" svg:y2="20.2cm">
            <text:p/>
          </draw:line>
          <draw:line draw:style-name="gr3" draw:text-style-name="P3" draw:layer="layout" svg:x1="94.1cm" svg:y1="19cm" svg:x2="96.5cm" svg:y2="19cm">
            <text:p/>
          </draw:line>
        </draw:g>
        <draw:g>
          <draw:circle draw:style-name="gr2" draw:text-style-name="P2" draw:layer="layout" svg:width="2.4cm" svg:height="2.4cm" svg:x="94.1cm" svg:y="20.4cm">
            <text:p/>
          </draw:circle>
          <draw:line draw:style-name="gr3" draw:text-style-name="P3" draw:layer="layout" svg:x1="95.3cm" svg:y1="20.4cm" svg:x2="95.3cm" svg:y2="22.8cm">
            <text:p/>
          </draw:line>
          <draw:line draw:style-name="gr3" draw:text-style-name="P3" draw:layer="layout" svg:x1="94.1cm" svg:y1="21.6cm" svg:x2="96.5cm" svg:y2="21.6cm">
            <text:p/>
          </draw:line>
        </draw:g>
        <draw:g>
          <draw:circle draw:style-name="gr2" draw:text-style-name="P2" draw:layer="layout" svg:width="2.4cm" svg:height="2.4cm" svg:x="91.5cm" svg:y="17.8cm">
            <text:p/>
          </draw:circle>
          <draw:line draw:style-name="gr3" draw:text-style-name="P3" draw:layer="layout" svg:x1="92.7cm" svg:y1="17.8cm" svg:x2="92.7cm" svg:y2="20.2cm">
            <text:p/>
          </draw:line>
          <draw:line draw:style-name="gr3" draw:text-style-name="P3" draw:layer="layout" svg:x1="91.5cm" svg:y1="19cm" svg:x2="93.9cm" svg:y2="19cm">
            <text:p/>
          </draw:line>
        </draw:g>
        <draw:g>
          <draw:circle draw:style-name="gr2" draw:text-style-name="P2" draw:layer="layout" svg:width="2.4cm" svg:height="2.4cm" svg:x="91.5cm" svg:y="20.4cm">
            <text:p/>
          </draw:circle>
          <draw:line draw:style-name="gr3" draw:text-style-name="P3" draw:layer="layout" svg:x1="92.7cm" svg:y1="20.4cm" svg:x2="92.7cm" svg:y2="22.8cm">
            <text:p/>
          </draw:line>
          <draw:line draw:style-name="gr3" draw:text-style-name="P3" draw:layer="layout" svg:x1="91.5cm" svg:y1="21.6cm" svg:x2="93.9cm" svg:y2="21.6cm">
            <text:p/>
          </draw:line>
        </draw:g>
        <draw:g>
          <draw:circle draw:style-name="gr2" draw:text-style-name="P2" draw:layer="layout" svg:width="2.4cm" svg:height="2.4cm" svg:x="88.9cm" svg:y="17.8cm">
            <text:p/>
          </draw:circle>
          <draw:line draw:style-name="gr3" draw:text-style-name="P3" draw:layer="layout" svg:x1="90.1cm" svg:y1="17.8cm" svg:x2="90.1cm" svg:y2="20.2cm">
            <text:p/>
          </draw:line>
          <draw:line draw:style-name="gr3" draw:text-style-name="P3" draw:layer="layout" svg:x1="88.9cm" svg:y1="19cm" svg:x2="91.3cm" svg:y2="19cm">
            <text:p/>
          </draw:line>
        </draw:g>
        <draw:g>
          <draw:circle draw:style-name="gr2" draw:text-style-name="P2" draw:layer="layout" svg:width="2.4cm" svg:height="2.4cm" svg:x="88.9cm" svg:y="20.4cm">
            <text:p/>
          </draw:circle>
          <draw:line draw:style-name="gr3" draw:text-style-name="P3" draw:layer="layout" svg:x1="90.1cm" svg:y1="20.4cm" svg:x2="90.1cm" svg:y2="22.8cm">
            <text:p/>
          </draw:line>
          <draw:line draw:style-name="gr3" draw:text-style-name="P3" draw:layer="layout" svg:x1="88.9cm" svg:y1="21.6cm" svg:x2="91.3cm" svg:y2="21.6cm">
            <text:p/>
          </draw:line>
        </draw:g>
        <draw:g>
          <draw:circle draw:style-name="gr2" draw:text-style-name="P2" draw:layer="layout" svg:width="2.4cm" svg:height="2.4cm" svg:x="86.3cm" svg:y="17.8cm">
            <text:p/>
          </draw:circle>
          <draw:line draw:style-name="gr3" draw:text-style-name="P3" draw:layer="layout" svg:x1="87.5cm" svg:y1="17.8cm" svg:x2="87.5cm" svg:y2="20.2cm">
            <text:p/>
          </draw:line>
          <draw:line draw:style-name="gr3" draw:text-style-name="P3" draw:layer="layout" svg:x1="86.3cm" svg:y1="19cm" svg:x2="88.7cm" svg:y2="19cm">
            <text:p/>
          </draw:line>
        </draw:g>
        <draw:g>
          <draw:circle draw:style-name="gr2" draw:text-style-name="P2" draw:layer="layout" svg:width="2.4cm" svg:height="2.4cm" svg:x="86.3cm" svg:y="20.4cm">
            <text:p/>
          </draw:circle>
          <draw:line draw:style-name="gr3" draw:text-style-name="P3" draw:layer="layout" svg:x1="87.5cm" svg:y1="20.4cm" svg:x2="87.5cm" svg:y2="22.8cm">
            <text:p/>
          </draw:line>
          <draw:line draw:style-name="gr3" draw:text-style-name="P3" draw:layer="layout" svg:x1="86.3cm" svg:y1="21.6cm" svg:x2="88.7cm" svg:y2="21.6cm">
            <text:p/>
          </draw:line>
        </draw:g>
        <draw:g>
          <draw:circle draw:style-name="gr2" draw:text-style-name="P2" draw:layer="layout" svg:width="2.4cm" svg:height="2.4cm" svg:x="94.1cm" svg:y="23cm">
            <text:p/>
          </draw:circle>
          <draw:line draw:style-name="gr3" draw:text-style-name="P3" draw:layer="layout" svg:x1="95.3cm" svg:y1="23cm" svg:x2="95.3cm" svg:y2="25.4cm">
            <text:p/>
          </draw:line>
          <draw:line draw:style-name="gr3" draw:text-style-name="P3" draw:layer="layout" svg:x1="94.1cm" svg:y1="24.2cm" svg:x2="96.5cm" svg:y2="24.2cm">
            <text:p/>
          </draw:line>
        </draw:g>
        <draw:g>
          <draw:circle draw:style-name="gr2" draw:text-style-name="P2" draw:layer="layout" svg:width="2.4cm" svg:height="2.4cm" svg:x="94.1cm" svg:y="25.6cm">
            <text:p/>
          </draw:circle>
          <draw:line draw:style-name="gr3" draw:text-style-name="P3" draw:layer="layout" svg:x1="95.3cm" svg:y1="25.6cm" svg:x2="95.3cm" svg:y2="28cm">
            <text:p/>
          </draw:line>
          <draw:line draw:style-name="gr3" draw:text-style-name="P3" draw:layer="layout" svg:x1="94.1cm" svg:y1="26.8cm" svg:x2="96.5cm" svg:y2="26.8cm">
            <text:p/>
          </draw:line>
        </draw:g>
        <draw:g>
          <draw:circle draw:style-name="gr2" draw:text-style-name="P2" draw:layer="layout" svg:width="2.4cm" svg:height="2.4cm" svg:x="91.5cm" svg:y="23cm">
            <text:p/>
          </draw:circle>
          <draw:line draw:style-name="gr3" draw:text-style-name="P3" draw:layer="layout" svg:x1="92.7cm" svg:y1="23cm" svg:x2="92.7cm" svg:y2="25.4cm">
            <text:p/>
          </draw:line>
          <draw:line draw:style-name="gr3" draw:text-style-name="P3" draw:layer="layout" svg:x1="91.5cm" svg:y1="24.2cm" svg:x2="93.9cm" svg:y2="24.2cm">
            <text:p/>
          </draw:line>
        </draw:g>
        <draw:g>
          <draw:circle draw:style-name="gr2" draw:text-style-name="P2" draw:layer="layout" svg:width="2.4cm" svg:height="2.4cm" svg:x="91.5cm" svg:y="25.6cm">
            <text:p/>
          </draw:circle>
          <draw:line draw:style-name="gr3" draw:text-style-name="P3" draw:layer="layout" svg:x1="92.7cm" svg:y1="25.6cm" svg:x2="92.7cm" svg:y2="28cm">
            <text:p/>
          </draw:line>
          <draw:line draw:style-name="gr3" draw:text-style-name="P3" draw:layer="layout" svg:x1="91.5cm" svg:y1="26.8cm" svg:x2="93.9cm" svg:y2="26.8cm">
            <text:p/>
          </draw:line>
        </draw:g>
        <draw:g>
          <draw:circle draw:style-name="gr2" draw:text-style-name="P2" draw:layer="layout" svg:width="2.4cm" svg:height="2.4cm" svg:x="88.9cm" svg:y="23cm">
            <text:p/>
          </draw:circle>
          <draw:line draw:style-name="gr3" draw:text-style-name="P3" draw:layer="layout" svg:x1="90.1cm" svg:y1="23cm" svg:x2="90.1cm" svg:y2="25.4cm">
            <text:p/>
          </draw:line>
          <draw:line draw:style-name="gr3" draw:text-style-name="P3" draw:layer="layout" svg:x1="88.9cm" svg:y1="24.2cm" svg:x2="91.3cm" svg:y2="24.2cm">
            <text:p/>
          </draw:line>
        </draw:g>
        <draw:g>
          <draw:circle draw:style-name="gr2" draw:text-style-name="P2" draw:layer="layout" svg:width="2.4cm" svg:height="2.4cm" svg:x="88.9cm" svg:y="25.6cm">
            <text:p/>
          </draw:circle>
          <draw:line draw:style-name="gr3" draw:text-style-name="P3" draw:layer="layout" svg:x1="90.1cm" svg:y1="25.6cm" svg:x2="90.1cm" svg:y2="28cm">
            <text:p/>
          </draw:line>
          <draw:line draw:style-name="gr3" draw:text-style-name="P3" draw:layer="layout" svg:x1="88.9cm" svg:y1="26.8cm" svg:x2="91.3cm" svg:y2="26.8cm">
            <text:p/>
          </draw:line>
        </draw:g>
        <draw:g>
          <draw:circle draw:style-name="gr2" draw:text-style-name="P2" draw:layer="layout" svg:width="2.4cm" svg:height="2.4cm" svg:x="86.3cm" svg:y="23cm">
            <text:p/>
          </draw:circle>
          <draw:line draw:style-name="gr3" draw:text-style-name="P3" draw:layer="layout" svg:x1="87.5cm" svg:y1="23cm" svg:x2="87.5cm" svg:y2="25.4cm">
            <text:p/>
          </draw:line>
          <draw:line draw:style-name="gr3" draw:text-style-name="P3" draw:layer="layout" svg:x1="86.3cm" svg:y1="24.2cm" svg:x2="88.7cm" svg:y2="24.2cm">
            <text:p/>
          </draw:line>
        </draw:g>
        <draw:g>
          <draw:circle draw:style-name="gr2" draw:text-style-name="P2" draw:layer="layout" svg:width="2.4cm" svg:height="2.4cm" svg:x="86.3cm" svg:y="25.6cm">
            <text:p/>
          </draw:circle>
          <draw:line draw:style-name="gr3" draw:text-style-name="P3" draw:layer="layout" svg:x1="87.5cm" svg:y1="25.6cm" svg:x2="87.5cm" svg:y2="28cm">
            <text:p/>
          </draw:line>
          <draw:line draw:style-name="gr3" draw:text-style-name="P3" draw:layer="layout" svg:x1="86.3cm" svg:y1="26.8cm" svg:x2="88.7cm" svg:y2="26.8cm">
            <text:p/>
          </draw:line>
        </draw:g>
        <draw:g>
          <draw:circle draw:style-name="gr2" draw:text-style-name="P2" draw:layer="layout" svg:width="2.4cm" svg:height="2.4cm" svg:x="83.7cm" svg:y="17.8cm">
            <text:p/>
          </draw:circle>
          <draw:line draw:style-name="gr3" draw:text-style-name="P3" draw:layer="layout" svg:x1="84.9cm" svg:y1="17.8cm" svg:x2="84.9cm" svg:y2="20.2cm">
            <text:p/>
          </draw:line>
          <draw:line draw:style-name="gr3" draw:text-style-name="P3" draw:layer="layout" svg:x1="83.7cm" svg:y1="19cm" svg:x2="86.1cm" svg:y2="19cm">
            <text:p/>
          </draw:line>
        </draw:g>
        <draw:g>
          <draw:circle draw:style-name="gr2" draw:text-style-name="P2" draw:layer="layout" svg:width="2.4cm" svg:height="2.4cm" svg:x="83.7cm" svg:y="20.4cm">
            <text:p/>
          </draw:circle>
          <draw:line draw:style-name="gr3" draw:text-style-name="P3" draw:layer="layout" svg:x1="84.9cm" svg:y1="20.4cm" svg:x2="84.9cm" svg:y2="22.8cm">
            <text:p/>
          </draw:line>
          <draw:line draw:style-name="gr3" draw:text-style-name="P3" draw:layer="layout" svg:x1="83.7cm" svg:y1="21.6cm" svg:x2="86.1cm" svg:y2="21.6cm">
            <text:p/>
          </draw:line>
        </draw:g>
        <draw:g>
          <draw:circle draw:style-name="gr2" draw:text-style-name="P2" draw:layer="layout" svg:width="2.4cm" svg:height="2.4cm" svg:x="81.1cm" svg:y="17.8cm">
            <text:p/>
          </draw:circle>
          <draw:line draw:style-name="gr3" draw:text-style-name="P3" draw:layer="layout" svg:x1="82.3cm" svg:y1="17.8cm" svg:x2="82.3cm" svg:y2="20.2cm">
            <text:p/>
          </draw:line>
          <draw:line draw:style-name="gr3" draw:text-style-name="P3" draw:layer="layout" svg:x1="81.1cm" svg:y1="19cm" svg:x2="83.5cm" svg:y2="19cm">
            <text:p/>
          </draw:line>
        </draw:g>
        <draw:g>
          <draw:circle draw:style-name="gr2" draw:text-style-name="P2" draw:layer="layout" svg:width="2.4cm" svg:height="2.4cm" svg:x="81.1cm" svg:y="20.4cm">
            <text:p/>
          </draw:circle>
          <draw:line draw:style-name="gr3" draw:text-style-name="P3" draw:layer="layout" svg:x1="82.3cm" svg:y1="20.4cm" svg:x2="82.3cm" svg:y2="22.8cm">
            <text:p/>
          </draw:line>
          <draw:line draw:style-name="gr3" draw:text-style-name="P3" draw:layer="layout" svg:x1="81.1cm" svg:y1="21.6cm" svg:x2="83.5cm" svg:y2="21.6cm">
            <text:p/>
          </draw:line>
        </draw:g>
        <draw:g>
          <draw:circle draw:style-name="gr2" draw:text-style-name="P2" draw:layer="layout" svg:width="2.4cm" svg:height="2.4cm" svg:x="78.5cm" svg:y="17.8cm">
            <text:p/>
          </draw:circle>
          <draw:line draw:style-name="gr3" draw:text-style-name="P3" draw:layer="layout" svg:x1="79.7cm" svg:y1="17.8cm" svg:x2="79.7cm" svg:y2="20.2cm">
            <text:p/>
          </draw:line>
          <draw:line draw:style-name="gr3" draw:text-style-name="P3" draw:layer="layout" svg:x1="78.5cm" svg:y1="19cm" svg:x2="80.9cm" svg:y2="19cm">
            <text:p/>
          </draw:line>
        </draw:g>
        <draw:g>
          <draw:circle draw:style-name="gr2" draw:text-style-name="P2" draw:layer="layout" svg:width="2.4cm" svg:height="2.4cm" svg:x="78.5cm" svg:y="20.4cm">
            <text:p/>
          </draw:circle>
          <draw:line draw:style-name="gr3" draw:text-style-name="P3" draw:layer="layout" svg:x1="79.7cm" svg:y1="20.4cm" svg:x2="79.7cm" svg:y2="22.8cm">
            <text:p/>
          </draw:line>
          <draw:line draw:style-name="gr3" draw:text-style-name="P3" draw:layer="layout" svg:x1="78.5cm" svg:y1="21.6cm" svg:x2="80.9cm" svg:y2="21.6cm">
            <text:p/>
          </draw:line>
        </draw:g>
        <draw:g>
          <draw:circle draw:style-name="gr2" draw:text-style-name="P2" draw:layer="layout" svg:width="2.4cm" svg:height="2.4cm" svg:x="75.9cm" svg:y="17.8cm">
            <text:p/>
          </draw:circle>
          <draw:line draw:style-name="gr3" draw:text-style-name="P3" draw:layer="layout" svg:x1="77.1cm" svg:y1="17.8cm" svg:x2="77.1cm" svg:y2="20.2cm">
            <text:p/>
          </draw:line>
          <draw:line draw:style-name="gr3" draw:text-style-name="P3" draw:layer="layout" svg:x1="75.9cm" svg:y1="19cm" svg:x2="78.3cm" svg:y2="19cm">
            <text:p/>
          </draw:line>
        </draw:g>
        <draw:g>
          <draw:circle draw:style-name="gr2" draw:text-style-name="P2" draw:layer="layout" svg:width="2.4cm" svg:height="2.4cm" svg:x="75.9cm" svg:y="20.4cm">
            <text:p/>
          </draw:circle>
          <draw:line draw:style-name="gr3" draw:text-style-name="P3" draw:layer="layout" svg:x1="77.1cm" svg:y1="20.4cm" svg:x2="77.1cm" svg:y2="22.8cm">
            <text:p/>
          </draw:line>
          <draw:line draw:style-name="gr3" draw:text-style-name="P3" draw:layer="layout" svg:x1="75.9cm" svg:y1="21.6cm" svg:x2="78.3cm" svg:y2="21.6cm">
            <text:p/>
          </draw:line>
        </draw:g>
        <draw:g>
          <draw:circle draw:style-name="gr2" draw:text-style-name="P2" draw:layer="layout" svg:width="2.4cm" svg:height="2.4cm" svg:x="83.7cm" svg:y="23cm">
            <text:p/>
          </draw:circle>
          <draw:line draw:style-name="gr3" draw:text-style-name="P3" draw:layer="layout" svg:x1="84.9cm" svg:y1="23cm" svg:x2="84.9cm" svg:y2="25.4cm">
            <text:p/>
          </draw:line>
          <draw:line draw:style-name="gr3" draw:text-style-name="P3" draw:layer="layout" svg:x1="83.7cm" svg:y1="24.2cm" svg:x2="86.1cm" svg:y2="24.2cm">
            <text:p/>
          </draw:line>
        </draw:g>
        <draw:g>
          <draw:circle draw:style-name="gr2" draw:text-style-name="P2" draw:layer="layout" svg:width="2.4cm" svg:height="2.4cm" svg:x="83.7cm" svg:y="25.6cm">
            <text:p/>
          </draw:circle>
          <draw:line draw:style-name="gr3" draw:text-style-name="P3" draw:layer="layout" svg:x1="84.9cm" svg:y1="25.6cm" svg:x2="84.9cm" svg:y2="28cm">
            <text:p/>
          </draw:line>
          <draw:line draw:style-name="gr3" draw:text-style-name="P3" draw:layer="layout" svg:x1="83.7cm" svg:y1="26.8cm" svg:x2="86.1cm" svg:y2="26.8cm">
            <text:p/>
          </draw:line>
        </draw:g>
        <draw:g>
          <draw:circle draw:style-name="gr2" draw:text-style-name="P2" draw:layer="layout" svg:width="2.4cm" svg:height="2.4cm" svg:x="81.1cm" svg:y="23cm">
            <text:p/>
          </draw:circle>
          <draw:line draw:style-name="gr3" draw:text-style-name="P3" draw:layer="layout" svg:x1="82.3cm" svg:y1="23cm" svg:x2="82.3cm" svg:y2="25.4cm">
            <text:p/>
          </draw:line>
          <draw:line draw:style-name="gr3" draw:text-style-name="P3" draw:layer="layout" svg:x1="81.1cm" svg:y1="24.2cm" svg:x2="83.5cm" svg:y2="24.2cm">
            <text:p/>
          </draw:line>
        </draw:g>
        <draw:g>
          <draw:circle draw:style-name="gr2" draw:text-style-name="P2" draw:layer="layout" svg:width="2.4cm" svg:height="2.4cm" svg:x="81.1cm" svg:y="25.6cm">
            <text:p/>
          </draw:circle>
          <draw:line draw:style-name="gr3" draw:text-style-name="P3" draw:layer="layout" svg:x1="82.3cm" svg:y1="25.6cm" svg:x2="82.3cm" svg:y2="28cm">
            <text:p/>
          </draw:line>
          <draw:line draw:style-name="gr3" draw:text-style-name="P3" draw:layer="layout" svg:x1="81.1cm" svg:y1="26.8cm" svg:x2="83.5cm" svg:y2="26.8cm">
            <text:p/>
          </draw:line>
        </draw:g>
        <draw:g>
          <draw:circle draw:style-name="gr2" draw:text-style-name="P2" draw:layer="layout" svg:width="2.4cm" svg:height="2.4cm" svg:x="78.5cm" svg:y="23cm">
            <text:p/>
          </draw:circle>
          <draw:line draw:style-name="gr3" draw:text-style-name="P3" draw:layer="layout" svg:x1="79.7cm" svg:y1="23cm" svg:x2="79.7cm" svg:y2="25.4cm">
            <text:p/>
          </draw:line>
          <draw:line draw:style-name="gr3" draw:text-style-name="P3" draw:layer="layout" svg:x1="78.5cm" svg:y1="24.2cm" svg:x2="80.9cm" svg:y2="24.2cm">
            <text:p/>
          </draw:line>
        </draw:g>
        <draw:g>
          <draw:circle draw:style-name="gr2" draw:text-style-name="P2" draw:layer="layout" svg:width="2.4cm" svg:height="2.4cm" svg:x="78.5cm" svg:y="25.6cm">
            <text:p/>
          </draw:circle>
          <draw:line draw:style-name="gr3" draw:text-style-name="P3" draw:layer="layout" svg:x1="79.7cm" svg:y1="25.6cm" svg:x2="79.7cm" svg:y2="28cm">
            <text:p/>
          </draw:line>
          <draw:line draw:style-name="gr3" draw:text-style-name="P3" draw:layer="layout" svg:x1="78.5cm" svg:y1="26.8cm" svg:x2="80.9cm" svg:y2="26.8cm">
            <text:p/>
          </draw:line>
        </draw:g>
        <draw:g>
          <draw:circle draw:style-name="gr2" draw:text-style-name="P2" draw:layer="layout" svg:width="2.4cm" svg:height="2.4cm" svg:x="75.9cm" svg:y="23cm">
            <text:p/>
          </draw:circle>
          <draw:line draw:style-name="gr3" draw:text-style-name="P3" draw:layer="layout" svg:x1="77.1cm" svg:y1="23cm" svg:x2="77.1cm" svg:y2="25.4cm">
            <text:p/>
          </draw:line>
          <draw:line draw:style-name="gr3" draw:text-style-name="P3" draw:layer="layout" svg:x1="75.9cm" svg:y1="24.2cm" svg:x2="78.3cm" svg:y2="24.2cm">
            <text:p/>
          </draw:line>
        </draw:g>
        <draw:g>
          <draw:circle draw:style-name="gr2" draw:text-style-name="P2" draw:layer="layout" svg:width="2.4cm" svg:height="2.4cm" svg:x="75.9cm" svg:y="25.6cm">
            <text:p/>
          </draw:circle>
          <draw:line draw:style-name="gr3" draw:text-style-name="P3" draw:layer="layout" svg:x1="77.1cm" svg:y1="25.6cm" svg:x2="77.1cm" svg:y2="28cm">
            <text:p/>
          </draw:line>
          <draw:line draw:style-name="gr3" draw:text-style-name="P3" draw:layer="layout" svg:x1="75.9cm" svg:y1="26.8cm" svg:x2="78.3cm" svg:y2="26.8cm">
            <text:p/>
          </draw:line>
        </draw:g>
        <draw:g>
          <draw:circle draw:style-name="gr2" draw:text-style-name="P2" draw:layer="layout" svg:width="2.4cm" svg:height="2.4cm" svg:x="94.1cm" svg:y="28.2cm">
            <text:p/>
          </draw:circle>
          <draw:line draw:style-name="gr3" draw:text-style-name="P3" draw:layer="layout" svg:x1="95.3cm" svg:y1="28.2cm" svg:x2="95.3cm" svg:y2="30.6cm">
            <text:p/>
          </draw:line>
          <draw:line draw:style-name="gr3" draw:text-style-name="P3" draw:layer="layout" svg:x1="94.1cm" svg:y1="29.4cm" svg:x2="96.5cm" svg:y2="29.4cm">
            <text:p/>
          </draw:line>
        </draw:g>
        <draw:g>
          <draw:circle draw:style-name="gr2" draw:text-style-name="P2" draw:layer="layout" svg:width="2.4cm" svg:height="2.4cm" svg:x="94.1cm" svg:y="30.8cm">
            <text:p/>
          </draw:circle>
          <draw:line draw:style-name="gr3" draw:text-style-name="P3" draw:layer="layout" svg:x1="95.3cm" svg:y1="30.8cm" svg:x2="95.3cm" svg:y2="33.2cm">
            <text:p/>
          </draw:line>
          <draw:line draw:style-name="gr3" draw:text-style-name="P3" draw:layer="layout" svg:x1="94.1cm" svg:y1="32cm" svg:x2="96.5cm" svg:y2="32cm">
            <text:p/>
          </draw:line>
        </draw:g>
        <draw:g>
          <draw:circle draw:style-name="gr2" draw:text-style-name="P2" draw:layer="layout" svg:width="2.4cm" svg:height="2.4cm" svg:x="91.5cm" svg:y="28.2cm">
            <text:p/>
          </draw:circle>
          <draw:line draw:style-name="gr3" draw:text-style-name="P3" draw:layer="layout" svg:x1="92.7cm" svg:y1="28.2cm" svg:x2="92.7cm" svg:y2="30.6cm">
            <text:p/>
          </draw:line>
          <draw:line draw:style-name="gr3" draw:text-style-name="P3" draw:layer="layout" svg:x1="91.5cm" svg:y1="29.4cm" svg:x2="93.9cm" svg:y2="29.4cm">
            <text:p/>
          </draw:line>
        </draw:g>
        <draw:g>
          <draw:circle draw:style-name="gr2" draw:text-style-name="P2" draw:layer="layout" svg:width="2.4cm" svg:height="2.4cm" svg:x="91.5cm" svg:y="30.8cm">
            <text:p/>
          </draw:circle>
          <draw:line draw:style-name="gr3" draw:text-style-name="P3" draw:layer="layout" svg:x1="92.7cm" svg:y1="30.8cm" svg:x2="92.7cm" svg:y2="33.2cm">
            <text:p/>
          </draw:line>
          <draw:line draw:style-name="gr3" draw:text-style-name="P3" draw:layer="layout" svg:x1="91.5cm" svg:y1="32cm" svg:x2="93.9cm" svg:y2="32cm">
            <text:p/>
          </draw:line>
        </draw:g>
        <draw:g>
          <draw:circle draw:style-name="gr2" draw:text-style-name="P2" draw:layer="layout" svg:width="2.4cm" svg:height="2.4cm" svg:x="88.9cm" svg:y="28.2cm">
            <text:p/>
          </draw:circle>
          <draw:line draw:style-name="gr3" draw:text-style-name="P3" draw:layer="layout" svg:x1="90.1cm" svg:y1="28.2cm" svg:x2="90.1cm" svg:y2="30.6cm">
            <text:p/>
          </draw:line>
          <draw:line draw:style-name="gr3" draw:text-style-name="P3" draw:layer="layout" svg:x1="88.9cm" svg:y1="29.4cm" svg:x2="91.3cm" svg:y2="29.4cm">
            <text:p/>
          </draw:line>
        </draw:g>
        <draw:g>
          <draw:circle draw:style-name="gr2" draw:text-style-name="P2" draw:layer="layout" svg:width="2.4cm" svg:height="2.4cm" svg:x="88.9cm" svg:y="30.8cm">
            <text:p/>
          </draw:circle>
          <draw:line draw:style-name="gr3" draw:text-style-name="P3" draw:layer="layout" svg:x1="90.1cm" svg:y1="30.8cm" svg:x2="90.1cm" svg:y2="33.2cm">
            <text:p/>
          </draw:line>
          <draw:line draw:style-name="gr3" draw:text-style-name="P3" draw:layer="layout" svg:x1="88.9cm" svg:y1="32cm" svg:x2="91.3cm" svg:y2="32cm">
            <text:p/>
          </draw:line>
        </draw:g>
        <draw:g>
          <draw:circle draw:style-name="gr2" draw:text-style-name="P2" draw:layer="layout" svg:width="2.4cm" svg:height="2.4cm" svg:x="86.3cm" svg:y="28.2cm">
            <text:p/>
          </draw:circle>
          <draw:line draw:style-name="gr3" draw:text-style-name="P3" draw:layer="layout" svg:x1="87.5cm" svg:y1="28.2cm" svg:x2="87.5cm" svg:y2="30.6cm">
            <text:p/>
          </draw:line>
          <draw:line draw:style-name="gr3" draw:text-style-name="P3" draw:layer="layout" svg:x1="86.3cm" svg:y1="29.4cm" svg:x2="88.7cm" svg:y2="29.4cm">
            <text:p/>
          </draw:line>
        </draw:g>
        <draw:g>
          <draw:circle draw:style-name="gr2" draw:text-style-name="P2" draw:layer="layout" svg:width="2.4cm" svg:height="2.4cm" svg:x="86.3cm" svg:y="30.8cm">
            <text:p/>
          </draw:circle>
          <draw:line draw:style-name="gr3" draw:text-style-name="P3" draw:layer="layout" svg:x1="87.5cm" svg:y1="30.8cm" svg:x2="87.5cm" svg:y2="33.2cm">
            <text:p/>
          </draw:line>
          <draw:line draw:style-name="gr3" draw:text-style-name="P3" draw:layer="layout" svg:x1="86.3cm" svg:y1="32cm" svg:x2="88.7cm" svg:y2="32cm">
            <text:p/>
          </draw:line>
        </draw:g>
        <draw:g>
          <draw:circle draw:style-name="gr2" draw:text-style-name="P2" draw:layer="layout" svg:width="2.4cm" svg:height="2.4cm" svg:x="94.1cm" svg:y="33.4cm">
            <text:p/>
          </draw:circle>
          <draw:line draw:style-name="gr3" draw:text-style-name="P3" draw:layer="layout" svg:x1="95.3cm" svg:y1="33.4cm" svg:x2="95.3cm" svg:y2="35.8cm">
            <text:p/>
          </draw:line>
          <draw:line draw:style-name="gr3" draw:text-style-name="P3" draw:layer="layout" svg:x1="94.1cm" svg:y1="34.6cm" svg:x2="96.5cm" svg:y2="34.6cm">
            <text:p/>
          </draw:line>
        </draw:g>
        <draw:g>
          <draw:circle draw:style-name="gr2" draw:text-style-name="P2" draw:layer="layout" svg:width="2.4cm" svg:height="2.4cm" svg:x="94.1cm" svg:y="36cm">
            <text:p/>
          </draw:circle>
          <draw:line draw:style-name="gr3" draw:text-style-name="P3" draw:layer="layout" svg:x1="95.3cm" svg:y1="36cm" svg:x2="95.3cm" svg:y2="38.4cm">
            <text:p/>
          </draw:line>
          <draw:line draw:style-name="gr3" draw:text-style-name="P3" draw:layer="layout" svg:x1="94.1cm" svg:y1="37.2cm" svg:x2="96.5cm" svg:y2="37.2cm">
            <text:p/>
          </draw:line>
        </draw:g>
        <draw:g>
          <draw:circle draw:style-name="gr2" draw:text-style-name="P2" draw:layer="layout" svg:width="2.4cm" svg:height="2.4cm" svg:x="91.5cm" svg:y="33.4cm">
            <text:p/>
          </draw:circle>
          <draw:line draw:style-name="gr3" draw:text-style-name="P3" draw:layer="layout" svg:x1="92.7cm" svg:y1="33.4cm" svg:x2="92.7cm" svg:y2="35.8cm">
            <text:p/>
          </draw:line>
          <draw:line draw:style-name="gr3" draw:text-style-name="P3" draw:layer="layout" svg:x1="91.5cm" svg:y1="34.6cm" svg:x2="93.9cm" svg:y2="34.6cm">
            <text:p/>
          </draw:line>
        </draw:g>
        <draw:g>
          <draw:circle draw:style-name="gr2" draw:text-style-name="P2" draw:layer="layout" svg:width="2.4cm" svg:height="2.4cm" svg:x="91.5cm" svg:y="36cm">
            <text:p/>
          </draw:circle>
          <draw:line draw:style-name="gr3" draw:text-style-name="P3" draw:layer="layout" svg:x1="92.7cm" svg:y1="36cm" svg:x2="92.7cm" svg:y2="38.4cm">
            <text:p/>
          </draw:line>
          <draw:line draw:style-name="gr3" draw:text-style-name="P3" draw:layer="layout" svg:x1="91.5cm" svg:y1="37.2cm" svg:x2="93.9cm" svg:y2="37.2cm">
            <text:p/>
          </draw:line>
        </draw:g>
        <draw:g>
          <draw:circle draw:style-name="gr2" draw:text-style-name="P2" draw:layer="layout" svg:width="2.4cm" svg:height="2.4cm" svg:x="88.9cm" svg:y="33.4cm">
            <text:p/>
          </draw:circle>
          <draw:line draw:style-name="gr3" draw:text-style-name="P3" draw:layer="layout" svg:x1="90.1cm" svg:y1="33.4cm" svg:x2="90.1cm" svg:y2="35.8cm">
            <text:p/>
          </draw:line>
          <draw:line draw:style-name="gr3" draw:text-style-name="P3" draw:layer="layout" svg:x1="88.9cm" svg:y1="34.6cm" svg:x2="91.3cm" svg:y2="34.6cm">
            <text:p/>
          </draw:line>
        </draw:g>
        <draw:g>
          <draw:circle draw:style-name="gr2" draw:text-style-name="P2" draw:layer="layout" svg:width="2.4cm" svg:height="2.4cm" svg:x="88.9cm" svg:y="36cm">
            <text:p/>
          </draw:circle>
          <draw:line draw:style-name="gr3" draw:text-style-name="P3" draw:layer="layout" svg:x1="90.1cm" svg:y1="36cm" svg:x2="90.1cm" svg:y2="38.4cm">
            <text:p/>
          </draw:line>
          <draw:line draw:style-name="gr3" draw:text-style-name="P3" draw:layer="layout" svg:x1="88.9cm" svg:y1="37.2cm" svg:x2="91.3cm" svg:y2="37.2cm">
            <text:p/>
          </draw:line>
        </draw:g>
        <draw:g>
          <draw:circle draw:style-name="gr2" draw:text-style-name="P2" draw:layer="layout" svg:width="2.4cm" svg:height="2.4cm" svg:x="86.3cm" svg:y="33.4cm">
            <text:p/>
          </draw:circle>
          <draw:line draw:style-name="gr3" draw:text-style-name="P3" draw:layer="layout" svg:x1="87.5cm" svg:y1="33.4cm" svg:x2="87.5cm" svg:y2="35.8cm">
            <text:p/>
          </draw:line>
          <draw:line draw:style-name="gr3" draw:text-style-name="P3" draw:layer="layout" svg:x1="86.3cm" svg:y1="34.6cm" svg:x2="88.7cm" svg:y2="34.6cm">
            <text:p/>
          </draw:line>
        </draw:g>
        <draw:g>
          <draw:circle draw:style-name="gr2" draw:text-style-name="P2" draw:layer="layout" svg:width="2.4cm" svg:height="2.4cm" svg:x="86.3cm" svg:y="36cm">
            <text:p/>
          </draw:circle>
          <draw:line draw:style-name="gr3" draw:text-style-name="P3" draw:layer="layout" svg:x1="87.5cm" svg:y1="36cm" svg:x2="87.5cm" svg:y2="38.4cm">
            <text:p/>
          </draw:line>
          <draw:line draw:style-name="gr3" draw:text-style-name="P3" draw:layer="layout" svg:x1="86.3cm" svg:y1="37.2cm" svg:x2="88.7cm" svg:y2="37.2cm">
            <text:p/>
          </draw:line>
        </draw:g>
        <draw:g>
          <draw:circle draw:style-name="gr2" draw:text-style-name="P2" draw:layer="layout" svg:width="2.4cm" svg:height="2.4cm" svg:x="83.7cm" svg:y="28.2cm">
            <text:p/>
          </draw:circle>
          <draw:line draw:style-name="gr3" draw:text-style-name="P3" draw:layer="layout" svg:x1="84.9cm" svg:y1="28.2cm" svg:x2="84.9cm" svg:y2="30.6cm">
            <text:p/>
          </draw:line>
          <draw:line draw:style-name="gr3" draw:text-style-name="P3" draw:layer="layout" svg:x1="83.7cm" svg:y1="29.4cm" svg:x2="86.1cm" svg:y2="29.4cm">
            <text:p/>
          </draw:line>
        </draw:g>
        <draw:g>
          <draw:circle draw:style-name="gr2" draw:text-style-name="P2" draw:layer="layout" svg:width="2.4cm" svg:height="2.4cm" svg:x="83.7cm" svg:y="30.8cm">
            <text:p/>
          </draw:circle>
          <draw:line draw:style-name="gr3" draw:text-style-name="P3" draw:layer="layout" svg:x1="84.9cm" svg:y1="30.8cm" svg:x2="84.9cm" svg:y2="33.2cm">
            <text:p/>
          </draw:line>
          <draw:line draw:style-name="gr3" draw:text-style-name="P3" draw:layer="layout" svg:x1="83.7cm" svg:y1="32cm" svg:x2="86.1cm" svg:y2="32cm">
            <text:p/>
          </draw:line>
        </draw:g>
        <draw:g>
          <draw:circle draw:style-name="gr2" draw:text-style-name="P2" draw:layer="layout" svg:width="2.4cm" svg:height="2.4cm" svg:x="81.1cm" svg:y="28.2cm">
            <text:p/>
          </draw:circle>
          <draw:line draw:style-name="gr3" draw:text-style-name="P3" draw:layer="layout" svg:x1="82.3cm" svg:y1="28.2cm" svg:x2="82.3cm" svg:y2="30.6cm">
            <text:p/>
          </draw:line>
          <draw:line draw:style-name="gr3" draw:text-style-name="P3" draw:layer="layout" svg:x1="81.1cm" svg:y1="29.4cm" svg:x2="83.5cm" svg:y2="29.4cm">
            <text:p/>
          </draw:line>
        </draw:g>
        <draw:g>
          <draw:circle draw:style-name="gr2" draw:text-style-name="P2" draw:layer="layout" svg:width="2.4cm" svg:height="2.4cm" svg:x="81.1cm" svg:y="30.8cm">
            <text:p/>
          </draw:circle>
          <draw:line draw:style-name="gr3" draw:text-style-name="P3" draw:layer="layout" svg:x1="82.3cm" svg:y1="30.8cm" svg:x2="82.3cm" svg:y2="33.2cm">
            <text:p/>
          </draw:line>
          <draw:line draw:style-name="gr3" draw:text-style-name="P3" draw:layer="layout" svg:x1="81.1cm" svg:y1="32cm" svg:x2="83.5cm" svg:y2="32cm">
            <text:p/>
          </draw:line>
        </draw:g>
        <draw:g>
          <draw:circle draw:style-name="gr2" draw:text-style-name="P2" draw:layer="layout" svg:width="2.4cm" svg:height="2.4cm" svg:x="78.5cm" svg:y="28.2cm">
            <text:p/>
          </draw:circle>
          <draw:line draw:style-name="gr3" draw:text-style-name="P3" draw:layer="layout" svg:x1="79.7cm" svg:y1="28.2cm" svg:x2="79.7cm" svg:y2="30.6cm">
            <text:p/>
          </draw:line>
          <draw:line draw:style-name="gr3" draw:text-style-name="P3" draw:layer="layout" svg:x1="78.5cm" svg:y1="29.4cm" svg:x2="80.9cm" svg:y2="29.4cm">
            <text:p/>
          </draw:line>
        </draw:g>
        <draw:g>
          <draw:circle draw:style-name="gr2" draw:text-style-name="P2" draw:layer="layout" svg:width="2.4cm" svg:height="2.4cm" svg:x="78.5cm" svg:y="30.8cm">
            <text:p/>
          </draw:circle>
          <draw:line draw:style-name="gr3" draw:text-style-name="P3" draw:layer="layout" svg:x1="79.7cm" svg:y1="30.8cm" svg:x2="79.7cm" svg:y2="33.2cm">
            <text:p/>
          </draw:line>
          <draw:line draw:style-name="gr3" draw:text-style-name="P3" draw:layer="layout" svg:x1="78.5cm" svg:y1="32cm" svg:x2="80.9cm" svg:y2="32cm">
            <text:p/>
          </draw:line>
        </draw:g>
        <draw:g>
          <draw:circle draw:style-name="gr2" draw:text-style-name="P2" draw:layer="layout" svg:width="2.4cm" svg:height="2.4cm" svg:x="75.9cm" svg:y="28.2cm">
            <text:p/>
          </draw:circle>
          <draw:line draw:style-name="gr3" draw:text-style-name="P3" draw:layer="layout" svg:x1="77.1cm" svg:y1="28.2cm" svg:x2="77.1cm" svg:y2="30.6cm">
            <text:p/>
          </draw:line>
          <draw:line draw:style-name="gr3" draw:text-style-name="P3" draw:layer="layout" svg:x1="75.9cm" svg:y1="29.4cm" svg:x2="78.3cm" svg:y2="29.4cm">
            <text:p/>
          </draw:line>
        </draw:g>
        <draw:g>
          <draw:circle draw:style-name="gr2" draw:text-style-name="P2" draw:layer="layout" svg:width="2.4cm" svg:height="2.4cm" svg:x="75.9cm" svg:y="30.8cm">
            <text:p/>
          </draw:circle>
          <draw:line draw:style-name="gr3" draw:text-style-name="P3" draw:layer="layout" svg:x1="77.1cm" svg:y1="30.8cm" svg:x2="77.1cm" svg:y2="33.2cm">
            <text:p/>
          </draw:line>
          <draw:line draw:style-name="gr3" draw:text-style-name="P3" draw:layer="layout" svg:x1="75.9cm" svg:y1="32cm" svg:x2="78.3cm" svg:y2="32cm">
            <text:p/>
          </draw:line>
        </draw:g>
        <draw:g>
          <draw:circle draw:style-name="gr2" draw:text-style-name="P2" draw:layer="layout" svg:width="2.4cm" svg:height="2.4cm" svg:x="83.7cm" svg:y="33.4cm">
            <text:p/>
          </draw:circle>
          <draw:line draw:style-name="gr3" draw:text-style-name="P3" draw:layer="layout" svg:x1="84.9cm" svg:y1="33.4cm" svg:x2="84.9cm" svg:y2="35.8cm">
            <text:p/>
          </draw:line>
          <draw:line draw:style-name="gr3" draw:text-style-name="P3" draw:layer="layout" svg:x1="83.7cm" svg:y1="34.6cm" svg:x2="86.1cm" svg:y2="34.6cm">
            <text:p/>
          </draw:line>
        </draw:g>
        <draw:g>
          <draw:circle draw:style-name="gr2" draw:text-style-name="P2" draw:layer="layout" svg:width="2.4cm" svg:height="2.4cm" svg:x="83.7cm" svg:y="36cm">
            <text:p/>
          </draw:circle>
          <draw:line draw:style-name="gr3" draw:text-style-name="P3" draw:layer="layout" svg:x1="84.9cm" svg:y1="36cm" svg:x2="84.9cm" svg:y2="38.4cm">
            <text:p/>
          </draw:line>
          <draw:line draw:style-name="gr3" draw:text-style-name="P3" draw:layer="layout" svg:x1="83.7cm" svg:y1="37.2cm" svg:x2="86.1cm" svg:y2="37.2cm">
            <text:p/>
          </draw:line>
        </draw:g>
        <draw:g>
          <draw:circle draw:style-name="gr2" draw:text-style-name="P2" draw:layer="layout" svg:width="2.4cm" svg:height="2.4cm" svg:x="81.1cm" svg:y="33.4cm">
            <text:p/>
          </draw:circle>
          <draw:line draw:style-name="gr3" draw:text-style-name="P3" draw:layer="layout" svg:x1="82.3cm" svg:y1="33.4cm" svg:x2="82.3cm" svg:y2="35.8cm">
            <text:p/>
          </draw:line>
          <draw:line draw:style-name="gr3" draw:text-style-name="P3" draw:layer="layout" svg:x1="81.1cm" svg:y1="34.6cm" svg:x2="83.5cm" svg:y2="34.6cm">
            <text:p/>
          </draw:line>
        </draw:g>
        <draw:g>
          <draw:circle draw:style-name="gr2" draw:text-style-name="P2" draw:layer="layout" svg:width="2.4cm" svg:height="2.4cm" svg:x="81.1cm" svg:y="36cm">
            <text:p/>
          </draw:circle>
          <draw:line draw:style-name="gr3" draw:text-style-name="P3" draw:layer="layout" svg:x1="82.3cm" svg:y1="36cm" svg:x2="82.3cm" svg:y2="38.4cm">
            <text:p/>
          </draw:line>
          <draw:line draw:style-name="gr3" draw:text-style-name="P3" draw:layer="layout" svg:x1="81.1cm" svg:y1="37.2cm" svg:x2="83.5cm" svg:y2="37.2cm">
            <text:p/>
          </draw:line>
        </draw:g>
        <draw:g>
          <draw:circle draw:style-name="gr2" draw:text-style-name="P2" draw:layer="layout" svg:width="2.4cm" svg:height="2.4cm" svg:x="78.5cm" svg:y="33.4cm">
            <text:p/>
          </draw:circle>
          <draw:line draw:style-name="gr3" draw:text-style-name="P3" draw:layer="layout" svg:x1="79.7cm" svg:y1="33.4cm" svg:x2="79.7cm" svg:y2="35.8cm">
            <text:p/>
          </draw:line>
          <draw:line draw:style-name="gr3" draw:text-style-name="P3" draw:layer="layout" svg:x1="78.5cm" svg:y1="34.6cm" svg:x2="80.9cm" svg:y2="34.6cm">
            <text:p/>
          </draw:line>
        </draw:g>
        <draw:g>
          <draw:circle draw:style-name="gr2" draw:text-style-name="P2" draw:layer="layout" svg:width="2.4cm" svg:height="2.4cm" svg:x="78.5cm" svg:y="36cm">
            <text:p/>
          </draw:circle>
          <draw:line draw:style-name="gr3" draw:text-style-name="P3" draw:layer="layout" svg:x1="79.7cm" svg:y1="36cm" svg:x2="79.7cm" svg:y2="38.4cm">
            <text:p/>
          </draw:line>
          <draw:line draw:style-name="gr3" draw:text-style-name="P3" draw:layer="layout" svg:x1="78.5cm" svg:y1="37.2cm" svg:x2="80.9cm" svg:y2="37.2cm">
            <text:p/>
          </draw:line>
        </draw:g>
        <draw:g>
          <draw:circle draw:style-name="gr2" draw:text-style-name="P2" draw:layer="layout" svg:width="2.4cm" svg:height="2.4cm" svg:x="75.9cm" svg:y="33.4cm">
            <text:p/>
          </draw:circle>
          <draw:line draw:style-name="gr3" draw:text-style-name="P3" draw:layer="layout" svg:x1="77.1cm" svg:y1="33.4cm" svg:x2="77.1cm" svg:y2="35.8cm">
            <text:p/>
          </draw:line>
          <draw:line draw:style-name="gr3" draw:text-style-name="P3" draw:layer="layout" svg:x1="75.9cm" svg:y1="34.6cm" svg:x2="78.3cm" svg:y2="34.6cm">
            <text:p/>
          </draw:line>
        </draw:g>
        <draw:g>
          <draw:circle draw:style-name="gr2" draw:text-style-name="P2" draw:layer="layout" svg:width="2.4cm" svg:height="2.4cm" svg:x="75.9cm" svg:y="36cm">
            <text:p/>
          </draw:circle>
          <draw:line draw:style-name="gr3" draw:text-style-name="P3" draw:layer="layout" svg:x1="77.1cm" svg:y1="36cm" svg:x2="77.1cm" svg:y2="38.4cm">
            <text:p/>
          </draw:line>
          <draw:line draw:style-name="gr3" draw:text-style-name="P3" draw:layer="layout" svg:x1="75.9cm" svg:y1="37.2cm" svg:x2="78.3cm" svg:y2="37.2cm">
            <text:p/>
          </draw:line>
        </draw:g>
        <draw:g>
          <draw:circle draw:style-name="gr2" draw:text-style-name="P2" draw:layer="layout" svg:width="2.4cm" svg:height="2.4cm" svg:x="107.1cm" svg:y="38.6cm">
            <text:p/>
          </draw:circle>
          <draw:line draw:style-name="gr3" draw:text-style-name="P3" draw:layer="layout" svg:x1="108.3cm" svg:y1="38.6cm" svg:x2="108.3cm" svg:y2="41cm">
            <text:p/>
          </draw:line>
          <draw:line draw:style-name="gr3" draw:text-style-name="P3" draw:layer="layout" svg:x1="107.1cm" svg:y1="39.8cm" svg:x2="109.5cm" svg:y2="39.8cm">
            <text:p/>
          </draw:line>
        </draw:g>
        <draw:g>
          <draw:circle draw:style-name="gr2" draw:text-style-name="P2" draw:layer="layout" svg:width="2.4cm" svg:height="2.4cm" svg:x="107.1cm" svg:y="41.2cm">
            <text:p/>
          </draw:circle>
          <draw:line draw:style-name="gr3" draw:text-style-name="P3" draw:layer="layout" svg:x1="108.3cm" svg:y1="41.2cm" svg:x2="108.3cm" svg:y2="43.6cm">
            <text:p/>
          </draw:line>
          <draw:line draw:style-name="gr3" draw:text-style-name="P3" draw:layer="layout" svg:x1="107.1cm" svg:y1="42.4cm" svg:x2="109.5cm" svg:y2="42.4cm">
            <text:p/>
          </draw:line>
        </draw:g>
        <draw:g>
          <draw:circle draw:style-name="gr2" draw:text-style-name="P2" draw:layer="layout" svg:width="2.4cm" svg:height="2.4cm" svg:x="107.1cm" svg:y="43.8cm">
            <text:p/>
          </draw:circle>
          <draw:line draw:style-name="gr3" draw:text-style-name="P3" draw:layer="layout" svg:x1="108.3cm" svg:y1="43.8cm" svg:x2="108.3cm" svg:y2="46.2cm">
            <text:p/>
          </draw:line>
          <draw:line draw:style-name="gr3" draw:text-style-name="P3" draw:layer="layout" svg:x1="107.1cm" svg:y1="45cm" svg:x2="109.5cm" svg:y2="45cm">
            <text:p/>
          </draw:line>
        </draw:g>
        <draw:g>
          <draw:circle draw:style-name="gr2" draw:text-style-name="P2" draw:layer="layout" svg:width="2.4cm" svg:height="2.4cm" svg:x="107.1cm" svg:y="46.4cm">
            <text:p/>
          </draw:circle>
          <draw:line draw:style-name="gr3" draw:text-style-name="P3" draw:layer="layout" svg:x1="108.3cm" svg:y1="46.4cm" svg:x2="108.3cm" svg:y2="48.8cm">
            <text:p/>
          </draw:line>
          <draw:line draw:style-name="gr3" draw:text-style-name="P3" draw:layer="layout" svg:x1="107.1cm" svg:y1="47.6cm" svg:x2="109.5cm" svg:y2="47.6cm">
            <text:p/>
          </draw:line>
        </draw:g>
        <draw:g>
          <draw:circle draw:style-name="gr2" draw:text-style-name="P2" draw:layer="layout" svg:width="2.4cm" svg:height="2.4cm" svg:x="104.5cm" svg:y="38.6cm">
            <text:p/>
          </draw:circle>
          <draw:line draw:style-name="gr3" draw:text-style-name="P3" draw:layer="layout" svg:x1="105.7cm" svg:y1="38.6cm" svg:x2="105.7cm" svg:y2="41cm">
            <text:p/>
          </draw:line>
          <draw:line draw:style-name="gr3" draw:text-style-name="P3" draw:layer="layout" svg:x1="104.5cm" svg:y1="39.8cm" svg:x2="106.9cm" svg:y2="39.8cm">
            <text:p/>
          </draw:line>
        </draw:g>
        <draw:g>
          <draw:circle draw:style-name="gr2" draw:text-style-name="P2" draw:layer="layout" svg:width="2.4cm" svg:height="2.4cm" svg:x="104.5cm" svg:y="41.2cm">
            <text:p/>
          </draw:circle>
          <draw:line draw:style-name="gr3" draw:text-style-name="P3" draw:layer="layout" svg:x1="105.7cm" svg:y1="41.2cm" svg:x2="105.7cm" svg:y2="43.6cm">
            <text:p/>
          </draw:line>
          <draw:line draw:style-name="gr3" draw:text-style-name="P3" draw:layer="layout" svg:x1="104.5cm" svg:y1="42.4cm" svg:x2="106.9cm" svg:y2="42.4cm">
            <text:p/>
          </draw:line>
        </draw:g>
        <draw:g>
          <draw:circle draw:style-name="gr2" draw:text-style-name="P2" draw:layer="layout" svg:width="2.4cm" svg:height="2.4cm" svg:x="101.9cm" svg:y="38.6cm">
            <text:p/>
          </draw:circle>
          <draw:line draw:style-name="gr3" draw:text-style-name="P3" draw:layer="layout" svg:x1="103.1cm" svg:y1="38.6cm" svg:x2="103.1cm" svg:y2="41cm">
            <text:p/>
          </draw:line>
          <draw:line draw:style-name="gr3" draw:text-style-name="P3" draw:layer="layout" svg:x1="101.9cm" svg:y1="39.8cm" svg:x2="104.3cm" svg:y2="39.8cm">
            <text:p/>
          </draw:line>
        </draw:g>
        <draw:g>
          <draw:circle draw:style-name="gr2" draw:text-style-name="P2" draw:layer="layout" svg:width="2.4cm" svg:height="2.4cm" svg:x="101.9cm" svg:y="41.2cm">
            <text:p/>
          </draw:circle>
          <draw:line draw:style-name="gr3" draw:text-style-name="P3" draw:layer="layout" svg:x1="103.1cm" svg:y1="41.2cm" svg:x2="103.1cm" svg:y2="43.6cm">
            <text:p/>
          </draw:line>
          <draw:line draw:style-name="gr3" draw:text-style-name="P3" draw:layer="layout" svg:x1="101.9cm" svg:y1="42.4cm" svg:x2="104.3cm" svg:y2="42.4cm">
            <text:p/>
          </draw:line>
        </draw:g>
        <draw:g>
          <draw:circle draw:style-name="gr2" draw:text-style-name="P2" draw:layer="layout" svg:width="2.4cm" svg:height="2.4cm" svg:x="99.3cm" svg:y="38.6cm">
            <text:p/>
          </draw:circle>
          <draw:line draw:style-name="gr3" draw:text-style-name="P3" draw:layer="layout" svg:x1="100.5cm" svg:y1="38.6cm" svg:x2="100.5cm" svg:y2="41cm">
            <text:p/>
          </draw:line>
          <draw:line draw:style-name="gr3" draw:text-style-name="P3" draw:layer="layout" svg:x1="99.3cm" svg:y1="39.8cm" svg:x2="101.7cm" svg:y2="39.8cm">
            <text:p/>
          </draw:line>
        </draw:g>
        <draw:g>
          <draw:circle draw:style-name="gr2" draw:text-style-name="P2" draw:layer="layout" svg:width="2.4cm" svg:height="2.4cm" svg:x="99.3cm" svg:y="41.2cm">
            <text:p/>
          </draw:circle>
          <draw:line draw:style-name="gr3" draw:text-style-name="P3" draw:layer="layout" svg:x1="100.5cm" svg:y1="41.2cm" svg:x2="100.5cm" svg:y2="43.6cm">
            <text:p/>
          </draw:line>
          <draw:line draw:style-name="gr3" draw:text-style-name="P3" draw:layer="layout" svg:x1="99.3cm" svg:y1="42.4cm" svg:x2="101.7cm" svg:y2="42.4cm">
            <text:p/>
          </draw:line>
        </draw:g>
        <draw:g>
          <draw:circle draw:style-name="gr2" draw:text-style-name="P2" draw:layer="layout" svg:width="2.4cm" svg:height="2.4cm" svg:x="96.7cm" svg:y="38.6cm">
            <text:p/>
          </draw:circle>
          <draw:line draw:style-name="gr3" draw:text-style-name="P3" draw:layer="layout" svg:x1="97.9cm" svg:y1="38.6cm" svg:x2="97.9cm" svg:y2="41cm">
            <text:p/>
          </draw:line>
          <draw:line draw:style-name="gr3" draw:text-style-name="P3" draw:layer="layout" svg:x1="96.7cm" svg:y1="39.8cm" svg:x2="99.1cm" svg:y2="39.8cm">
            <text:p/>
          </draw:line>
        </draw:g>
        <draw:g>
          <draw:circle draw:style-name="gr2" draw:text-style-name="P2" draw:layer="layout" svg:width="2.4cm" svg:height="2.4cm" svg:x="96.7cm" svg:y="41.2cm">
            <text:p/>
          </draw:circle>
          <draw:line draw:style-name="gr3" draw:text-style-name="P3" draw:layer="layout" svg:x1="97.9cm" svg:y1="41.2cm" svg:x2="97.9cm" svg:y2="43.6cm">
            <text:p/>
          </draw:line>
          <draw:line draw:style-name="gr3" draw:text-style-name="P3" draw:layer="layout" svg:x1="96.7cm" svg:y1="42.4cm" svg:x2="99.1cm" svg:y2="42.4cm">
            <text:p/>
          </draw:line>
        </draw:g>
        <draw:g>
          <draw:circle draw:style-name="gr2" draw:text-style-name="P2" draw:layer="layout" svg:width="2.4cm" svg:height="2.4cm" svg:x="104.5cm" svg:y="43.8cm">
            <text:p/>
          </draw:circle>
          <draw:line draw:style-name="gr3" draw:text-style-name="P3" draw:layer="layout" svg:x1="105.7cm" svg:y1="43.8cm" svg:x2="105.7cm" svg:y2="46.2cm">
            <text:p/>
          </draw:line>
          <draw:line draw:style-name="gr3" draw:text-style-name="P3" draw:layer="layout" svg:x1="104.5cm" svg:y1="45cm" svg:x2="106.9cm" svg:y2="45cm">
            <text:p/>
          </draw:line>
        </draw:g>
        <draw:g>
          <draw:circle draw:style-name="gr2" draw:text-style-name="P2" draw:layer="layout" svg:width="2.4cm" svg:height="2.4cm" svg:x="104.5cm" svg:y="46.4cm">
            <text:p/>
          </draw:circle>
          <draw:line draw:style-name="gr3" draw:text-style-name="P3" draw:layer="layout" svg:x1="105.7cm" svg:y1="46.4cm" svg:x2="105.7cm" svg:y2="48.8cm">
            <text:p/>
          </draw:line>
          <draw:line draw:style-name="gr3" draw:text-style-name="P3" draw:layer="layout" svg:x1="104.5cm" svg:y1="47.6cm" svg:x2="106.9cm" svg:y2="47.6cm">
            <text:p/>
          </draw:line>
        </draw:g>
        <draw:g>
          <draw:circle draw:style-name="gr2" draw:text-style-name="P2" draw:layer="layout" svg:width="2.4cm" svg:height="2.4cm" svg:x="101.9cm" svg:y="43.8cm">
            <text:p/>
          </draw:circle>
          <draw:line draw:style-name="gr3" draw:text-style-name="P3" draw:layer="layout" svg:x1="103.1cm" svg:y1="43.8cm" svg:x2="103.1cm" svg:y2="46.2cm">
            <text:p/>
          </draw:line>
          <draw:line draw:style-name="gr3" draw:text-style-name="P3" draw:layer="layout" svg:x1="101.9cm" svg:y1="45cm" svg:x2="104.3cm" svg:y2="45cm">
            <text:p/>
          </draw:line>
        </draw:g>
        <draw:g>
          <draw:circle draw:style-name="gr2" draw:text-style-name="P2" draw:layer="layout" svg:width="2.4cm" svg:height="2.4cm" svg:x="101.9cm" svg:y="46.4cm">
            <text:p/>
          </draw:circle>
          <draw:line draw:style-name="gr3" draw:text-style-name="P3" draw:layer="layout" svg:x1="103.1cm" svg:y1="46.4cm" svg:x2="103.1cm" svg:y2="48.8cm">
            <text:p/>
          </draw:line>
          <draw:line draw:style-name="gr3" draw:text-style-name="P3" draw:layer="layout" svg:x1="101.9cm" svg:y1="47.6cm" svg:x2="104.3cm" svg:y2="47.6cm">
            <text:p/>
          </draw:line>
        </draw:g>
        <draw:g>
          <draw:circle draw:style-name="gr2" draw:text-style-name="P2" draw:layer="layout" svg:width="2.4cm" svg:height="2.4cm" svg:x="99.3cm" svg:y="43.8cm">
            <text:p/>
          </draw:circle>
          <draw:line draw:style-name="gr3" draw:text-style-name="P3" draw:layer="layout" svg:x1="100.5cm" svg:y1="43.8cm" svg:x2="100.5cm" svg:y2="46.2cm">
            <text:p/>
          </draw:line>
          <draw:line draw:style-name="gr3" draw:text-style-name="P3" draw:layer="layout" svg:x1="99.3cm" svg:y1="45cm" svg:x2="101.7cm" svg:y2="45cm">
            <text:p/>
          </draw:line>
        </draw:g>
        <draw:g>
          <draw:circle draw:style-name="gr2" draw:text-style-name="P2" draw:layer="layout" svg:width="2.4cm" svg:height="2.4cm" svg:x="99.3cm" svg:y="46.4cm">
            <text:p/>
          </draw:circle>
          <draw:line draw:style-name="gr3" draw:text-style-name="P3" draw:layer="layout" svg:x1="100.5cm" svg:y1="46.4cm" svg:x2="100.5cm" svg:y2="48.8cm">
            <text:p/>
          </draw:line>
          <draw:line draw:style-name="gr3" draw:text-style-name="P3" draw:layer="layout" svg:x1="99.3cm" svg:y1="47.6cm" svg:x2="101.7cm" svg:y2="47.6cm">
            <text:p/>
          </draw:line>
        </draw:g>
        <draw:g>
          <draw:circle draw:style-name="gr2" draw:text-style-name="P2" draw:layer="layout" svg:width="2.4cm" svg:height="2.4cm" svg:x="96.7cm" svg:y="43.8cm">
            <text:p/>
          </draw:circle>
          <draw:line draw:style-name="gr3" draw:text-style-name="P3" draw:layer="layout" svg:x1="97.9cm" svg:y1="43.8cm" svg:x2="97.9cm" svg:y2="46.2cm">
            <text:p/>
          </draw:line>
          <draw:line draw:style-name="gr3" draw:text-style-name="P3" draw:layer="layout" svg:x1="96.7cm" svg:y1="45cm" svg:x2="99.1cm" svg:y2="45cm">
            <text:p/>
          </draw:line>
        </draw:g>
        <draw:g>
          <draw:circle draw:style-name="gr2" draw:text-style-name="P2" draw:layer="layout" svg:width="2.4cm" svg:height="2.4cm" svg:x="96.7cm" svg:y="46.4cm">
            <text:p/>
          </draw:circle>
          <draw:line draw:style-name="gr3" draw:text-style-name="P3" draw:layer="layout" svg:x1="97.9cm" svg:y1="46.4cm" svg:x2="97.9cm" svg:y2="48.8cm">
            <text:p/>
          </draw:line>
          <draw:line draw:style-name="gr3" draw:text-style-name="P3" draw:layer="layout" svg:x1="96.7cm" svg:y1="47.6cm" svg:x2="99.1cm" svg:y2="47.6cm">
            <text:p/>
          </draw:line>
        </draw:g>
        <draw:g>
          <draw:circle draw:style-name="gr2" draw:text-style-name="P2" draw:layer="layout" svg:width="2.4cm" svg:height="2.4cm" svg:x="94.1cm" svg:y="38.6cm">
            <text:p/>
          </draw:circle>
          <draw:line draw:style-name="gr3" draw:text-style-name="P3" draw:layer="layout" svg:x1="95.3cm" svg:y1="38.6cm" svg:x2="95.3cm" svg:y2="41cm">
            <text:p/>
          </draw:line>
          <draw:line draw:style-name="gr3" draw:text-style-name="P3" draw:layer="layout" svg:x1="94.1cm" svg:y1="39.8cm" svg:x2="96.5cm" svg:y2="39.8cm">
            <text:p/>
          </draw:line>
        </draw:g>
        <draw:g>
          <draw:circle draw:style-name="gr2" draw:text-style-name="P2" draw:layer="layout" svg:width="2.4cm" svg:height="2.4cm" svg:x="94.1cm" svg:y="41.2cm">
            <text:p/>
          </draw:circle>
          <draw:line draw:style-name="gr3" draw:text-style-name="P3" draw:layer="layout" svg:x1="95.3cm" svg:y1="41.2cm" svg:x2="95.3cm" svg:y2="43.6cm">
            <text:p/>
          </draw:line>
          <draw:line draw:style-name="gr3" draw:text-style-name="P3" draw:layer="layout" svg:x1="94.1cm" svg:y1="42.4cm" svg:x2="96.5cm" svg:y2="42.4cm">
            <text:p/>
          </draw:line>
        </draw:g>
        <draw:g>
          <draw:circle draw:style-name="gr2" draw:text-style-name="P2" draw:layer="layout" svg:width="2.4cm" svg:height="2.4cm" svg:x="91.5cm" svg:y="38.6cm">
            <text:p/>
          </draw:circle>
          <draw:line draw:style-name="gr3" draw:text-style-name="P3" draw:layer="layout" svg:x1="92.7cm" svg:y1="38.6cm" svg:x2="92.7cm" svg:y2="41cm">
            <text:p/>
          </draw:line>
          <draw:line draw:style-name="gr3" draw:text-style-name="P3" draw:layer="layout" svg:x1="91.5cm" svg:y1="39.8cm" svg:x2="93.9cm" svg:y2="39.8cm">
            <text:p/>
          </draw:line>
        </draw:g>
        <draw:g>
          <draw:circle draw:style-name="gr2" draw:text-style-name="P2" draw:layer="layout" svg:width="2.4cm" svg:height="2.4cm" svg:x="91.5cm" svg:y="41.2cm">
            <text:p/>
          </draw:circle>
          <draw:line draw:style-name="gr3" draw:text-style-name="P3" draw:layer="layout" svg:x1="92.7cm" svg:y1="41.2cm" svg:x2="92.7cm" svg:y2="43.6cm">
            <text:p/>
          </draw:line>
          <draw:line draw:style-name="gr3" draw:text-style-name="P3" draw:layer="layout" svg:x1="91.5cm" svg:y1="42.4cm" svg:x2="93.9cm" svg:y2="42.4cm">
            <text:p/>
          </draw:line>
        </draw:g>
        <draw:g>
          <draw:circle draw:style-name="gr2" draw:text-style-name="P2" draw:layer="layout" svg:width="2.4cm" svg:height="2.4cm" svg:x="88.9cm" svg:y="38.6cm">
            <text:p/>
          </draw:circle>
          <draw:line draw:style-name="gr3" draw:text-style-name="P3" draw:layer="layout" svg:x1="90.1cm" svg:y1="38.6cm" svg:x2="90.1cm" svg:y2="41cm">
            <text:p/>
          </draw:line>
          <draw:line draw:style-name="gr3" draw:text-style-name="P3" draw:layer="layout" svg:x1="88.9cm" svg:y1="39.8cm" svg:x2="91.3cm" svg:y2="39.8cm">
            <text:p/>
          </draw:line>
        </draw:g>
        <draw:g>
          <draw:circle draw:style-name="gr2" draw:text-style-name="P2" draw:layer="layout" svg:width="2.4cm" svg:height="2.4cm" svg:x="88.9cm" svg:y="41.2cm">
            <text:p/>
          </draw:circle>
          <draw:line draw:style-name="gr3" draw:text-style-name="P3" draw:layer="layout" svg:x1="90.1cm" svg:y1="41.2cm" svg:x2="90.1cm" svg:y2="43.6cm">
            <text:p/>
          </draw:line>
          <draw:line draw:style-name="gr3" draw:text-style-name="P3" draw:layer="layout" svg:x1="88.9cm" svg:y1="42.4cm" svg:x2="91.3cm" svg:y2="42.4cm">
            <text:p/>
          </draw:line>
        </draw:g>
        <draw:g>
          <draw:circle draw:style-name="gr2" draw:text-style-name="P2" draw:layer="layout" svg:width="2.4cm" svg:height="2.4cm" svg:x="86.3cm" svg:y="38.6cm">
            <text:p/>
          </draw:circle>
          <draw:line draw:style-name="gr3" draw:text-style-name="P3" draw:layer="layout" svg:x1="87.5cm" svg:y1="38.6cm" svg:x2="87.5cm" svg:y2="41cm">
            <text:p/>
          </draw:line>
          <draw:line draw:style-name="gr3" draw:text-style-name="P3" draw:layer="layout" svg:x1="86.3cm" svg:y1="39.8cm" svg:x2="88.7cm" svg:y2="39.8cm">
            <text:p/>
          </draw:line>
        </draw:g>
        <draw:g>
          <draw:circle draw:style-name="gr2" draw:text-style-name="P2" draw:layer="layout" svg:width="2.4cm" svg:height="2.4cm" svg:x="86.3cm" svg:y="41.2cm">
            <text:p/>
          </draw:circle>
          <draw:line draw:style-name="gr3" draw:text-style-name="P3" draw:layer="layout" svg:x1="87.5cm" svg:y1="41.2cm" svg:x2="87.5cm" svg:y2="43.6cm">
            <text:p/>
          </draw:line>
          <draw:line draw:style-name="gr3" draw:text-style-name="P3" draw:layer="layout" svg:x1="86.3cm" svg:y1="42.4cm" svg:x2="88.7cm" svg:y2="42.4cm">
            <text:p/>
          </draw:line>
        </draw:g>
        <draw:g>
          <draw:circle draw:style-name="gr2" draw:text-style-name="P2" draw:layer="layout" svg:width="2.4cm" svg:height="2.4cm" svg:x="94.1cm" svg:y="43.8cm">
            <text:p/>
          </draw:circle>
          <draw:line draw:style-name="gr3" draw:text-style-name="P3" draw:layer="layout" svg:x1="95.3cm" svg:y1="43.8cm" svg:x2="95.3cm" svg:y2="46.2cm">
            <text:p/>
          </draw:line>
          <draw:line draw:style-name="gr3" draw:text-style-name="P3" draw:layer="layout" svg:x1="94.1cm" svg:y1="45cm" svg:x2="96.5cm" svg:y2="45cm">
            <text:p/>
          </draw:line>
        </draw:g>
        <draw:g>
          <draw:circle draw:style-name="gr2" draw:text-style-name="P2" draw:layer="layout" svg:width="2.4cm" svg:height="2.4cm" svg:x="94.1cm" svg:y="46.4cm">
            <text:p/>
          </draw:circle>
          <draw:line draw:style-name="gr3" draw:text-style-name="P3" draw:layer="layout" svg:x1="95.3cm" svg:y1="46.4cm" svg:x2="95.3cm" svg:y2="48.8cm">
            <text:p/>
          </draw:line>
          <draw:line draw:style-name="gr3" draw:text-style-name="P3" draw:layer="layout" svg:x1="94.1cm" svg:y1="47.6cm" svg:x2="96.5cm" svg:y2="47.6cm">
            <text:p/>
          </draw:line>
        </draw:g>
        <draw:g>
          <draw:circle draw:style-name="gr2" draw:text-style-name="P2" draw:layer="layout" svg:width="2.4cm" svg:height="2.4cm" svg:x="91.5cm" svg:y="43.8cm">
            <text:p/>
          </draw:circle>
          <draw:line draw:style-name="gr3" draw:text-style-name="P3" draw:layer="layout" svg:x1="92.7cm" svg:y1="43.8cm" svg:x2="92.7cm" svg:y2="46.2cm">
            <text:p/>
          </draw:line>
          <draw:line draw:style-name="gr3" draw:text-style-name="P3" draw:layer="layout" svg:x1="91.5cm" svg:y1="45cm" svg:x2="93.9cm" svg:y2="45cm">
            <text:p/>
          </draw:line>
        </draw:g>
        <draw:g>
          <draw:circle draw:style-name="gr2" draw:text-style-name="P2" draw:layer="layout" svg:width="2.4cm" svg:height="2.4cm" svg:x="91.5cm" svg:y="46.4cm">
            <text:p/>
          </draw:circle>
          <draw:line draw:style-name="gr3" draw:text-style-name="P3" draw:layer="layout" svg:x1="92.7cm" svg:y1="46.4cm" svg:x2="92.7cm" svg:y2="48.8cm">
            <text:p/>
          </draw:line>
          <draw:line draw:style-name="gr3" draw:text-style-name="P3" draw:layer="layout" svg:x1="91.5cm" svg:y1="47.6cm" svg:x2="93.9cm" svg:y2="47.6cm">
            <text:p/>
          </draw:line>
        </draw:g>
        <draw:g>
          <draw:circle draw:style-name="gr2" draw:text-style-name="P2" draw:layer="layout" svg:width="2.4cm" svg:height="2.4cm" svg:x="88.9cm" svg:y="43.8cm">
            <text:p/>
          </draw:circle>
          <draw:line draw:style-name="gr3" draw:text-style-name="P3" draw:layer="layout" svg:x1="90.1cm" svg:y1="43.8cm" svg:x2="90.1cm" svg:y2="46.2cm">
            <text:p/>
          </draw:line>
          <draw:line draw:style-name="gr3" draw:text-style-name="P3" draw:layer="layout" svg:x1="88.9cm" svg:y1="45cm" svg:x2="91.3cm" svg:y2="45cm">
            <text:p/>
          </draw:line>
        </draw:g>
        <draw:g>
          <draw:circle draw:style-name="gr2" draw:text-style-name="P2" draw:layer="layout" svg:width="2.4cm" svg:height="2.4cm" svg:x="88.9cm" svg:y="46.4cm">
            <text:p/>
          </draw:circle>
          <draw:line draw:style-name="gr3" draw:text-style-name="P3" draw:layer="layout" svg:x1="90.1cm" svg:y1="46.4cm" svg:x2="90.1cm" svg:y2="48.8cm">
            <text:p/>
          </draw:line>
          <draw:line draw:style-name="gr3" draw:text-style-name="P3" draw:layer="layout" svg:x1="88.9cm" svg:y1="47.6cm" svg:x2="91.3cm" svg:y2="47.6cm">
            <text:p/>
          </draw:line>
        </draw:g>
        <draw:g>
          <draw:circle draw:style-name="gr2" draw:text-style-name="P2" draw:layer="layout" svg:width="2.4cm" svg:height="2.4cm" svg:x="86.3cm" svg:y="43.8cm">
            <text:p/>
          </draw:circle>
          <draw:line draw:style-name="gr3" draw:text-style-name="P3" draw:layer="layout" svg:x1="87.5cm" svg:y1="43.8cm" svg:x2="87.5cm" svg:y2="46.2cm">
            <text:p/>
          </draw:line>
          <draw:line draw:style-name="gr3" draw:text-style-name="P3" draw:layer="layout" svg:x1="86.3cm" svg:y1="45cm" svg:x2="88.7cm" svg:y2="45cm">
            <text:p/>
          </draw:line>
        </draw:g>
        <draw:g>
          <draw:circle draw:style-name="gr2" draw:text-style-name="P2" draw:layer="layout" svg:width="2.4cm" svg:height="2.4cm" svg:x="86.3cm" svg:y="46.4cm">
            <text:p/>
          </draw:circle>
          <draw:line draw:style-name="gr3" draw:text-style-name="P3" draw:layer="layout" svg:x1="87.5cm" svg:y1="46.4cm" svg:x2="87.5cm" svg:y2="48.8cm">
            <text:p/>
          </draw:line>
          <draw:line draw:style-name="gr3" draw:text-style-name="P3" draw:layer="layout" svg:x1="86.3cm" svg:y1="47.6cm" svg:x2="88.7cm" svg:y2="47.6cm">
            <text:p/>
          </draw:line>
        </draw:g>
        <draw:g>
          <draw:circle draw:style-name="gr2" draw:text-style-name="P2" draw:layer="layout" svg:width="2.4cm" svg:height="2.4cm" svg:x="83.7cm" svg:y="38.6cm">
            <text:p/>
          </draw:circle>
          <draw:line draw:style-name="gr3" draw:text-style-name="P3" draw:layer="layout" svg:x1="84.9cm" svg:y1="38.6cm" svg:x2="84.9cm" svg:y2="41cm">
            <text:p/>
          </draw:line>
          <draw:line draw:style-name="gr3" draw:text-style-name="P3" draw:layer="layout" svg:x1="83.7cm" svg:y1="39.8cm" svg:x2="86.1cm" svg:y2="39.8cm">
            <text:p/>
          </draw:line>
        </draw:g>
        <draw:g>
          <draw:circle draw:style-name="gr2" draw:text-style-name="P2" draw:layer="layout" svg:width="2.4cm" svg:height="2.4cm" svg:x="83.7cm" svg:y="41.2cm">
            <text:p/>
          </draw:circle>
          <draw:line draw:style-name="gr3" draw:text-style-name="P3" draw:layer="layout" svg:x1="84.9cm" svg:y1="41.2cm" svg:x2="84.9cm" svg:y2="43.6cm">
            <text:p/>
          </draw:line>
          <draw:line draw:style-name="gr3" draw:text-style-name="P3" draw:layer="layout" svg:x1="83.7cm" svg:y1="42.4cm" svg:x2="86.1cm" svg:y2="42.4cm">
            <text:p/>
          </draw:line>
        </draw:g>
        <draw:g>
          <draw:circle draw:style-name="gr2" draw:text-style-name="P2" draw:layer="layout" svg:width="2.4cm" svg:height="2.4cm" svg:x="81.1cm" svg:y="38.6cm">
            <text:p/>
          </draw:circle>
          <draw:line draw:style-name="gr3" draw:text-style-name="P3" draw:layer="layout" svg:x1="82.3cm" svg:y1="38.6cm" svg:x2="82.3cm" svg:y2="41cm">
            <text:p/>
          </draw:line>
          <draw:line draw:style-name="gr3" draw:text-style-name="P3" draw:layer="layout" svg:x1="81.1cm" svg:y1="39.8cm" svg:x2="83.5cm" svg:y2="39.8cm">
            <text:p/>
          </draw:line>
        </draw:g>
        <draw:g>
          <draw:circle draw:style-name="gr2" draw:text-style-name="P2" draw:layer="layout" svg:width="2.4cm" svg:height="2.4cm" svg:x="81.1cm" svg:y="41.2cm">
            <text:p/>
          </draw:circle>
          <draw:line draw:style-name="gr3" draw:text-style-name="P3" draw:layer="layout" svg:x1="82.3cm" svg:y1="41.2cm" svg:x2="82.3cm" svg:y2="43.6cm">
            <text:p/>
          </draw:line>
          <draw:line draw:style-name="gr3" draw:text-style-name="P3" draw:layer="layout" svg:x1="81.1cm" svg:y1="42.4cm" svg:x2="83.5cm" svg:y2="42.4cm">
            <text:p/>
          </draw:line>
        </draw:g>
        <draw:g>
          <draw:circle draw:style-name="gr2" draw:text-style-name="P2" draw:layer="layout" svg:width="2.4cm" svg:height="2.4cm" svg:x="78.5cm" svg:y="38.6cm">
            <text:p/>
          </draw:circle>
          <draw:line draw:style-name="gr3" draw:text-style-name="P3" draw:layer="layout" svg:x1="79.7cm" svg:y1="38.6cm" svg:x2="79.7cm" svg:y2="41cm">
            <text:p/>
          </draw:line>
          <draw:line draw:style-name="gr3" draw:text-style-name="P3" draw:layer="layout" svg:x1="78.5cm" svg:y1="39.8cm" svg:x2="80.9cm" svg:y2="39.8cm">
            <text:p/>
          </draw:line>
        </draw:g>
        <draw:g>
          <draw:circle draw:style-name="gr2" draw:text-style-name="P2" draw:layer="layout" svg:width="2.4cm" svg:height="2.4cm" svg:x="78.5cm" svg:y="41.2cm">
            <text:p/>
          </draw:circle>
          <draw:line draw:style-name="gr3" draw:text-style-name="P3" draw:layer="layout" svg:x1="79.7cm" svg:y1="41.2cm" svg:x2="79.7cm" svg:y2="43.6cm">
            <text:p/>
          </draw:line>
          <draw:line draw:style-name="gr3" draw:text-style-name="P3" draw:layer="layout" svg:x1="78.5cm" svg:y1="42.4cm" svg:x2="80.9cm" svg:y2="42.4cm">
            <text:p/>
          </draw:line>
        </draw:g>
        <draw:g>
          <draw:circle draw:style-name="gr2" draw:text-style-name="P2" draw:layer="layout" svg:width="2.4cm" svg:height="2.4cm" svg:x="75.9cm" svg:y="38.6cm">
            <text:p/>
          </draw:circle>
          <draw:line draw:style-name="gr3" draw:text-style-name="P3" draw:layer="layout" svg:x1="77.1cm" svg:y1="38.6cm" svg:x2="77.1cm" svg:y2="41cm">
            <text:p/>
          </draw:line>
          <draw:line draw:style-name="gr3" draw:text-style-name="P3" draw:layer="layout" svg:x1="75.9cm" svg:y1="39.8cm" svg:x2="78.3cm" svg:y2="39.8cm">
            <text:p/>
          </draw:line>
        </draw:g>
        <draw:g>
          <draw:circle draw:style-name="gr2" draw:text-style-name="P2" draw:layer="layout" svg:width="2.4cm" svg:height="2.4cm" svg:x="75.9cm" svg:y="41.2cm">
            <text:p/>
          </draw:circle>
          <draw:line draw:style-name="gr3" draw:text-style-name="P3" draw:layer="layout" svg:x1="77.1cm" svg:y1="41.2cm" svg:x2="77.1cm" svg:y2="43.6cm">
            <text:p/>
          </draw:line>
          <draw:line draw:style-name="gr3" draw:text-style-name="P3" draw:layer="layout" svg:x1="75.9cm" svg:y1="42.4cm" svg:x2="78.3cm" svg:y2="42.4cm">
            <text:p/>
          </draw:line>
        </draw:g>
        <draw:g>
          <draw:circle draw:style-name="gr2" draw:text-style-name="P2" draw:layer="layout" svg:width="2.4cm" svg:height="2.4cm" svg:x="83.7cm" svg:y="43.8cm">
            <text:p/>
          </draw:circle>
          <draw:line draw:style-name="gr3" draw:text-style-name="P3" draw:layer="layout" svg:x1="84.9cm" svg:y1="43.8cm" svg:x2="84.9cm" svg:y2="46.2cm">
            <text:p/>
          </draw:line>
          <draw:line draw:style-name="gr3" draw:text-style-name="P3" draw:layer="layout" svg:x1="83.7cm" svg:y1="45cm" svg:x2="86.1cm" svg:y2="45cm">
            <text:p/>
          </draw:line>
        </draw:g>
        <draw:g>
          <draw:circle draw:style-name="gr2" draw:text-style-name="P2" draw:layer="layout" svg:width="2.4cm" svg:height="2.4cm" svg:x="83.7cm" svg:y="46.4cm">
            <text:p/>
          </draw:circle>
          <draw:line draw:style-name="gr3" draw:text-style-name="P3" draw:layer="layout" svg:x1="84.9cm" svg:y1="46.4cm" svg:x2="84.9cm" svg:y2="48.8cm">
            <text:p/>
          </draw:line>
          <draw:line draw:style-name="gr3" draw:text-style-name="P3" draw:layer="layout" svg:x1="83.7cm" svg:y1="47.6cm" svg:x2="86.1cm" svg:y2="47.6cm">
            <text:p/>
          </draw:line>
        </draw:g>
        <draw:g>
          <draw:circle draw:style-name="gr2" draw:text-style-name="P2" draw:layer="layout" svg:width="2.4cm" svg:height="2.4cm" svg:x="81.1cm" svg:y="43.8cm">
            <text:p/>
          </draw:circle>
          <draw:line draw:style-name="gr3" draw:text-style-name="P3" draw:layer="layout" svg:x1="82.3cm" svg:y1="43.8cm" svg:x2="82.3cm" svg:y2="46.2cm">
            <text:p/>
          </draw:line>
          <draw:line draw:style-name="gr3" draw:text-style-name="P3" draw:layer="layout" svg:x1="81.1cm" svg:y1="45cm" svg:x2="83.5cm" svg:y2="45cm">
            <text:p/>
          </draw:line>
        </draw:g>
        <draw:g>
          <draw:circle draw:style-name="gr2" draw:text-style-name="P2" draw:layer="layout" svg:width="2.4cm" svg:height="2.4cm" svg:x="81.1cm" svg:y="46.4cm">
            <text:p/>
          </draw:circle>
          <draw:line draw:style-name="gr3" draw:text-style-name="P3" draw:layer="layout" svg:x1="82.3cm" svg:y1="46.4cm" svg:x2="82.3cm" svg:y2="48.8cm">
            <text:p/>
          </draw:line>
          <draw:line draw:style-name="gr3" draw:text-style-name="P3" draw:layer="layout" svg:x1="81.1cm" svg:y1="47.6cm" svg:x2="83.5cm" svg:y2="47.6cm">
            <text:p/>
          </draw:line>
        </draw:g>
        <draw:g>
          <draw:circle draw:style-name="gr2" draw:text-style-name="P2" draw:layer="layout" svg:width="2.4cm" svg:height="2.4cm" svg:x="78.5cm" svg:y="43.8cm">
            <text:p/>
          </draw:circle>
          <draw:line draw:style-name="gr3" draw:text-style-name="P3" draw:layer="layout" svg:x1="79.7cm" svg:y1="43.8cm" svg:x2="79.7cm" svg:y2="46.2cm">
            <text:p/>
          </draw:line>
          <draw:line draw:style-name="gr3" draw:text-style-name="P3" draw:layer="layout" svg:x1="78.5cm" svg:y1="45cm" svg:x2="80.9cm" svg:y2="45cm">
            <text:p/>
          </draw:line>
        </draw:g>
        <draw:g>
          <draw:circle draw:style-name="gr2" draw:text-style-name="P2" draw:layer="layout" svg:width="2.4cm" svg:height="2.4cm" svg:x="78.5cm" svg:y="46.4cm">
            <text:p/>
          </draw:circle>
          <draw:line draw:style-name="gr3" draw:text-style-name="P3" draw:layer="layout" svg:x1="79.7cm" svg:y1="46.4cm" svg:x2="79.7cm" svg:y2="48.8cm">
            <text:p/>
          </draw:line>
          <draw:line draw:style-name="gr3" draw:text-style-name="P3" draw:layer="layout" svg:x1="78.5cm" svg:y1="47.6cm" svg:x2="80.9cm" svg:y2="47.6cm">
            <text:p/>
          </draw:line>
        </draw:g>
        <draw:g>
          <draw:circle draw:style-name="gr2" draw:text-style-name="P2" draw:layer="layout" svg:width="2.4cm" svg:height="2.4cm" svg:x="75.9cm" svg:y="43.8cm">
            <text:p/>
          </draw:circle>
          <draw:line draw:style-name="gr3" draw:text-style-name="P3" draw:layer="layout" svg:x1="77.1cm" svg:y1="43.8cm" svg:x2="77.1cm" svg:y2="46.2cm">
            <text:p/>
          </draw:line>
          <draw:line draw:style-name="gr3" draw:text-style-name="P3" draw:layer="layout" svg:x1="75.9cm" svg:y1="45cm" svg:x2="78.3cm" svg:y2="45cm">
            <text:p/>
          </draw:line>
        </draw:g>
        <draw:g>
          <draw:circle draw:style-name="gr2" draw:text-style-name="P2" draw:layer="layout" svg:width="2.4cm" svg:height="2.4cm" svg:x="75.9cm" svg:y="46.4cm">
            <text:p/>
          </draw:circle>
          <draw:line draw:style-name="gr3" draw:text-style-name="P3" draw:layer="layout" svg:x1="77.1cm" svg:y1="46.4cm" svg:x2="77.1cm" svg:y2="48.8cm">
            <text:p/>
          </draw:line>
          <draw:line draw:style-name="gr3" draw:text-style-name="P3" draw:layer="layout" svg:x1="75.9cm" svg:y1="47.6cm" svg:x2="78.3cm" svg:y2="47.6cm">
            <text:p/>
          </draw:line>
        </draw:g>
        <draw:g>
          <draw:circle draw:style-name="gr2" draw:text-style-name="P2" draw:layer="layout" svg:width="2.4cm" svg:height="2.4cm" svg:x="73.3cm" svg:y="17.8cm">
            <text:p/>
          </draw:circle>
          <draw:line draw:style-name="gr3" draw:text-style-name="P3" draw:layer="layout" svg:x1="74.5cm" svg:y1="17.8cm" svg:x2="74.5cm" svg:y2="20.2cm">
            <text:p/>
          </draw:line>
          <draw:line draw:style-name="gr3" draw:text-style-name="P3" draw:layer="layout" svg:x1="73.3cm" svg:y1="19cm" svg:x2="75.7cm" svg:y2="19cm">
            <text:p/>
          </draw:line>
        </draw:g>
        <draw:g>
          <draw:circle draw:style-name="gr2" draw:text-style-name="P2" draw:layer="layout" svg:width="2.4cm" svg:height="2.4cm" svg:x="73.3cm" svg:y="20.4cm">
            <text:p/>
          </draw:circle>
          <draw:line draw:style-name="gr3" draw:text-style-name="P3" draw:layer="layout" svg:x1="74.5cm" svg:y1="20.4cm" svg:x2="74.5cm" svg:y2="22.8cm">
            <text:p/>
          </draw:line>
          <draw:line draw:style-name="gr3" draw:text-style-name="P3" draw:layer="layout" svg:x1="73.3cm" svg:y1="21.6cm" svg:x2="75.7cm" svg:y2="21.6cm">
            <text:p/>
          </draw:line>
        </draw:g>
        <draw:g>
          <draw:circle draw:style-name="gr2" draw:text-style-name="P2" draw:layer="layout" svg:width="2.4cm" svg:height="2.4cm" svg:x="70.7cm" svg:y="17.8cm">
            <text:p/>
          </draw:circle>
          <draw:line draw:style-name="gr3" draw:text-style-name="P3" draw:layer="layout" svg:x1="71.9cm" svg:y1="17.8cm" svg:x2="71.9cm" svg:y2="20.2cm">
            <text:p/>
          </draw:line>
          <draw:line draw:style-name="gr3" draw:text-style-name="P3" draw:layer="layout" svg:x1="70.7cm" svg:y1="19cm" svg:x2="73.1cm" svg:y2="19cm">
            <text:p/>
          </draw:line>
        </draw:g>
        <draw:g>
          <draw:circle draw:style-name="gr2" draw:text-style-name="P2" draw:layer="layout" svg:width="2.4cm" svg:height="2.4cm" svg:x="70.7cm" svg:y="20.4cm">
            <text:p/>
          </draw:circle>
          <draw:line draw:style-name="gr3" draw:text-style-name="P3" draw:layer="layout" svg:x1="71.9cm" svg:y1="20.4cm" svg:x2="71.9cm" svg:y2="22.8cm">
            <text:p/>
          </draw:line>
          <draw:line draw:style-name="gr3" draw:text-style-name="P3" draw:layer="layout" svg:x1="70.7cm" svg:y1="21.6cm" svg:x2="73.1cm" svg:y2="21.6cm">
            <text:p/>
          </draw:line>
        </draw:g>
        <draw:g>
          <draw:circle draw:style-name="gr2" draw:text-style-name="P2" draw:layer="layout" svg:width="2.4cm" svg:height="2.4cm" svg:x="68.1cm" svg:y="17.8cm">
            <text:p/>
          </draw:circle>
          <draw:line draw:style-name="gr3" draw:text-style-name="P3" draw:layer="layout" svg:x1="69.3cm" svg:y1="17.8cm" svg:x2="69.3cm" svg:y2="20.2cm">
            <text:p/>
          </draw:line>
          <draw:line draw:style-name="gr3" draw:text-style-name="P3" draw:layer="layout" svg:x1="68.1cm" svg:y1="19cm" svg:x2="70.5cm" svg:y2="19cm">
            <text:p/>
          </draw:line>
        </draw:g>
        <draw:g>
          <draw:circle draw:style-name="gr2" draw:text-style-name="P2" draw:layer="layout" svg:width="2.4cm" svg:height="2.4cm" svg:x="68.1cm" svg:y="20.4cm">
            <text:p/>
          </draw:circle>
          <draw:line draw:style-name="gr3" draw:text-style-name="P3" draw:layer="layout" svg:x1="69.3cm" svg:y1="20.4cm" svg:x2="69.3cm" svg:y2="22.8cm">
            <text:p/>
          </draw:line>
          <draw:line draw:style-name="gr3" draw:text-style-name="P3" draw:layer="layout" svg:x1="68.1cm" svg:y1="21.6cm" svg:x2="70.5cm" svg:y2="21.6cm">
            <text:p/>
          </draw:line>
        </draw:g>
        <draw:g>
          <draw:circle draw:style-name="gr2" draw:text-style-name="P2" draw:layer="layout" svg:width="2.4cm" svg:height="2.4cm" svg:x="65.5cm" svg:y="17.8cm">
            <text:p/>
          </draw:circle>
          <draw:line draw:style-name="gr3" draw:text-style-name="P3" draw:layer="layout" svg:x1="66.7cm" svg:y1="17.8cm" svg:x2="66.7cm" svg:y2="20.2cm">
            <text:p/>
          </draw:line>
          <draw:line draw:style-name="gr3" draw:text-style-name="P3" draw:layer="layout" svg:x1="65.5cm" svg:y1="19cm" svg:x2="67.9cm" svg:y2="19cm">
            <text:p/>
          </draw:line>
        </draw:g>
        <draw:g>
          <draw:circle draw:style-name="gr2" draw:text-style-name="P2" draw:layer="layout" svg:width="2.4cm" svg:height="2.4cm" svg:x="65.5cm" svg:y="20.4cm">
            <text:p/>
          </draw:circle>
          <draw:line draw:style-name="gr3" draw:text-style-name="P3" draw:layer="layout" svg:x1="66.7cm" svg:y1="20.4cm" svg:x2="66.7cm" svg:y2="22.8cm">
            <text:p/>
          </draw:line>
          <draw:line draw:style-name="gr3" draw:text-style-name="P3" draw:layer="layout" svg:x1="65.5cm" svg:y1="21.6cm" svg:x2="67.9cm" svg:y2="21.6cm">
            <text:p/>
          </draw:line>
        </draw:g>
        <draw:g>
          <draw:circle draw:style-name="gr2" draw:text-style-name="P2" draw:layer="layout" svg:width="2.4cm" svg:height="2.4cm" svg:x="73.3cm" svg:y="23cm">
            <text:p/>
          </draw:circle>
          <draw:line draw:style-name="gr3" draw:text-style-name="P3" draw:layer="layout" svg:x1="74.5cm" svg:y1="23cm" svg:x2="74.5cm" svg:y2="25.4cm">
            <text:p/>
          </draw:line>
          <draw:line draw:style-name="gr3" draw:text-style-name="P3" draw:layer="layout" svg:x1="73.3cm" svg:y1="24.2cm" svg:x2="75.7cm" svg:y2="24.2cm">
            <text:p/>
          </draw:line>
        </draw:g>
        <draw:g>
          <draw:circle draw:style-name="gr2" draw:text-style-name="P2" draw:layer="layout" svg:width="2.4cm" svg:height="2.4cm" svg:x="73.3cm" svg:y="25.6cm">
            <text:p/>
          </draw:circle>
          <draw:line draw:style-name="gr3" draw:text-style-name="P3" draw:layer="layout" svg:x1="74.5cm" svg:y1="25.6cm" svg:x2="74.5cm" svg:y2="28cm">
            <text:p/>
          </draw:line>
          <draw:line draw:style-name="gr3" draw:text-style-name="P3" draw:layer="layout" svg:x1="73.3cm" svg:y1="26.8cm" svg:x2="75.7cm" svg:y2="26.8cm">
            <text:p/>
          </draw:line>
        </draw:g>
        <draw:g>
          <draw:circle draw:style-name="gr2" draw:text-style-name="P2" draw:layer="layout" svg:width="2.4cm" svg:height="2.4cm" svg:x="70.7cm" svg:y="23cm">
            <text:p/>
          </draw:circle>
          <draw:line draw:style-name="gr3" draw:text-style-name="P3" draw:layer="layout" svg:x1="71.9cm" svg:y1="23cm" svg:x2="71.9cm" svg:y2="25.4cm">
            <text:p/>
          </draw:line>
          <draw:line draw:style-name="gr3" draw:text-style-name="P3" draw:layer="layout" svg:x1="70.7cm" svg:y1="24.2cm" svg:x2="73.1cm" svg:y2="24.2cm">
            <text:p/>
          </draw:line>
        </draw:g>
        <draw:g>
          <draw:circle draw:style-name="gr2" draw:text-style-name="P2" draw:layer="layout" svg:width="2.4cm" svg:height="2.4cm" svg:x="70.7cm" svg:y="25.6cm">
            <text:p/>
          </draw:circle>
          <draw:line draw:style-name="gr3" draw:text-style-name="P3" draw:layer="layout" svg:x1="71.9cm" svg:y1="25.6cm" svg:x2="71.9cm" svg:y2="28cm">
            <text:p/>
          </draw:line>
          <draw:line draw:style-name="gr3" draw:text-style-name="P3" draw:layer="layout" svg:x1="70.7cm" svg:y1="26.8cm" svg:x2="73.1cm" svg:y2="26.8cm">
            <text:p/>
          </draw:line>
        </draw:g>
        <draw:g>
          <draw:circle draw:style-name="gr2" draw:text-style-name="P2" draw:layer="layout" svg:width="2.4cm" svg:height="2.4cm" svg:x="68.1cm" svg:y="23cm">
            <text:p/>
          </draw:circle>
          <draw:line draw:style-name="gr3" draw:text-style-name="P3" draw:layer="layout" svg:x1="69.3cm" svg:y1="23cm" svg:x2="69.3cm" svg:y2="25.4cm">
            <text:p/>
          </draw:line>
          <draw:line draw:style-name="gr3" draw:text-style-name="P3" draw:layer="layout" svg:x1="68.1cm" svg:y1="24.2cm" svg:x2="70.5cm" svg:y2="24.2cm">
            <text:p/>
          </draw:line>
        </draw:g>
        <draw:g>
          <draw:circle draw:style-name="gr2" draw:text-style-name="P2" draw:layer="layout" svg:width="2.4cm" svg:height="2.4cm" svg:x="68.1cm" svg:y="25.6cm">
            <text:p/>
          </draw:circle>
          <draw:line draw:style-name="gr3" draw:text-style-name="P3" draw:layer="layout" svg:x1="69.3cm" svg:y1="25.6cm" svg:x2="69.3cm" svg:y2="28cm">
            <text:p/>
          </draw:line>
          <draw:line draw:style-name="gr3" draw:text-style-name="P3" draw:layer="layout" svg:x1="68.1cm" svg:y1="26.8cm" svg:x2="70.5cm" svg:y2="26.8cm">
            <text:p/>
          </draw:line>
        </draw:g>
        <draw:g>
          <draw:circle draw:style-name="gr2" draw:text-style-name="P2" draw:layer="layout" svg:width="2.4cm" svg:height="2.4cm" svg:x="65.5cm" svg:y="23cm">
            <text:p/>
          </draw:circle>
          <draw:line draw:style-name="gr3" draw:text-style-name="P3" draw:layer="layout" svg:x1="66.7cm" svg:y1="23cm" svg:x2="66.7cm" svg:y2="25.4cm">
            <text:p/>
          </draw:line>
          <draw:line draw:style-name="gr3" draw:text-style-name="P3" draw:layer="layout" svg:x1="65.5cm" svg:y1="24.2cm" svg:x2="67.9cm" svg:y2="24.2cm">
            <text:p/>
          </draw:line>
        </draw:g>
        <draw:g>
          <draw:circle draw:style-name="gr2" draw:text-style-name="P2" draw:layer="layout" svg:width="2.4cm" svg:height="2.4cm" svg:x="65.5cm" svg:y="25.6cm">
            <text:p/>
          </draw:circle>
          <draw:line draw:style-name="gr3" draw:text-style-name="P3" draw:layer="layout" svg:x1="66.7cm" svg:y1="25.6cm" svg:x2="66.7cm" svg:y2="28cm">
            <text:p/>
          </draw:line>
          <draw:line draw:style-name="gr3" draw:text-style-name="P3" draw:layer="layout" svg:x1="65.5cm" svg:y1="26.8cm" svg:x2="67.9cm" svg:y2="26.8cm">
            <text:p/>
          </draw:line>
        </draw:g>
        <draw:g>
          <draw:circle draw:style-name="gr2" draw:text-style-name="P2" draw:layer="layout" svg:width="2.4cm" svg:height="2.4cm" svg:x="62.9cm" svg:y="17.8cm">
            <text:p/>
          </draw:circle>
          <draw:line draw:style-name="gr3" draw:text-style-name="P3" draw:layer="layout" svg:x1="64.1cm" svg:y1="17.8cm" svg:x2="64.1cm" svg:y2="20.2cm">
            <text:p/>
          </draw:line>
          <draw:line draw:style-name="gr3" draw:text-style-name="P3" draw:layer="layout" svg:x1="62.9cm" svg:y1="19cm" svg:x2="65.3cm" svg:y2="19cm">
            <text:p/>
          </draw:line>
        </draw:g>
        <draw:g>
          <draw:circle draw:style-name="gr2" draw:text-style-name="P2" draw:layer="layout" svg:width="2.4cm" svg:height="2.4cm" svg:x="62.9cm" svg:y="20.4cm">
            <text:p/>
          </draw:circle>
          <draw:line draw:style-name="gr3" draw:text-style-name="P3" draw:layer="layout" svg:x1="64.1cm" svg:y1="20.4cm" svg:x2="64.1cm" svg:y2="22.8cm">
            <text:p/>
          </draw:line>
          <draw:line draw:style-name="gr3" draw:text-style-name="P3" draw:layer="layout" svg:x1="62.9cm" svg:y1="21.6cm" svg:x2="65.3cm" svg:y2="21.6cm">
            <text:p/>
          </draw:line>
        </draw:g>
        <draw:g>
          <draw:circle draw:style-name="gr2" draw:text-style-name="P2" draw:layer="layout" svg:width="2.4cm" svg:height="2.4cm" svg:x="60.3cm" svg:y="17.8cm">
            <text:p/>
          </draw:circle>
          <draw:line draw:style-name="gr3" draw:text-style-name="P3" draw:layer="layout" svg:x1="61.5cm" svg:y1="17.8cm" svg:x2="61.5cm" svg:y2="20.2cm">
            <text:p/>
          </draw:line>
          <draw:line draw:style-name="gr3" draw:text-style-name="P3" draw:layer="layout" svg:x1="60.3cm" svg:y1="19cm" svg:x2="62.7cm" svg:y2="19cm">
            <text:p/>
          </draw:line>
        </draw:g>
        <draw:g>
          <draw:circle draw:style-name="gr2" draw:text-style-name="P2" draw:layer="layout" svg:width="2.4cm" svg:height="2.4cm" svg:x="60.3cm" svg:y="20.4cm">
            <text:p/>
          </draw:circle>
          <draw:line draw:style-name="gr3" draw:text-style-name="P3" draw:layer="layout" svg:x1="61.5cm" svg:y1="20.4cm" svg:x2="61.5cm" svg:y2="22.8cm">
            <text:p/>
          </draw:line>
          <draw:line draw:style-name="gr3" draw:text-style-name="P3" draw:layer="layout" svg:x1="60.3cm" svg:y1="21.6cm" svg:x2="62.7cm" svg:y2="21.6cm">
            <text:p/>
          </draw:line>
        </draw:g>
        <draw:g>
          <draw:circle draw:style-name="gr2" draw:text-style-name="P2" draw:layer="layout" svg:width="2.4cm" svg:height="2.4cm" svg:x="57.7cm" svg:y="17.8cm">
            <text:p/>
          </draw:circle>
          <draw:line draw:style-name="gr3" draw:text-style-name="P3" draw:layer="layout" svg:x1="58.9cm" svg:y1="17.8cm" svg:x2="58.9cm" svg:y2="20.2cm">
            <text:p/>
          </draw:line>
          <draw:line draw:style-name="gr3" draw:text-style-name="P3" draw:layer="layout" svg:x1="57.7cm" svg:y1="19cm" svg:x2="60.1cm" svg:y2="19cm">
            <text:p/>
          </draw:line>
        </draw:g>
        <draw:g>
          <draw:circle draw:style-name="gr2" draw:text-style-name="P2" draw:layer="layout" svg:width="2.4cm" svg:height="2.4cm" svg:x="57.7cm" svg:y="20.4cm">
            <text:p/>
          </draw:circle>
          <draw:line draw:style-name="gr3" draw:text-style-name="P3" draw:layer="layout" svg:x1="58.9cm" svg:y1="20.4cm" svg:x2="58.9cm" svg:y2="22.8cm">
            <text:p/>
          </draw:line>
          <draw:line draw:style-name="gr3" draw:text-style-name="P3" draw:layer="layout" svg:x1="57.7cm" svg:y1="21.6cm" svg:x2="60.1cm" svg:y2="21.6cm">
            <text:p/>
          </draw:line>
        </draw:g>
        <draw:g>
          <draw:circle draw:style-name="gr2" draw:text-style-name="P2" draw:layer="layout" svg:width="2.4cm" svg:height="2.4cm" svg:x="55.1cm" svg:y="17.8cm">
            <text:p/>
          </draw:circle>
          <draw:line draw:style-name="gr3" draw:text-style-name="P3" draw:layer="layout" svg:x1="56.3cm" svg:y1="17.8cm" svg:x2="56.3cm" svg:y2="20.2cm">
            <text:p/>
          </draw:line>
          <draw:line draw:style-name="gr3" draw:text-style-name="P3" draw:layer="layout" svg:x1="55.1cm" svg:y1="19cm" svg:x2="57.5cm" svg:y2="19cm">
            <text:p/>
          </draw:line>
        </draw:g>
        <draw:g>
          <draw:circle draw:style-name="gr2" draw:text-style-name="P2" draw:layer="layout" svg:width="2.4cm" svg:height="2.4cm" svg:x="55.1cm" svg:y="20.4cm">
            <text:p/>
          </draw:circle>
          <draw:line draw:style-name="gr3" draw:text-style-name="P3" draw:layer="layout" svg:x1="56.3cm" svg:y1="20.4cm" svg:x2="56.3cm" svg:y2="22.8cm">
            <text:p/>
          </draw:line>
          <draw:line draw:style-name="gr3" draw:text-style-name="P3" draw:layer="layout" svg:x1="55.1cm" svg:y1="21.6cm" svg:x2="57.5cm" svg:y2="21.6cm">
            <text:p/>
          </draw:line>
        </draw:g>
        <draw:g>
          <draw:circle draw:style-name="gr2" draw:text-style-name="P2" draw:layer="layout" svg:width="2.4cm" svg:height="2.4cm" svg:x="62.9cm" svg:y="23cm">
            <text:p/>
          </draw:circle>
          <draw:line draw:style-name="gr3" draw:text-style-name="P3" draw:layer="layout" svg:x1="64.1cm" svg:y1="23cm" svg:x2="64.1cm" svg:y2="25.4cm">
            <text:p/>
          </draw:line>
          <draw:line draw:style-name="gr3" draw:text-style-name="P3" draw:layer="layout" svg:x1="62.9cm" svg:y1="24.2cm" svg:x2="65.3cm" svg:y2="24.2cm">
            <text:p/>
          </draw:line>
        </draw:g>
        <draw:g>
          <draw:circle draw:style-name="gr2" draw:text-style-name="P2" draw:layer="layout" svg:width="2.4cm" svg:height="2.4cm" svg:x="62.9cm" svg:y="25.6cm">
            <text:p/>
          </draw:circle>
          <draw:line draw:style-name="gr3" draw:text-style-name="P3" draw:layer="layout" svg:x1="64.1cm" svg:y1="25.6cm" svg:x2="64.1cm" svg:y2="28cm">
            <text:p/>
          </draw:line>
          <draw:line draw:style-name="gr3" draw:text-style-name="P3" draw:layer="layout" svg:x1="62.9cm" svg:y1="26.8cm" svg:x2="65.3cm" svg:y2="26.8cm">
            <text:p/>
          </draw:line>
        </draw:g>
        <draw:g>
          <draw:circle draw:style-name="gr2" draw:text-style-name="P2" draw:layer="layout" svg:width="2.4cm" svg:height="2.4cm" svg:x="60.3cm" svg:y="23cm">
            <text:p/>
          </draw:circle>
          <draw:line draw:style-name="gr3" draw:text-style-name="P3" draw:layer="layout" svg:x1="61.5cm" svg:y1="23cm" svg:x2="61.5cm" svg:y2="25.4cm">
            <text:p/>
          </draw:line>
          <draw:line draw:style-name="gr3" draw:text-style-name="P3" draw:layer="layout" svg:x1="60.3cm" svg:y1="24.2cm" svg:x2="62.7cm" svg:y2="24.2cm">
            <text:p/>
          </draw:line>
        </draw:g>
        <draw:g>
          <draw:circle draw:style-name="gr2" draw:text-style-name="P2" draw:layer="layout" svg:width="2.4cm" svg:height="2.4cm" svg:x="60.3cm" svg:y="25.6cm">
            <text:p/>
          </draw:circle>
          <draw:line draw:style-name="gr3" draw:text-style-name="P3" draw:layer="layout" svg:x1="61.5cm" svg:y1="25.6cm" svg:x2="61.5cm" svg:y2="28cm">
            <text:p/>
          </draw:line>
          <draw:line draw:style-name="gr3" draw:text-style-name="P3" draw:layer="layout" svg:x1="60.3cm" svg:y1="26.8cm" svg:x2="62.7cm" svg:y2="26.8cm">
            <text:p/>
          </draw:line>
        </draw:g>
        <draw:g>
          <draw:circle draw:style-name="gr2" draw:text-style-name="P2" draw:layer="layout" svg:width="2.4cm" svg:height="2.4cm" svg:x="57.7cm" svg:y="23cm">
            <text:p/>
          </draw:circle>
          <draw:line draw:style-name="gr3" draw:text-style-name="P3" draw:layer="layout" svg:x1="58.9cm" svg:y1="23cm" svg:x2="58.9cm" svg:y2="25.4cm">
            <text:p/>
          </draw:line>
          <draw:line draw:style-name="gr3" draw:text-style-name="P3" draw:layer="layout" svg:x1="57.7cm" svg:y1="24.2cm" svg:x2="60.1cm" svg:y2="24.2cm">
            <text:p/>
          </draw:line>
        </draw:g>
        <draw:g>
          <draw:circle draw:style-name="gr2" draw:text-style-name="P2" draw:layer="layout" svg:width="2.4cm" svg:height="2.4cm" svg:x="57.7cm" svg:y="25.6cm">
            <text:p/>
          </draw:circle>
          <draw:line draw:style-name="gr3" draw:text-style-name="P3" draw:layer="layout" svg:x1="58.9cm" svg:y1="25.6cm" svg:x2="58.9cm" svg:y2="28cm">
            <text:p/>
          </draw:line>
          <draw:line draw:style-name="gr3" draw:text-style-name="P3" draw:layer="layout" svg:x1="57.7cm" svg:y1="26.8cm" svg:x2="60.1cm" svg:y2="26.8cm">
            <text:p/>
          </draw:line>
        </draw:g>
        <draw:g>
          <draw:circle draw:style-name="gr2" draw:text-style-name="P2" draw:layer="layout" svg:width="2.4cm" svg:height="2.4cm" svg:x="55.1cm" svg:y="23cm">
            <text:p/>
          </draw:circle>
          <draw:line draw:style-name="gr3" draw:text-style-name="P3" draw:layer="layout" svg:x1="56.3cm" svg:y1="23cm" svg:x2="56.3cm" svg:y2="25.4cm">
            <text:p/>
          </draw:line>
          <draw:line draw:style-name="gr3" draw:text-style-name="P3" draw:layer="layout" svg:x1="55.1cm" svg:y1="24.2cm" svg:x2="57.5cm" svg:y2="24.2cm">
            <text:p/>
          </draw:line>
        </draw:g>
        <draw:g>
          <draw:circle draw:style-name="gr2" draw:text-style-name="P2" draw:layer="layout" svg:width="2.4cm" svg:height="2.4cm" svg:x="55.1cm" svg:y="25.6cm">
            <text:p/>
          </draw:circle>
          <draw:line draw:style-name="gr3" draw:text-style-name="P3" draw:layer="layout" svg:x1="56.3cm" svg:y1="25.6cm" svg:x2="56.3cm" svg:y2="28cm">
            <text:p/>
          </draw:line>
          <draw:line draw:style-name="gr3" draw:text-style-name="P3" draw:layer="layout" svg:x1="55.1cm" svg:y1="26.8cm" svg:x2="57.5cm" svg:y2="26.8cm">
            <text:p/>
          </draw:line>
        </draw:g>
        <draw:g>
          <draw:circle draw:style-name="gr2" draw:text-style-name="P2" draw:layer="layout" svg:width="2.4cm" svg:height="2.4cm" svg:x="73.3cm" svg:y="28.2cm">
            <text:p/>
          </draw:circle>
          <draw:line draw:style-name="gr3" draw:text-style-name="P3" draw:layer="layout" svg:x1="74.5cm" svg:y1="28.2cm" svg:x2="74.5cm" svg:y2="30.6cm">
            <text:p/>
          </draw:line>
          <draw:line draw:style-name="gr3" draw:text-style-name="P3" draw:layer="layout" svg:x1="73.3cm" svg:y1="29.4cm" svg:x2="75.7cm" svg:y2="29.4cm">
            <text:p/>
          </draw:line>
        </draw:g>
        <draw:g>
          <draw:circle draw:style-name="gr2" draw:text-style-name="P2" draw:layer="layout" svg:width="2.4cm" svg:height="2.4cm" svg:x="73.3cm" svg:y="30.8cm">
            <text:p/>
          </draw:circle>
          <draw:line draw:style-name="gr3" draw:text-style-name="P3" draw:layer="layout" svg:x1="74.5cm" svg:y1="30.8cm" svg:x2="74.5cm" svg:y2="33.2cm">
            <text:p/>
          </draw:line>
          <draw:line draw:style-name="gr3" draw:text-style-name="P3" draw:layer="layout" svg:x1="73.3cm" svg:y1="32cm" svg:x2="75.7cm" svg:y2="32cm">
            <text:p/>
          </draw:line>
        </draw:g>
        <draw:g>
          <draw:circle draw:style-name="gr2" draw:text-style-name="P2" draw:layer="layout" svg:width="2.4cm" svg:height="2.4cm" svg:x="70.7cm" svg:y="28.2cm">
            <text:p/>
          </draw:circle>
          <draw:line draw:style-name="gr3" draw:text-style-name="P3" draw:layer="layout" svg:x1="71.9cm" svg:y1="28.2cm" svg:x2="71.9cm" svg:y2="30.6cm">
            <text:p/>
          </draw:line>
          <draw:line draw:style-name="gr3" draw:text-style-name="P3" draw:layer="layout" svg:x1="70.7cm" svg:y1="29.4cm" svg:x2="73.1cm" svg:y2="29.4cm">
            <text:p/>
          </draw:line>
        </draw:g>
        <draw:g>
          <draw:circle draw:style-name="gr2" draw:text-style-name="P2" draw:layer="layout" svg:width="2.4cm" svg:height="2.4cm" svg:x="70.7cm" svg:y="30.8cm">
            <text:p/>
          </draw:circle>
          <draw:line draw:style-name="gr3" draw:text-style-name="P3" draw:layer="layout" svg:x1="71.9cm" svg:y1="30.8cm" svg:x2="71.9cm" svg:y2="33.2cm">
            <text:p/>
          </draw:line>
          <draw:line draw:style-name="gr3" draw:text-style-name="P3" draw:layer="layout" svg:x1="70.7cm" svg:y1="32cm" svg:x2="73.1cm" svg:y2="32cm">
            <text:p/>
          </draw:line>
        </draw:g>
        <draw:g>
          <draw:circle draw:style-name="gr2" draw:text-style-name="P2" draw:layer="layout" svg:width="2.4cm" svg:height="2.4cm" svg:x="68.1cm" svg:y="28.2cm">
            <text:p/>
          </draw:circle>
          <draw:line draw:style-name="gr3" draw:text-style-name="P3" draw:layer="layout" svg:x1="69.3cm" svg:y1="28.2cm" svg:x2="69.3cm" svg:y2="30.6cm">
            <text:p/>
          </draw:line>
          <draw:line draw:style-name="gr3" draw:text-style-name="P3" draw:layer="layout" svg:x1="68.1cm" svg:y1="29.4cm" svg:x2="70.5cm" svg:y2="29.4cm">
            <text:p/>
          </draw:line>
        </draw:g>
        <draw:g>
          <draw:circle draw:style-name="gr2" draw:text-style-name="P2" draw:layer="layout" svg:width="2.4cm" svg:height="2.4cm" svg:x="68.1cm" svg:y="30.8cm">
            <text:p/>
          </draw:circle>
          <draw:line draw:style-name="gr3" draw:text-style-name="P3" draw:layer="layout" svg:x1="69.3cm" svg:y1="30.8cm" svg:x2="69.3cm" svg:y2="33.2cm">
            <text:p/>
          </draw:line>
          <draw:line draw:style-name="gr3" draw:text-style-name="P3" draw:layer="layout" svg:x1="68.1cm" svg:y1="32cm" svg:x2="70.5cm" svg:y2="32cm">
            <text:p/>
          </draw:line>
        </draw:g>
        <draw:g>
          <draw:circle draw:style-name="gr2" draw:text-style-name="P2" draw:layer="layout" svg:width="2.4cm" svg:height="2.4cm" svg:x="65.5cm" svg:y="28.2cm">
            <text:p/>
          </draw:circle>
          <draw:line draw:style-name="gr3" draw:text-style-name="P3" draw:layer="layout" svg:x1="66.7cm" svg:y1="28.2cm" svg:x2="66.7cm" svg:y2="30.6cm">
            <text:p/>
          </draw:line>
          <draw:line draw:style-name="gr3" draw:text-style-name="P3" draw:layer="layout" svg:x1="65.5cm" svg:y1="29.4cm" svg:x2="67.9cm" svg:y2="29.4cm">
            <text:p/>
          </draw:line>
        </draw:g>
        <draw:g>
          <draw:circle draw:style-name="gr2" draw:text-style-name="P2" draw:layer="layout" svg:width="2.4cm" svg:height="2.4cm" svg:x="65.5cm" svg:y="30.8cm">
            <text:p/>
          </draw:circle>
          <draw:line draw:style-name="gr3" draw:text-style-name="P3" draw:layer="layout" svg:x1="66.7cm" svg:y1="30.8cm" svg:x2="66.7cm" svg:y2="33.2cm">
            <text:p/>
          </draw:line>
          <draw:line draw:style-name="gr3" draw:text-style-name="P3" draw:layer="layout" svg:x1="65.5cm" svg:y1="32cm" svg:x2="67.9cm" svg:y2="32cm">
            <text:p/>
          </draw:line>
        </draw:g>
        <draw:g>
          <draw:circle draw:style-name="gr2" draw:text-style-name="P2" draw:layer="layout" svg:width="2.4cm" svg:height="2.4cm" svg:x="73.3cm" svg:y="33.4cm">
            <text:p/>
          </draw:circle>
          <draw:line draw:style-name="gr3" draw:text-style-name="P3" draw:layer="layout" svg:x1="74.5cm" svg:y1="33.4cm" svg:x2="74.5cm" svg:y2="35.8cm">
            <text:p/>
          </draw:line>
          <draw:line draw:style-name="gr3" draw:text-style-name="P3" draw:layer="layout" svg:x1="73.3cm" svg:y1="34.6cm" svg:x2="75.7cm" svg:y2="34.6cm">
            <text:p/>
          </draw:line>
        </draw:g>
        <draw:g>
          <draw:circle draw:style-name="gr2" draw:text-style-name="P2" draw:layer="layout" svg:width="2.4cm" svg:height="2.4cm" svg:x="73.3cm" svg:y="36cm">
            <text:p/>
          </draw:circle>
          <draw:line draw:style-name="gr3" draw:text-style-name="P3" draw:layer="layout" svg:x1="74.5cm" svg:y1="36cm" svg:x2="74.5cm" svg:y2="38.4cm">
            <text:p/>
          </draw:line>
          <draw:line draw:style-name="gr3" draw:text-style-name="P3" draw:layer="layout" svg:x1="73.3cm" svg:y1="37.2cm" svg:x2="75.7cm" svg:y2="37.2cm">
            <text:p/>
          </draw:line>
        </draw:g>
        <draw:g>
          <draw:circle draw:style-name="gr2" draw:text-style-name="P2" draw:layer="layout" svg:width="2.4cm" svg:height="2.4cm" svg:x="70.7cm" svg:y="33.4cm">
            <text:p/>
          </draw:circle>
          <draw:line draw:style-name="gr3" draw:text-style-name="P3" draw:layer="layout" svg:x1="71.9cm" svg:y1="33.4cm" svg:x2="71.9cm" svg:y2="35.8cm">
            <text:p/>
          </draw:line>
          <draw:line draw:style-name="gr3" draw:text-style-name="P3" draw:layer="layout" svg:x1="70.7cm" svg:y1="34.6cm" svg:x2="73.1cm" svg:y2="34.6cm">
            <text:p/>
          </draw:line>
        </draw:g>
        <draw:g>
          <draw:circle draw:style-name="gr2" draw:text-style-name="P2" draw:layer="layout" svg:width="2.4cm" svg:height="2.4cm" svg:x="70.7cm" svg:y="36cm">
            <text:p/>
          </draw:circle>
          <draw:line draw:style-name="gr3" draw:text-style-name="P3" draw:layer="layout" svg:x1="71.9cm" svg:y1="36cm" svg:x2="71.9cm" svg:y2="38.4cm">
            <text:p/>
          </draw:line>
          <draw:line draw:style-name="gr3" draw:text-style-name="P3" draw:layer="layout" svg:x1="70.7cm" svg:y1="37.2cm" svg:x2="73.1cm" svg:y2="37.2cm">
            <text:p/>
          </draw:line>
        </draw:g>
        <draw:g>
          <draw:circle draw:style-name="gr2" draw:text-style-name="P2" draw:layer="layout" svg:width="2.4cm" svg:height="2.4cm" svg:x="68.1cm" svg:y="33.4cm">
            <text:p/>
          </draw:circle>
          <draw:line draw:style-name="gr3" draw:text-style-name="P3" draw:layer="layout" svg:x1="69.3cm" svg:y1="33.4cm" svg:x2="69.3cm" svg:y2="35.8cm">
            <text:p/>
          </draw:line>
          <draw:line draw:style-name="gr3" draw:text-style-name="P3" draw:layer="layout" svg:x1="68.1cm" svg:y1="34.6cm" svg:x2="70.5cm" svg:y2="34.6cm">
            <text:p/>
          </draw:line>
        </draw:g>
        <draw:g>
          <draw:circle draw:style-name="gr2" draw:text-style-name="P2" draw:layer="layout" svg:width="2.4cm" svg:height="2.4cm" svg:x="68.1cm" svg:y="36cm">
            <text:p/>
          </draw:circle>
          <draw:line draw:style-name="gr3" draw:text-style-name="P3" draw:layer="layout" svg:x1="69.3cm" svg:y1="36cm" svg:x2="69.3cm" svg:y2="38.4cm">
            <text:p/>
          </draw:line>
          <draw:line draw:style-name="gr3" draw:text-style-name="P3" draw:layer="layout" svg:x1="68.1cm" svg:y1="37.2cm" svg:x2="70.5cm" svg:y2="37.2cm">
            <text:p/>
          </draw:line>
        </draw:g>
        <draw:g>
          <draw:circle draw:style-name="gr2" draw:text-style-name="P2" draw:layer="layout" svg:width="2.4cm" svg:height="2.4cm" svg:x="65.5cm" svg:y="33.4cm">
            <text:p/>
          </draw:circle>
          <draw:line draw:style-name="gr3" draw:text-style-name="P3" draw:layer="layout" svg:x1="66.7cm" svg:y1="33.4cm" svg:x2="66.7cm" svg:y2="35.8cm">
            <text:p/>
          </draw:line>
          <draw:line draw:style-name="gr3" draw:text-style-name="P3" draw:layer="layout" svg:x1="65.5cm" svg:y1="34.6cm" svg:x2="67.9cm" svg:y2="34.6cm">
            <text:p/>
          </draw:line>
        </draw:g>
        <draw:g>
          <draw:circle draw:style-name="gr2" draw:text-style-name="P2" draw:layer="layout" svg:width="2.4cm" svg:height="2.4cm" svg:x="65.5cm" svg:y="36cm">
            <text:p/>
          </draw:circle>
          <draw:line draw:style-name="gr3" draw:text-style-name="P3" draw:layer="layout" svg:x1="66.7cm" svg:y1="36cm" svg:x2="66.7cm" svg:y2="38.4cm">
            <text:p/>
          </draw:line>
          <draw:line draw:style-name="gr3" draw:text-style-name="P3" draw:layer="layout" svg:x1="65.5cm" svg:y1="37.2cm" svg:x2="67.9cm" svg:y2="37.2cm">
            <text:p/>
          </draw:line>
        </draw:g>
        <draw:g>
          <draw:circle draw:style-name="gr2" draw:text-style-name="P2" draw:layer="layout" svg:width="2.4cm" svg:height="2.4cm" svg:x="62.9cm" svg:y="28.2cm">
            <text:p/>
          </draw:circle>
          <draw:line draw:style-name="gr3" draw:text-style-name="P3" draw:layer="layout" svg:x1="64.1cm" svg:y1="28.2cm" svg:x2="64.1cm" svg:y2="30.6cm">
            <text:p/>
          </draw:line>
          <draw:line draw:style-name="gr3" draw:text-style-name="P3" draw:layer="layout" svg:x1="62.9cm" svg:y1="29.4cm" svg:x2="65.3cm" svg:y2="29.4cm">
            <text:p/>
          </draw:line>
        </draw:g>
        <draw:g>
          <draw:circle draw:style-name="gr2" draw:text-style-name="P2" draw:layer="layout" svg:width="2.4cm" svg:height="2.4cm" svg:x="62.9cm" svg:y="30.8cm">
            <text:p/>
          </draw:circle>
          <draw:line draw:style-name="gr3" draw:text-style-name="P3" draw:layer="layout" svg:x1="64.1cm" svg:y1="30.8cm" svg:x2="64.1cm" svg:y2="33.2cm">
            <text:p/>
          </draw:line>
          <draw:line draw:style-name="gr3" draw:text-style-name="P3" draw:layer="layout" svg:x1="62.9cm" svg:y1="32cm" svg:x2="65.3cm" svg:y2="32cm">
            <text:p/>
          </draw:line>
        </draw:g>
        <draw:g>
          <draw:circle draw:style-name="gr2" draw:text-style-name="P2" draw:layer="layout" svg:width="2.4cm" svg:height="2.4cm" svg:x="60.3cm" svg:y="28.2cm">
            <text:p/>
          </draw:circle>
          <draw:line draw:style-name="gr3" draw:text-style-name="P3" draw:layer="layout" svg:x1="61.5cm" svg:y1="28.2cm" svg:x2="61.5cm" svg:y2="30.6cm">
            <text:p/>
          </draw:line>
          <draw:line draw:style-name="gr3" draw:text-style-name="P3" draw:layer="layout" svg:x1="60.3cm" svg:y1="29.4cm" svg:x2="62.7cm" svg:y2="29.4cm">
            <text:p/>
          </draw:line>
        </draw:g>
        <draw:g>
          <draw:circle draw:style-name="gr2" draw:text-style-name="P2" draw:layer="layout" svg:width="2.4cm" svg:height="2.4cm" svg:x="60.3cm" svg:y="30.8cm">
            <text:p/>
          </draw:circle>
          <draw:line draw:style-name="gr3" draw:text-style-name="P3" draw:layer="layout" svg:x1="61.5cm" svg:y1="30.8cm" svg:x2="61.5cm" svg:y2="33.2cm">
            <text:p/>
          </draw:line>
          <draw:line draw:style-name="gr3" draw:text-style-name="P3" draw:layer="layout" svg:x1="60.3cm" svg:y1="32cm" svg:x2="62.7cm" svg:y2="32cm">
            <text:p/>
          </draw:line>
        </draw:g>
        <draw:g>
          <draw:circle draw:style-name="gr2" draw:text-style-name="P2" draw:layer="layout" svg:width="2.4cm" svg:height="2.4cm" svg:x="57.7cm" svg:y="28.2cm">
            <text:p/>
          </draw:circle>
          <draw:line draw:style-name="gr3" draw:text-style-name="P3" draw:layer="layout" svg:x1="58.9cm" svg:y1="28.2cm" svg:x2="58.9cm" svg:y2="30.6cm">
            <text:p/>
          </draw:line>
          <draw:line draw:style-name="gr3" draw:text-style-name="P3" draw:layer="layout" svg:x1="57.7cm" svg:y1="29.4cm" svg:x2="60.1cm" svg:y2="29.4cm">
            <text:p/>
          </draw:line>
        </draw:g>
        <draw:g>
          <draw:circle draw:style-name="gr2" draw:text-style-name="P2" draw:layer="layout" svg:width="2.4cm" svg:height="2.4cm" svg:x="57.7cm" svg:y="30.8cm">
            <text:p/>
          </draw:circle>
          <draw:line draw:style-name="gr3" draw:text-style-name="P3" draw:layer="layout" svg:x1="58.9cm" svg:y1="30.8cm" svg:x2="58.9cm" svg:y2="33.2cm">
            <text:p/>
          </draw:line>
          <draw:line draw:style-name="gr3" draw:text-style-name="P3" draw:layer="layout" svg:x1="57.7cm" svg:y1="32cm" svg:x2="60.1cm" svg:y2="32cm">
            <text:p/>
          </draw:line>
        </draw:g>
        <draw:g>
          <draw:circle draw:style-name="gr2" draw:text-style-name="P2" draw:layer="layout" svg:width="2.4cm" svg:height="2.4cm" svg:x="55.1cm" svg:y="28.2cm">
            <text:p/>
          </draw:circle>
          <draw:line draw:style-name="gr3" draw:text-style-name="P3" draw:layer="layout" svg:x1="56.3cm" svg:y1="28.2cm" svg:x2="56.3cm" svg:y2="30.6cm">
            <text:p/>
          </draw:line>
          <draw:line draw:style-name="gr3" draw:text-style-name="P3" draw:layer="layout" svg:x1="55.1cm" svg:y1="29.4cm" svg:x2="57.5cm" svg:y2="29.4cm">
            <text:p/>
          </draw:line>
        </draw:g>
        <draw:g>
          <draw:circle draw:style-name="gr2" draw:text-style-name="P2" draw:layer="layout" svg:width="2.4cm" svg:height="2.4cm" svg:x="55.1cm" svg:y="30.8cm">
            <text:p/>
          </draw:circle>
          <draw:line draw:style-name="gr3" draw:text-style-name="P3" draw:layer="layout" svg:x1="56.3cm" svg:y1="30.8cm" svg:x2="56.3cm" svg:y2="33.2cm">
            <text:p/>
          </draw:line>
          <draw:line draw:style-name="gr3" draw:text-style-name="P3" draw:layer="layout" svg:x1="55.1cm" svg:y1="32cm" svg:x2="57.5cm" svg:y2="32cm">
            <text:p/>
          </draw:line>
        </draw:g>
        <draw:g>
          <draw:circle draw:style-name="gr2" draw:text-style-name="P2" draw:layer="layout" svg:width="2.4cm" svg:height="2.4cm" svg:x="62.9cm" svg:y="33.4cm">
            <text:p/>
          </draw:circle>
          <draw:line draw:style-name="gr3" draw:text-style-name="P3" draw:layer="layout" svg:x1="64.1cm" svg:y1="33.4cm" svg:x2="64.1cm" svg:y2="35.8cm">
            <text:p/>
          </draw:line>
          <draw:line draw:style-name="gr3" draw:text-style-name="P3" draw:layer="layout" svg:x1="62.9cm" svg:y1="34.6cm" svg:x2="65.3cm" svg:y2="34.6cm">
            <text:p/>
          </draw:line>
        </draw:g>
        <draw:g>
          <draw:circle draw:style-name="gr2" draw:text-style-name="P2" draw:layer="layout" svg:width="2.4cm" svg:height="2.4cm" svg:x="62.9cm" svg:y="36cm">
            <text:p/>
          </draw:circle>
          <draw:line draw:style-name="gr3" draw:text-style-name="P3" draw:layer="layout" svg:x1="64.1cm" svg:y1="36cm" svg:x2="64.1cm" svg:y2="38.4cm">
            <text:p/>
          </draw:line>
          <draw:line draw:style-name="gr3" draw:text-style-name="P3" draw:layer="layout" svg:x1="62.9cm" svg:y1="37.2cm" svg:x2="65.3cm" svg:y2="37.2cm">
            <text:p/>
          </draw:line>
        </draw:g>
        <draw:g>
          <draw:circle draw:style-name="gr2" draw:text-style-name="P2" draw:layer="layout" svg:width="2.4cm" svg:height="2.4cm" svg:x="60.3cm" svg:y="33.4cm">
            <text:p/>
          </draw:circle>
          <draw:line draw:style-name="gr3" draw:text-style-name="P3" draw:layer="layout" svg:x1="61.5cm" svg:y1="33.4cm" svg:x2="61.5cm" svg:y2="35.8cm">
            <text:p/>
          </draw:line>
          <draw:line draw:style-name="gr3" draw:text-style-name="P3" draw:layer="layout" svg:x1="60.3cm" svg:y1="34.6cm" svg:x2="62.7cm" svg:y2="34.6cm">
            <text:p/>
          </draw:line>
        </draw:g>
        <draw:g>
          <draw:circle draw:style-name="gr2" draw:text-style-name="P2" draw:layer="layout" svg:width="2.4cm" svg:height="2.4cm" svg:x="60.3cm" svg:y="36cm">
            <text:p/>
          </draw:circle>
          <draw:line draw:style-name="gr3" draw:text-style-name="P3" draw:layer="layout" svg:x1="61.5cm" svg:y1="36cm" svg:x2="61.5cm" svg:y2="38.4cm">
            <text:p/>
          </draw:line>
          <draw:line draw:style-name="gr3" draw:text-style-name="P3" draw:layer="layout" svg:x1="60.3cm" svg:y1="37.2cm" svg:x2="62.7cm" svg:y2="37.2cm">
            <text:p/>
          </draw:line>
        </draw:g>
        <draw:g>
          <draw:circle draw:style-name="gr2" draw:text-style-name="P2" draw:layer="layout" svg:width="2.4cm" svg:height="2.4cm" svg:x="57.7cm" svg:y="33.4cm">
            <text:p/>
          </draw:circle>
          <draw:line draw:style-name="gr3" draw:text-style-name="P3" draw:layer="layout" svg:x1="58.9cm" svg:y1="33.4cm" svg:x2="58.9cm" svg:y2="35.8cm">
            <text:p/>
          </draw:line>
          <draw:line draw:style-name="gr3" draw:text-style-name="P3" draw:layer="layout" svg:x1="57.7cm" svg:y1="34.6cm" svg:x2="60.1cm" svg:y2="34.6cm">
            <text:p/>
          </draw:line>
        </draw:g>
        <draw:g>
          <draw:circle draw:style-name="gr2" draw:text-style-name="P2" draw:layer="layout" svg:width="2.4cm" svg:height="2.4cm" svg:x="57.7cm" svg:y="36cm">
            <text:p/>
          </draw:circle>
          <draw:line draw:style-name="gr3" draw:text-style-name="P3" draw:layer="layout" svg:x1="58.9cm" svg:y1="36cm" svg:x2="58.9cm" svg:y2="38.4cm">
            <text:p/>
          </draw:line>
          <draw:line draw:style-name="gr3" draw:text-style-name="P3" draw:layer="layout" svg:x1="57.7cm" svg:y1="37.2cm" svg:x2="60.1cm" svg:y2="37.2cm">
            <text:p/>
          </draw:line>
        </draw:g>
        <draw:g>
          <draw:circle draw:style-name="gr2" draw:text-style-name="P2" draw:layer="layout" svg:width="2.4cm" svg:height="2.4cm" svg:x="55.1cm" svg:y="33.4cm">
            <text:p/>
          </draw:circle>
          <draw:line draw:style-name="gr3" draw:text-style-name="P3" draw:layer="layout" svg:x1="56.3cm" svg:y1="33.4cm" svg:x2="56.3cm" svg:y2="35.8cm">
            <text:p/>
          </draw:line>
          <draw:line draw:style-name="gr3" draw:text-style-name="P3" draw:layer="layout" svg:x1="55.1cm" svg:y1="34.6cm" svg:x2="57.5cm" svg:y2="34.6cm">
            <text:p/>
          </draw:line>
        </draw:g>
        <draw:g>
          <draw:circle draw:style-name="gr2" draw:text-style-name="P2" draw:layer="layout" svg:width="2.4cm" svg:height="2.4cm" svg:x="55.1cm" svg:y="36cm">
            <text:p/>
          </draw:circle>
          <draw:line draw:style-name="gr3" draw:text-style-name="P3" draw:layer="layout" svg:x1="56.3cm" svg:y1="36cm" svg:x2="56.3cm" svg:y2="38.4cm">
            <text:p/>
          </draw:line>
          <draw:line draw:style-name="gr3" draw:text-style-name="P3" draw:layer="layout" svg:x1="55.1cm" svg:y1="37.2cm" svg:x2="57.5cm" svg:y2="37.2cm">
            <text:p/>
          </draw:line>
        </draw:g>
        <draw:g>
          <draw:circle draw:style-name="gr2" draw:text-style-name="P2" draw:layer="layout" svg:width="2.4cm" svg:height="2.4cm" svg:x="52.5cm" svg:y="17.8cm">
            <text:p/>
          </draw:circle>
          <draw:line draw:style-name="gr3" draw:text-style-name="P3" draw:layer="layout" svg:x1="53.7cm" svg:y1="17.8cm" svg:x2="53.7cm" svg:y2="20.2cm">
            <text:p/>
          </draw:line>
          <draw:line draw:style-name="gr3" draw:text-style-name="P3" draw:layer="layout" svg:x1="52.5cm" svg:y1="19cm" svg:x2="54.9cm" svg:y2="19cm">
            <text:p/>
          </draw:line>
        </draw:g>
        <draw:g>
          <draw:circle draw:style-name="gr2" draw:text-style-name="P2" draw:layer="layout" svg:width="2.4cm" svg:height="2.4cm" svg:x="52.5cm" svg:y="20.4cm">
            <text:p/>
          </draw:circle>
          <draw:line draw:style-name="gr3" draw:text-style-name="P3" draw:layer="layout" svg:x1="53.7cm" svg:y1="20.4cm" svg:x2="53.7cm" svg:y2="22.8cm">
            <text:p/>
          </draw:line>
          <draw:line draw:style-name="gr3" draw:text-style-name="P3" draw:layer="layout" svg:x1="52.5cm" svg:y1="21.6cm" svg:x2="54.9cm" svg:y2="21.6cm">
            <text:p/>
          </draw:line>
        </draw:g>
        <draw:g>
          <draw:circle draw:style-name="gr2" draw:text-style-name="P2" draw:layer="layout" svg:width="2.4cm" svg:height="2.4cm" svg:x="49.9cm" svg:y="17.8cm">
            <text:p/>
          </draw:circle>
          <draw:line draw:style-name="gr3" draw:text-style-name="P3" draw:layer="layout" svg:x1="51.1cm" svg:y1="17.8cm" svg:x2="51.1cm" svg:y2="20.2cm">
            <text:p/>
          </draw:line>
          <draw:line draw:style-name="gr3" draw:text-style-name="P3" draw:layer="layout" svg:x1="49.9cm" svg:y1="19cm" svg:x2="52.3cm" svg:y2="19cm">
            <text:p/>
          </draw:line>
        </draw:g>
        <draw:g>
          <draw:circle draw:style-name="gr2" draw:text-style-name="P2" draw:layer="layout" svg:width="2.4cm" svg:height="2.4cm" svg:x="49.9cm" svg:y="20.4cm">
            <text:p/>
          </draw:circle>
          <draw:line draw:style-name="gr3" draw:text-style-name="P3" draw:layer="layout" svg:x1="51.1cm" svg:y1="20.4cm" svg:x2="51.1cm" svg:y2="22.8cm">
            <text:p/>
          </draw:line>
          <draw:line draw:style-name="gr3" draw:text-style-name="P3" draw:layer="layout" svg:x1="49.9cm" svg:y1="21.6cm" svg:x2="52.3cm" svg:y2="21.6cm">
            <text:p/>
          </draw:line>
        </draw:g>
        <draw:g>
          <draw:circle draw:style-name="gr2" draw:text-style-name="P2" draw:layer="layout" svg:width="2.4cm" svg:height="2.4cm" svg:x="47.3cm" svg:y="17.8cm">
            <text:p/>
          </draw:circle>
          <draw:line draw:style-name="gr3" draw:text-style-name="P3" draw:layer="layout" svg:x1="48.5cm" svg:y1="17.8cm" svg:x2="48.5cm" svg:y2="20.2cm">
            <text:p/>
          </draw:line>
          <draw:line draw:style-name="gr3" draw:text-style-name="P3" draw:layer="layout" svg:x1="47.3cm" svg:y1="19cm" svg:x2="49.7cm" svg:y2="19cm">
            <text:p/>
          </draw:line>
        </draw:g>
        <draw:g>
          <draw:circle draw:style-name="gr2" draw:text-style-name="P2" draw:layer="layout" svg:width="2.4cm" svg:height="2.4cm" svg:x="47.3cm" svg:y="20.4cm">
            <text:p/>
          </draw:circle>
          <draw:line draw:style-name="gr3" draw:text-style-name="P3" draw:layer="layout" svg:x1="48.5cm" svg:y1="20.4cm" svg:x2="48.5cm" svg:y2="22.8cm">
            <text:p/>
          </draw:line>
          <draw:line draw:style-name="gr3" draw:text-style-name="P3" draw:layer="layout" svg:x1="47.3cm" svg:y1="21.6cm" svg:x2="49.7cm" svg:y2="21.6cm">
            <text:p/>
          </draw:line>
        </draw:g>
        <draw:g>
          <draw:circle draw:style-name="gr2" draw:text-style-name="P2" draw:layer="layout" svg:width="2.4cm" svg:height="2.4cm" svg:x="44.7cm" svg:y="17.8cm">
            <text:p/>
          </draw:circle>
          <draw:line draw:style-name="gr3" draw:text-style-name="P3" draw:layer="layout" svg:x1="45.9cm" svg:y1="17.8cm" svg:x2="45.9cm" svg:y2="20.2cm">
            <text:p/>
          </draw:line>
          <draw:line draw:style-name="gr3" draw:text-style-name="P3" draw:layer="layout" svg:x1="44.7cm" svg:y1="19cm" svg:x2="47.1cm" svg:y2="19cm">
            <text:p/>
          </draw:line>
        </draw:g>
        <draw:g>
          <draw:circle draw:style-name="gr2" draw:text-style-name="P2" draw:layer="layout" svg:width="2.4cm" svg:height="2.4cm" svg:x="44.7cm" svg:y="20.4cm">
            <text:p/>
          </draw:circle>
          <draw:line draw:style-name="gr3" draw:text-style-name="P3" draw:layer="layout" svg:x1="45.9cm" svg:y1="20.4cm" svg:x2="45.9cm" svg:y2="22.8cm">
            <text:p/>
          </draw:line>
          <draw:line draw:style-name="gr3" draw:text-style-name="P3" draw:layer="layout" svg:x1="44.7cm" svg:y1="21.6cm" svg:x2="47.1cm" svg:y2="21.6cm">
            <text:p/>
          </draw:line>
        </draw:g>
        <draw:g>
          <draw:circle draw:style-name="gr2" draw:text-style-name="P2" draw:layer="layout" svg:width="2.4cm" svg:height="2.4cm" svg:x="52.5cm" svg:y="23cm">
            <text:p/>
          </draw:circle>
          <draw:line draw:style-name="gr3" draw:text-style-name="P3" draw:layer="layout" svg:x1="53.7cm" svg:y1="23cm" svg:x2="53.7cm" svg:y2="25.4cm">
            <text:p/>
          </draw:line>
          <draw:line draw:style-name="gr3" draw:text-style-name="P3" draw:layer="layout" svg:x1="52.5cm" svg:y1="24.2cm" svg:x2="54.9cm" svg:y2="24.2cm">
            <text:p/>
          </draw:line>
        </draw:g>
        <draw:g>
          <draw:circle draw:style-name="gr2" draw:text-style-name="P2" draw:layer="layout" svg:width="2.4cm" svg:height="2.4cm" svg:x="52.5cm" svg:y="25.6cm">
            <text:p/>
          </draw:circle>
          <draw:line draw:style-name="gr3" draw:text-style-name="P3" draw:layer="layout" svg:x1="53.7cm" svg:y1="25.6cm" svg:x2="53.7cm" svg:y2="28cm">
            <text:p/>
          </draw:line>
          <draw:line draw:style-name="gr3" draw:text-style-name="P3" draw:layer="layout" svg:x1="52.5cm" svg:y1="26.8cm" svg:x2="54.9cm" svg:y2="26.8cm">
            <text:p/>
          </draw:line>
        </draw:g>
        <draw:g>
          <draw:circle draw:style-name="gr2" draw:text-style-name="P2" draw:layer="layout" svg:width="2.4cm" svg:height="2.4cm" svg:x="49.9cm" svg:y="23cm">
            <text:p/>
          </draw:circle>
          <draw:line draw:style-name="gr3" draw:text-style-name="P3" draw:layer="layout" svg:x1="51.1cm" svg:y1="23cm" svg:x2="51.1cm" svg:y2="25.4cm">
            <text:p/>
          </draw:line>
          <draw:line draw:style-name="gr3" draw:text-style-name="P3" draw:layer="layout" svg:x1="49.9cm" svg:y1="24.2cm" svg:x2="52.3cm" svg:y2="24.2cm">
            <text:p/>
          </draw:line>
        </draw:g>
        <draw:g>
          <draw:circle draw:style-name="gr2" draw:text-style-name="P2" draw:layer="layout" svg:width="2.4cm" svg:height="2.4cm" svg:x="49.9cm" svg:y="25.6cm">
            <text:p/>
          </draw:circle>
          <draw:line draw:style-name="gr3" draw:text-style-name="P3" draw:layer="layout" svg:x1="51.1cm" svg:y1="25.6cm" svg:x2="51.1cm" svg:y2="28cm">
            <text:p/>
          </draw:line>
          <draw:line draw:style-name="gr3" draw:text-style-name="P3" draw:layer="layout" svg:x1="49.9cm" svg:y1="26.8cm" svg:x2="52.3cm" svg:y2="26.8cm">
            <text:p/>
          </draw:line>
        </draw:g>
        <draw:g>
          <draw:circle draw:style-name="gr2" draw:text-style-name="P2" draw:layer="layout" svg:width="2.4cm" svg:height="2.4cm" svg:x="47.3cm" svg:y="23cm">
            <text:p/>
          </draw:circle>
          <draw:line draw:style-name="gr3" draw:text-style-name="P3" draw:layer="layout" svg:x1="48.5cm" svg:y1="23cm" svg:x2="48.5cm" svg:y2="25.4cm">
            <text:p/>
          </draw:line>
          <draw:line draw:style-name="gr3" draw:text-style-name="P3" draw:layer="layout" svg:x1="47.3cm" svg:y1="24.2cm" svg:x2="49.7cm" svg:y2="24.2cm">
            <text:p/>
          </draw:line>
        </draw:g>
        <draw:g>
          <draw:circle draw:style-name="gr2" draw:text-style-name="P2" draw:layer="layout" svg:width="2.4cm" svg:height="2.4cm" svg:x="47.3cm" svg:y="25.6cm">
            <text:p/>
          </draw:circle>
          <draw:line draw:style-name="gr3" draw:text-style-name="P3" draw:layer="layout" svg:x1="48.5cm" svg:y1="25.6cm" svg:x2="48.5cm" svg:y2="28cm">
            <text:p/>
          </draw:line>
          <draw:line draw:style-name="gr3" draw:text-style-name="P3" draw:layer="layout" svg:x1="47.3cm" svg:y1="26.8cm" svg:x2="49.7cm" svg:y2="26.8cm">
            <text:p/>
          </draw:line>
        </draw:g>
        <draw:g>
          <draw:circle draw:style-name="gr2" draw:text-style-name="P2" draw:layer="layout" svg:width="2.4cm" svg:height="2.4cm" svg:x="44.7cm" svg:y="23cm">
            <text:p/>
          </draw:circle>
          <draw:line draw:style-name="gr3" draw:text-style-name="P3" draw:layer="layout" svg:x1="45.9cm" svg:y1="23cm" svg:x2="45.9cm" svg:y2="25.4cm">
            <text:p/>
          </draw:line>
          <draw:line draw:style-name="gr3" draw:text-style-name="P3" draw:layer="layout" svg:x1="44.7cm" svg:y1="24.2cm" svg:x2="47.1cm" svg:y2="24.2cm">
            <text:p/>
          </draw:line>
        </draw:g>
        <draw:g>
          <draw:circle draw:style-name="gr2" draw:text-style-name="P2" draw:layer="layout" svg:width="2.4cm" svg:height="2.4cm" svg:x="44.7cm" svg:y="25.6cm">
            <text:p/>
          </draw:circle>
          <draw:line draw:style-name="gr3" draw:text-style-name="P3" draw:layer="layout" svg:x1="45.9cm" svg:y1="25.6cm" svg:x2="45.9cm" svg:y2="28cm">
            <text:p/>
          </draw:line>
          <draw:line draw:style-name="gr3" draw:text-style-name="P3" draw:layer="layout" svg:x1="44.7cm" svg:y1="26.8cm" svg:x2="47.1cm" svg:y2="26.8cm">
            <text:p/>
          </draw:line>
        </draw:g>
        <draw:g>
          <draw:circle draw:style-name="gr2" draw:text-style-name="P2" draw:layer="layout" svg:width="2.4cm" svg:height="2.4cm" svg:x="42.1cm" svg:y="17.8cm">
            <text:p/>
          </draw:circle>
          <draw:line draw:style-name="gr3" draw:text-style-name="P3" draw:layer="layout" svg:x1="43.3cm" svg:y1="17.8cm" svg:x2="43.3cm" svg:y2="20.2cm">
            <text:p/>
          </draw:line>
          <draw:line draw:style-name="gr3" draw:text-style-name="P3" draw:layer="layout" svg:x1="42.1cm" svg:y1="19cm" svg:x2="44.5cm" svg:y2="19cm">
            <text:p/>
          </draw:line>
        </draw:g>
        <draw:g>
          <draw:circle draw:style-name="gr2" draw:text-style-name="P2" draw:layer="layout" svg:width="2.4cm" svg:height="2.4cm" svg:x="42.1cm" svg:y="20.4cm">
            <text:p/>
          </draw:circle>
          <draw:line draw:style-name="gr3" draw:text-style-name="P3" draw:layer="layout" svg:x1="43.3cm" svg:y1="20.4cm" svg:x2="43.3cm" svg:y2="22.8cm">
            <text:p/>
          </draw:line>
          <draw:line draw:style-name="gr3" draw:text-style-name="P3" draw:layer="layout" svg:x1="42.1cm" svg:y1="21.6cm" svg:x2="44.5cm" svg:y2="21.6cm">
            <text:p/>
          </draw:line>
        </draw:g>
        <draw:g>
          <draw:circle draw:style-name="gr2" draw:text-style-name="P2" draw:layer="layout" svg:width="2.4cm" svg:height="2.4cm" svg:x="39.5cm" svg:y="17.8cm">
            <text:p/>
          </draw:circle>
          <draw:line draw:style-name="gr3" draw:text-style-name="P3" draw:layer="layout" svg:x1="40.7cm" svg:y1="17.8cm" svg:x2="40.7cm" svg:y2="20.2cm">
            <text:p/>
          </draw:line>
          <draw:line draw:style-name="gr3" draw:text-style-name="P3" draw:layer="layout" svg:x1="39.5cm" svg:y1="19cm" svg:x2="41.9cm" svg:y2="19cm">
            <text:p/>
          </draw:line>
        </draw:g>
        <draw:g>
          <draw:circle draw:style-name="gr2" draw:text-style-name="P2" draw:layer="layout" svg:width="2.4cm" svg:height="2.4cm" svg:x="39.5cm" svg:y="20.4cm">
            <text:p/>
          </draw:circle>
          <draw:line draw:style-name="gr3" draw:text-style-name="P3" draw:layer="layout" svg:x1="40.7cm" svg:y1="20.4cm" svg:x2="40.7cm" svg:y2="22.8cm">
            <text:p/>
          </draw:line>
          <draw:line draw:style-name="gr3" draw:text-style-name="P3" draw:layer="layout" svg:x1="39.5cm" svg:y1="21.6cm" svg:x2="41.9cm" svg:y2="21.6cm">
            <text:p/>
          </draw:line>
        </draw:g>
        <draw:g>
          <draw:circle draw:style-name="gr2" draw:text-style-name="P2" draw:layer="layout" svg:width="2.4cm" svg:height="2.4cm" svg:x="36.9cm" svg:y="17.8cm">
            <text:p/>
          </draw:circle>
          <draw:line draw:style-name="gr3" draw:text-style-name="P3" draw:layer="layout" svg:x1="38.1cm" svg:y1="17.8cm" svg:x2="38.1cm" svg:y2="20.2cm">
            <text:p/>
          </draw:line>
          <draw:line draw:style-name="gr3" draw:text-style-name="P3" draw:layer="layout" svg:x1="36.9cm" svg:y1="19cm" svg:x2="39.3cm" svg:y2="19cm">
            <text:p/>
          </draw:line>
        </draw:g>
        <draw:g>
          <draw:circle draw:style-name="gr2" draw:text-style-name="P2" draw:layer="layout" svg:width="2.4cm" svg:height="2.4cm" svg:x="36.9cm" svg:y="20.4cm">
            <text:p/>
          </draw:circle>
          <draw:line draw:style-name="gr3" draw:text-style-name="P3" draw:layer="layout" svg:x1="38.1cm" svg:y1="20.4cm" svg:x2="38.1cm" svg:y2="22.8cm">
            <text:p/>
          </draw:line>
          <draw:line draw:style-name="gr3" draw:text-style-name="P3" draw:layer="layout" svg:x1="36.9cm" svg:y1="21.6cm" svg:x2="39.3cm" svg:y2="21.6cm">
            <text:p/>
          </draw:line>
        </draw:g>
        <draw:g>
          <draw:circle draw:style-name="gr2" draw:text-style-name="P2" draw:layer="layout" svg:width="2.4cm" svg:height="2.4cm" svg:x="34.3cm" svg:y="17.8cm">
            <text:p/>
          </draw:circle>
          <draw:line draw:style-name="gr3" draw:text-style-name="P3" draw:layer="layout" svg:x1="35.5cm" svg:y1="17.8cm" svg:x2="35.5cm" svg:y2="20.2cm">
            <text:p/>
          </draw:line>
          <draw:line draw:style-name="gr3" draw:text-style-name="P3" draw:layer="layout" svg:x1="34.3cm" svg:y1="19cm" svg:x2="36.7cm" svg:y2="19cm">
            <text:p/>
          </draw:line>
        </draw:g>
        <draw:g>
          <draw:circle draw:style-name="gr2" draw:text-style-name="P2" draw:layer="layout" svg:width="2.4cm" svg:height="2.4cm" svg:x="34.3cm" svg:y="20.4cm">
            <text:p/>
          </draw:circle>
          <draw:line draw:style-name="gr3" draw:text-style-name="P3" draw:layer="layout" svg:x1="35.5cm" svg:y1="20.4cm" svg:x2="35.5cm" svg:y2="22.8cm">
            <text:p/>
          </draw:line>
          <draw:line draw:style-name="gr3" draw:text-style-name="P3" draw:layer="layout" svg:x1="34.3cm" svg:y1="21.6cm" svg:x2="36.7cm" svg:y2="21.6cm">
            <text:p/>
          </draw:line>
        </draw:g>
        <draw:g>
          <draw:circle draw:style-name="gr2" draw:text-style-name="P2" draw:layer="layout" svg:width="2.4cm" svg:height="2.4cm" svg:x="42.1cm" svg:y="23cm">
            <text:p/>
          </draw:circle>
          <draw:line draw:style-name="gr3" draw:text-style-name="P3" draw:layer="layout" svg:x1="43.3cm" svg:y1="23cm" svg:x2="43.3cm" svg:y2="25.4cm">
            <text:p/>
          </draw:line>
          <draw:line draw:style-name="gr3" draw:text-style-name="P3" draw:layer="layout" svg:x1="42.1cm" svg:y1="24.2cm" svg:x2="44.5cm" svg:y2="24.2cm">
            <text:p/>
          </draw:line>
        </draw:g>
        <draw:g>
          <draw:circle draw:style-name="gr2" draw:text-style-name="P2" draw:layer="layout" svg:width="2.4cm" svg:height="2.4cm" svg:x="42.1cm" svg:y="25.6cm">
            <text:p/>
          </draw:circle>
          <draw:line draw:style-name="gr3" draw:text-style-name="P3" draw:layer="layout" svg:x1="43.3cm" svg:y1="25.6cm" svg:x2="43.3cm" svg:y2="28cm">
            <text:p/>
          </draw:line>
          <draw:line draw:style-name="gr3" draw:text-style-name="P3" draw:layer="layout" svg:x1="42.1cm" svg:y1="26.8cm" svg:x2="44.5cm" svg:y2="26.8cm">
            <text:p/>
          </draw:line>
        </draw:g>
        <draw:g>
          <draw:circle draw:style-name="gr2" draw:text-style-name="P2" draw:layer="layout" svg:width="2.4cm" svg:height="2.4cm" svg:x="39.5cm" svg:y="23cm">
            <text:p/>
          </draw:circle>
          <draw:line draw:style-name="gr3" draw:text-style-name="P3" draw:layer="layout" svg:x1="40.7cm" svg:y1="23cm" svg:x2="40.7cm" svg:y2="25.4cm">
            <text:p/>
          </draw:line>
          <draw:line draw:style-name="gr3" draw:text-style-name="P3" draw:layer="layout" svg:x1="39.5cm" svg:y1="24.2cm" svg:x2="41.9cm" svg:y2="24.2cm">
            <text:p/>
          </draw:line>
        </draw:g>
        <draw:g>
          <draw:circle draw:style-name="gr2" draw:text-style-name="P2" draw:layer="layout" svg:width="2.4cm" svg:height="2.4cm" svg:x="39.5cm" svg:y="25.6cm">
            <text:p/>
          </draw:circle>
          <draw:line draw:style-name="gr3" draw:text-style-name="P3" draw:layer="layout" svg:x1="40.7cm" svg:y1="25.6cm" svg:x2="40.7cm" svg:y2="28cm">
            <text:p/>
          </draw:line>
          <draw:line draw:style-name="gr3" draw:text-style-name="P3" draw:layer="layout" svg:x1="39.5cm" svg:y1="26.8cm" svg:x2="41.9cm" svg:y2="26.8cm">
            <text:p/>
          </draw:line>
        </draw:g>
        <draw:g>
          <draw:circle draw:style-name="gr2" draw:text-style-name="P2" draw:layer="layout" svg:width="2.4cm" svg:height="2.4cm" svg:x="36.9cm" svg:y="23cm">
            <text:p/>
          </draw:circle>
          <draw:line draw:style-name="gr3" draw:text-style-name="P3" draw:layer="layout" svg:x1="38.1cm" svg:y1="23cm" svg:x2="38.1cm" svg:y2="25.4cm">
            <text:p/>
          </draw:line>
          <draw:line draw:style-name="gr3" draw:text-style-name="P3" draw:layer="layout" svg:x1="36.9cm" svg:y1="24.2cm" svg:x2="39.3cm" svg:y2="24.2cm">
            <text:p/>
          </draw:line>
        </draw:g>
        <draw:g>
          <draw:circle draw:style-name="gr2" draw:text-style-name="P2" draw:layer="layout" svg:width="2.4cm" svg:height="2.4cm" svg:x="36.9cm" svg:y="25.6cm">
            <text:p/>
          </draw:circle>
          <draw:line draw:style-name="gr3" draw:text-style-name="P3" draw:layer="layout" svg:x1="38.1cm" svg:y1="25.6cm" svg:x2="38.1cm" svg:y2="28cm">
            <text:p/>
          </draw:line>
          <draw:line draw:style-name="gr3" draw:text-style-name="P3" draw:layer="layout" svg:x1="36.9cm" svg:y1="26.8cm" svg:x2="39.3cm" svg:y2="26.8cm">
            <text:p/>
          </draw:line>
        </draw:g>
        <draw:g>
          <draw:circle draw:style-name="gr2" draw:text-style-name="P2" draw:layer="layout" svg:width="2.4cm" svg:height="2.4cm" svg:x="34.3cm" svg:y="23cm">
            <text:p/>
          </draw:circle>
          <draw:line draw:style-name="gr3" draw:text-style-name="P3" draw:layer="layout" svg:x1="35.5cm" svg:y1="23cm" svg:x2="35.5cm" svg:y2="25.4cm">
            <text:p/>
          </draw:line>
          <draw:line draw:style-name="gr3" draw:text-style-name="P3" draw:layer="layout" svg:x1="34.3cm" svg:y1="24.2cm" svg:x2="36.7cm" svg:y2="24.2cm">
            <text:p/>
          </draw:line>
        </draw:g>
        <draw:g>
          <draw:circle draw:style-name="gr2" draw:text-style-name="P2" draw:layer="layout" svg:width="2.4cm" svg:height="2.4cm" svg:x="34.3cm" svg:y="25.6cm">
            <text:p/>
          </draw:circle>
          <draw:line draw:style-name="gr3" draw:text-style-name="P3" draw:layer="layout" svg:x1="35.5cm" svg:y1="25.6cm" svg:x2="35.5cm" svg:y2="28cm">
            <text:p/>
          </draw:line>
          <draw:line draw:style-name="gr3" draw:text-style-name="P3" draw:layer="layout" svg:x1="34.3cm" svg:y1="26.8cm" svg:x2="36.7cm" svg:y2="26.8cm">
            <text:p/>
          </draw:line>
        </draw:g>
        <draw:g>
          <draw:circle draw:style-name="gr2" draw:text-style-name="P2" draw:layer="layout" svg:width="2.4cm" svg:height="2.4cm" svg:x="52.5cm" svg:y="28.2cm">
            <text:p/>
          </draw:circle>
          <draw:line draw:style-name="gr3" draw:text-style-name="P3" draw:layer="layout" svg:x1="53.7cm" svg:y1="28.2cm" svg:x2="53.7cm" svg:y2="30.6cm">
            <text:p/>
          </draw:line>
          <draw:line draw:style-name="gr3" draw:text-style-name="P3" draw:layer="layout" svg:x1="52.5cm" svg:y1="29.4cm" svg:x2="54.9cm" svg:y2="29.4cm">
            <text:p/>
          </draw:line>
        </draw:g>
        <draw:g>
          <draw:circle draw:style-name="gr2" draw:text-style-name="P2" draw:layer="layout" svg:width="2.4cm" svg:height="2.4cm" svg:x="52.5cm" svg:y="30.8cm">
            <text:p/>
          </draw:circle>
          <draw:line draw:style-name="gr3" draw:text-style-name="P3" draw:layer="layout" svg:x1="53.7cm" svg:y1="30.8cm" svg:x2="53.7cm" svg:y2="33.2cm">
            <text:p/>
          </draw:line>
          <draw:line draw:style-name="gr3" draw:text-style-name="P3" draw:layer="layout" svg:x1="52.5cm" svg:y1="32cm" svg:x2="54.9cm" svg:y2="32cm">
            <text:p/>
          </draw:line>
        </draw:g>
        <draw:g>
          <draw:circle draw:style-name="gr2" draw:text-style-name="P2" draw:layer="layout" svg:width="2.4cm" svg:height="2.4cm" svg:x="49.9cm" svg:y="28.2cm">
            <text:p/>
          </draw:circle>
          <draw:line draw:style-name="gr3" draw:text-style-name="P3" draw:layer="layout" svg:x1="51.1cm" svg:y1="28.2cm" svg:x2="51.1cm" svg:y2="30.6cm">
            <text:p/>
          </draw:line>
          <draw:line draw:style-name="gr3" draw:text-style-name="P3" draw:layer="layout" svg:x1="49.9cm" svg:y1="29.4cm" svg:x2="52.3cm" svg:y2="29.4cm">
            <text:p/>
          </draw:line>
        </draw:g>
        <draw:g>
          <draw:circle draw:style-name="gr2" draw:text-style-name="P2" draw:layer="layout" svg:width="2.4cm" svg:height="2.4cm" svg:x="49.9cm" svg:y="30.8cm">
            <text:p/>
          </draw:circle>
          <draw:line draw:style-name="gr3" draw:text-style-name="P3" draw:layer="layout" svg:x1="51.1cm" svg:y1="30.8cm" svg:x2="51.1cm" svg:y2="33.2cm">
            <text:p/>
          </draw:line>
          <draw:line draw:style-name="gr3" draw:text-style-name="P3" draw:layer="layout" svg:x1="49.9cm" svg:y1="32cm" svg:x2="52.3cm" svg:y2="32cm">
            <text:p/>
          </draw:line>
        </draw:g>
        <draw:g>
          <draw:circle draw:style-name="gr2" draw:text-style-name="P2" draw:layer="layout" svg:width="2.4cm" svg:height="2.4cm" svg:x="47.3cm" svg:y="28.2cm">
            <text:p/>
          </draw:circle>
          <draw:line draw:style-name="gr3" draw:text-style-name="P3" draw:layer="layout" svg:x1="48.5cm" svg:y1="28.2cm" svg:x2="48.5cm" svg:y2="30.6cm">
            <text:p/>
          </draw:line>
          <draw:line draw:style-name="gr3" draw:text-style-name="P3" draw:layer="layout" svg:x1="47.3cm" svg:y1="29.4cm" svg:x2="49.7cm" svg:y2="29.4cm">
            <text:p/>
          </draw:line>
        </draw:g>
        <draw:g>
          <draw:circle draw:style-name="gr2" draw:text-style-name="P2" draw:layer="layout" svg:width="2.4cm" svg:height="2.4cm" svg:x="47.3cm" svg:y="30.8cm">
            <text:p/>
          </draw:circle>
          <draw:line draw:style-name="gr3" draw:text-style-name="P3" draw:layer="layout" svg:x1="48.5cm" svg:y1="30.8cm" svg:x2="48.5cm" svg:y2="33.2cm">
            <text:p/>
          </draw:line>
          <draw:line draw:style-name="gr3" draw:text-style-name="P3" draw:layer="layout" svg:x1="47.3cm" svg:y1="32cm" svg:x2="49.7cm" svg:y2="32cm">
            <text:p/>
          </draw:line>
        </draw:g>
        <draw:g>
          <draw:circle draw:style-name="gr2" draw:text-style-name="P2" draw:layer="layout" svg:width="2.4cm" svg:height="2.4cm" svg:x="44.7cm" svg:y="28.2cm">
            <text:p/>
          </draw:circle>
          <draw:line draw:style-name="gr3" draw:text-style-name="P3" draw:layer="layout" svg:x1="45.9cm" svg:y1="28.2cm" svg:x2="45.9cm" svg:y2="30.6cm">
            <text:p/>
          </draw:line>
          <draw:line draw:style-name="gr3" draw:text-style-name="P3" draw:layer="layout" svg:x1="44.7cm" svg:y1="29.4cm" svg:x2="47.1cm" svg:y2="29.4cm">
            <text:p/>
          </draw:line>
        </draw:g>
        <draw:g>
          <draw:circle draw:style-name="gr2" draw:text-style-name="P2" draw:layer="layout" svg:width="2.4cm" svg:height="2.4cm" svg:x="44.7cm" svg:y="30.8cm">
            <text:p/>
          </draw:circle>
          <draw:line draw:style-name="gr3" draw:text-style-name="P3" draw:layer="layout" svg:x1="45.9cm" svg:y1="30.8cm" svg:x2="45.9cm" svg:y2="33.2cm">
            <text:p/>
          </draw:line>
          <draw:line draw:style-name="gr3" draw:text-style-name="P3" draw:layer="layout" svg:x1="44.7cm" svg:y1="32cm" svg:x2="47.1cm" svg:y2="32cm">
            <text:p/>
          </draw:line>
        </draw:g>
        <draw:g>
          <draw:circle draw:style-name="gr2" draw:text-style-name="P2" draw:layer="layout" svg:width="2.4cm" svg:height="2.4cm" svg:x="52.5cm" svg:y="33.4cm">
            <text:p/>
          </draw:circle>
          <draw:line draw:style-name="gr3" draw:text-style-name="P3" draw:layer="layout" svg:x1="53.7cm" svg:y1="33.4cm" svg:x2="53.7cm" svg:y2="35.8cm">
            <text:p/>
          </draw:line>
          <draw:line draw:style-name="gr3" draw:text-style-name="P3" draw:layer="layout" svg:x1="52.5cm" svg:y1="34.6cm" svg:x2="54.9cm" svg:y2="34.6cm">
            <text:p/>
          </draw:line>
        </draw:g>
        <draw:g>
          <draw:circle draw:style-name="gr2" draw:text-style-name="P2" draw:layer="layout" svg:width="2.4cm" svg:height="2.4cm" svg:x="52.5cm" svg:y="36cm">
            <text:p/>
          </draw:circle>
          <draw:line draw:style-name="gr3" draw:text-style-name="P3" draw:layer="layout" svg:x1="53.7cm" svg:y1="36cm" svg:x2="53.7cm" svg:y2="38.4cm">
            <text:p/>
          </draw:line>
          <draw:line draw:style-name="gr3" draw:text-style-name="P3" draw:layer="layout" svg:x1="52.5cm" svg:y1="37.2cm" svg:x2="54.9cm" svg:y2="37.2cm">
            <text:p/>
          </draw:line>
        </draw:g>
        <draw:g>
          <draw:circle draw:style-name="gr2" draw:text-style-name="P2" draw:layer="layout" svg:width="2.4cm" svg:height="2.4cm" svg:x="49.9cm" svg:y="33.4cm">
            <text:p/>
          </draw:circle>
          <draw:line draw:style-name="gr3" draw:text-style-name="P3" draw:layer="layout" svg:x1="51.1cm" svg:y1="33.4cm" svg:x2="51.1cm" svg:y2="35.8cm">
            <text:p/>
          </draw:line>
          <draw:line draw:style-name="gr3" draw:text-style-name="P3" draw:layer="layout" svg:x1="49.9cm" svg:y1="34.6cm" svg:x2="52.3cm" svg:y2="34.6cm">
            <text:p/>
          </draw:line>
        </draw:g>
        <draw:g>
          <draw:circle draw:style-name="gr2" draw:text-style-name="P2" draw:layer="layout" svg:width="2.4cm" svg:height="2.4cm" svg:x="49.9cm" svg:y="36cm">
            <text:p/>
          </draw:circle>
          <draw:line draw:style-name="gr3" draw:text-style-name="P3" draw:layer="layout" svg:x1="51.1cm" svg:y1="36cm" svg:x2="51.1cm" svg:y2="38.4cm">
            <text:p/>
          </draw:line>
          <draw:line draw:style-name="gr3" draw:text-style-name="P3" draw:layer="layout" svg:x1="49.9cm" svg:y1="37.2cm" svg:x2="52.3cm" svg:y2="37.2cm">
            <text:p/>
          </draw:line>
        </draw:g>
        <draw:g>
          <draw:circle draw:style-name="gr2" draw:text-style-name="P2" draw:layer="layout" svg:width="2.4cm" svg:height="2.4cm" svg:x="47.3cm" svg:y="33.4cm">
            <text:p/>
          </draw:circle>
          <draw:line draw:style-name="gr3" draw:text-style-name="P3" draw:layer="layout" svg:x1="48.5cm" svg:y1="33.4cm" svg:x2="48.5cm" svg:y2="35.8cm">
            <text:p/>
          </draw:line>
          <draw:line draw:style-name="gr3" draw:text-style-name="P3" draw:layer="layout" svg:x1="47.3cm" svg:y1="34.6cm" svg:x2="49.7cm" svg:y2="34.6cm">
            <text:p/>
          </draw:line>
        </draw:g>
        <draw:g>
          <draw:circle draw:style-name="gr2" draw:text-style-name="P2" draw:layer="layout" svg:width="2.4cm" svg:height="2.4cm" svg:x="47.3cm" svg:y="36cm">
            <text:p/>
          </draw:circle>
          <draw:line draw:style-name="gr3" draw:text-style-name="P3" draw:layer="layout" svg:x1="48.5cm" svg:y1="36cm" svg:x2="48.5cm" svg:y2="38.4cm">
            <text:p/>
          </draw:line>
          <draw:line draw:style-name="gr3" draw:text-style-name="P3" draw:layer="layout" svg:x1="47.3cm" svg:y1="37.2cm" svg:x2="49.7cm" svg:y2="37.2cm">
            <text:p/>
          </draw:line>
        </draw:g>
        <draw:g>
          <draw:circle draw:style-name="gr2" draw:text-style-name="P2" draw:layer="layout" svg:width="2.4cm" svg:height="2.4cm" svg:x="44.7cm" svg:y="33.4cm">
            <text:p/>
          </draw:circle>
          <draw:line draw:style-name="gr3" draw:text-style-name="P3" draw:layer="layout" svg:x1="45.9cm" svg:y1="33.4cm" svg:x2="45.9cm" svg:y2="35.8cm">
            <text:p/>
          </draw:line>
          <draw:line draw:style-name="gr3" draw:text-style-name="P3" draw:layer="layout" svg:x1="44.7cm" svg:y1="34.6cm" svg:x2="47.1cm" svg:y2="34.6cm">
            <text:p/>
          </draw:line>
        </draw:g>
        <draw:g>
          <draw:circle draw:style-name="gr2" draw:text-style-name="P2" draw:layer="layout" svg:width="2.4cm" svg:height="2.4cm" svg:x="44.7cm" svg:y="36cm">
            <text:p/>
          </draw:circle>
          <draw:line draw:style-name="gr3" draw:text-style-name="P3" draw:layer="layout" svg:x1="45.9cm" svg:y1="36cm" svg:x2="45.9cm" svg:y2="38.4cm">
            <text:p/>
          </draw:line>
          <draw:line draw:style-name="gr3" draw:text-style-name="P3" draw:layer="layout" svg:x1="44.7cm" svg:y1="37.2cm" svg:x2="47.1cm" svg:y2="37.2cm">
            <text:p/>
          </draw:line>
        </draw:g>
        <draw:g>
          <draw:circle draw:style-name="gr2" draw:text-style-name="P2" draw:layer="layout" svg:width="2.4cm" svg:height="2.4cm" svg:x="42.1cm" svg:y="28.2cm">
            <text:p/>
          </draw:circle>
          <draw:line draw:style-name="gr3" draw:text-style-name="P3" draw:layer="layout" svg:x1="43.3cm" svg:y1="28.2cm" svg:x2="43.3cm" svg:y2="30.6cm">
            <text:p/>
          </draw:line>
          <draw:line draw:style-name="gr3" draw:text-style-name="P3" draw:layer="layout" svg:x1="42.1cm" svg:y1="29.4cm" svg:x2="44.5cm" svg:y2="29.4cm">
            <text:p/>
          </draw:line>
        </draw:g>
        <draw:g>
          <draw:circle draw:style-name="gr2" draw:text-style-name="P2" draw:layer="layout" svg:width="2.4cm" svg:height="2.4cm" svg:x="42.1cm" svg:y="30.8cm">
            <text:p/>
          </draw:circle>
          <draw:line draw:style-name="gr3" draw:text-style-name="P3" draw:layer="layout" svg:x1="43.3cm" svg:y1="30.8cm" svg:x2="43.3cm" svg:y2="33.2cm">
            <text:p/>
          </draw:line>
          <draw:line draw:style-name="gr3" draw:text-style-name="P3" draw:layer="layout" svg:x1="42.1cm" svg:y1="32cm" svg:x2="44.5cm" svg:y2="32cm">
            <text:p/>
          </draw:line>
        </draw:g>
        <draw:g>
          <draw:circle draw:style-name="gr2" draw:text-style-name="P2" draw:layer="layout" svg:width="2.4cm" svg:height="2.4cm" svg:x="39.5cm" svg:y="28.2cm">
            <text:p/>
          </draw:circle>
          <draw:line draw:style-name="gr3" draw:text-style-name="P3" draw:layer="layout" svg:x1="40.7cm" svg:y1="28.2cm" svg:x2="40.7cm" svg:y2="30.6cm">
            <text:p/>
          </draw:line>
          <draw:line draw:style-name="gr3" draw:text-style-name="P3" draw:layer="layout" svg:x1="39.5cm" svg:y1="29.4cm" svg:x2="41.9cm" svg:y2="29.4cm">
            <text:p/>
          </draw:line>
        </draw:g>
        <draw:g>
          <draw:circle draw:style-name="gr2" draw:text-style-name="P2" draw:layer="layout" svg:width="2.4cm" svg:height="2.4cm" svg:x="39.5cm" svg:y="30.8cm">
            <text:p/>
          </draw:circle>
          <draw:line draw:style-name="gr3" draw:text-style-name="P3" draw:layer="layout" svg:x1="40.7cm" svg:y1="30.8cm" svg:x2="40.7cm" svg:y2="33.2cm">
            <text:p/>
          </draw:line>
          <draw:line draw:style-name="gr3" draw:text-style-name="P3" draw:layer="layout" svg:x1="39.5cm" svg:y1="32cm" svg:x2="41.9cm" svg:y2="32cm">
            <text:p/>
          </draw:line>
        </draw:g>
        <draw:g>
          <draw:circle draw:style-name="gr2" draw:text-style-name="P2" draw:layer="layout" svg:width="2.4cm" svg:height="2.4cm" svg:x="36.9cm" svg:y="28.2cm">
            <text:p/>
          </draw:circle>
          <draw:line draw:style-name="gr3" draw:text-style-name="P3" draw:layer="layout" svg:x1="38.1cm" svg:y1="28.2cm" svg:x2="38.1cm" svg:y2="30.6cm">
            <text:p/>
          </draw:line>
          <draw:line draw:style-name="gr3" draw:text-style-name="P3" draw:layer="layout" svg:x1="36.9cm" svg:y1="29.4cm" svg:x2="39.3cm" svg:y2="29.4cm">
            <text:p/>
          </draw:line>
        </draw:g>
        <draw:g>
          <draw:circle draw:style-name="gr2" draw:text-style-name="P2" draw:layer="layout" svg:width="2.4cm" svg:height="2.4cm" svg:x="36.9cm" svg:y="30.8cm">
            <text:p/>
          </draw:circle>
          <draw:line draw:style-name="gr3" draw:text-style-name="P3" draw:layer="layout" svg:x1="38.1cm" svg:y1="30.8cm" svg:x2="38.1cm" svg:y2="33.2cm">
            <text:p/>
          </draw:line>
          <draw:line draw:style-name="gr3" draw:text-style-name="P3" draw:layer="layout" svg:x1="36.9cm" svg:y1="32cm" svg:x2="39.3cm" svg:y2="32cm">
            <text:p/>
          </draw:line>
        </draw:g>
        <draw:g>
          <draw:circle draw:style-name="gr2" draw:text-style-name="P2" draw:layer="layout" svg:width="2.4cm" svg:height="2.4cm" svg:x="34.3cm" svg:y="28.2cm">
            <text:p/>
          </draw:circle>
          <draw:line draw:style-name="gr3" draw:text-style-name="P3" draw:layer="layout" svg:x1="35.5cm" svg:y1="28.2cm" svg:x2="35.5cm" svg:y2="30.6cm">
            <text:p/>
          </draw:line>
          <draw:line draw:style-name="gr3" draw:text-style-name="P3" draw:layer="layout" svg:x1="34.3cm" svg:y1="29.4cm" svg:x2="36.7cm" svg:y2="29.4cm">
            <text:p/>
          </draw:line>
        </draw:g>
        <draw:g>
          <draw:circle draw:style-name="gr2" draw:text-style-name="P2" draw:layer="layout" svg:width="2.4cm" svg:height="2.4cm" svg:x="34.3cm" svg:y="30.8cm">
            <text:p/>
          </draw:circle>
          <draw:line draw:style-name="gr3" draw:text-style-name="P3" draw:layer="layout" svg:x1="35.5cm" svg:y1="30.8cm" svg:x2="35.5cm" svg:y2="33.2cm">
            <text:p/>
          </draw:line>
          <draw:line draw:style-name="gr3" draw:text-style-name="P3" draw:layer="layout" svg:x1="34.3cm" svg:y1="32cm" svg:x2="36.7cm" svg:y2="32cm">
            <text:p/>
          </draw:line>
        </draw:g>
        <draw:g>
          <draw:circle draw:style-name="gr2" draw:text-style-name="P2" draw:layer="layout" svg:width="2.4cm" svg:height="2.4cm" svg:x="42.1cm" svg:y="33.4cm">
            <text:p/>
          </draw:circle>
          <draw:line draw:style-name="gr3" draw:text-style-name="P3" draw:layer="layout" svg:x1="43.3cm" svg:y1="33.4cm" svg:x2="43.3cm" svg:y2="35.8cm">
            <text:p/>
          </draw:line>
          <draw:line draw:style-name="gr3" draw:text-style-name="P3" draw:layer="layout" svg:x1="42.1cm" svg:y1="34.6cm" svg:x2="44.5cm" svg:y2="34.6cm">
            <text:p/>
          </draw:line>
        </draw:g>
        <draw:g>
          <draw:circle draw:style-name="gr2" draw:text-style-name="P2" draw:layer="layout" svg:width="2.4cm" svg:height="2.4cm" svg:x="42.1cm" svg:y="36cm">
            <text:p/>
          </draw:circle>
          <draw:line draw:style-name="gr3" draw:text-style-name="P3" draw:layer="layout" svg:x1="43.3cm" svg:y1="36cm" svg:x2="43.3cm" svg:y2="38.4cm">
            <text:p/>
          </draw:line>
          <draw:line draw:style-name="gr3" draw:text-style-name="P3" draw:layer="layout" svg:x1="42.1cm" svg:y1="37.2cm" svg:x2="44.5cm" svg:y2="37.2cm">
            <text:p/>
          </draw:line>
        </draw:g>
        <draw:g>
          <draw:circle draw:style-name="gr2" draw:text-style-name="P2" draw:layer="layout" svg:width="2.4cm" svg:height="2.4cm" svg:x="39.5cm" svg:y="33.4cm">
            <text:p/>
          </draw:circle>
          <draw:line draw:style-name="gr3" draw:text-style-name="P3" draw:layer="layout" svg:x1="40.7cm" svg:y1="33.4cm" svg:x2="40.7cm" svg:y2="35.8cm">
            <text:p/>
          </draw:line>
          <draw:line draw:style-name="gr3" draw:text-style-name="P3" draw:layer="layout" svg:x1="39.5cm" svg:y1="34.6cm" svg:x2="41.9cm" svg:y2="34.6cm">
            <text:p/>
          </draw:line>
        </draw:g>
        <draw:g>
          <draw:circle draw:style-name="gr2" draw:text-style-name="P2" draw:layer="layout" svg:width="2.4cm" svg:height="2.4cm" svg:x="39.5cm" svg:y="36cm">
            <text:p/>
          </draw:circle>
          <draw:line draw:style-name="gr3" draw:text-style-name="P3" draw:layer="layout" svg:x1="40.7cm" svg:y1="36cm" svg:x2="40.7cm" svg:y2="38.4cm">
            <text:p/>
          </draw:line>
          <draw:line draw:style-name="gr3" draw:text-style-name="P3" draw:layer="layout" svg:x1="39.5cm" svg:y1="37.2cm" svg:x2="41.9cm" svg:y2="37.2cm">
            <text:p/>
          </draw:line>
        </draw:g>
        <draw:g>
          <draw:circle draw:style-name="gr2" draw:text-style-name="P2" draw:layer="layout" svg:width="2.4cm" svg:height="2.4cm" svg:x="36.9cm" svg:y="33.4cm">
            <text:p/>
          </draw:circle>
          <draw:line draw:style-name="gr3" draw:text-style-name="P3" draw:layer="layout" svg:x1="38.1cm" svg:y1="33.4cm" svg:x2="38.1cm" svg:y2="35.8cm">
            <text:p/>
          </draw:line>
          <draw:line draw:style-name="gr3" draw:text-style-name="P3" draw:layer="layout" svg:x1="36.9cm" svg:y1="34.6cm" svg:x2="39.3cm" svg:y2="34.6cm">
            <text:p/>
          </draw:line>
        </draw:g>
        <draw:g>
          <draw:circle draw:style-name="gr2" draw:text-style-name="P2" draw:layer="layout" svg:width="2.4cm" svg:height="2.4cm" svg:x="36.9cm" svg:y="36cm">
            <text:p/>
          </draw:circle>
          <draw:line draw:style-name="gr3" draw:text-style-name="P3" draw:layer="layout" svg:x1="38.1cm" svg:y1="36cm" svg:x2="38.1cm" svg:y2="38.4cm">
            <text:p/>
          </draw:line>
          <draw:line draw:style-name="gr3" draw:text-style-name="P3" draw:layer="layout" svg:x1="36.9cm" svg:y1="37.2cm" svg:x2="39.3cm" svg:y2="37.2cm">
            <text:p/>
          </draw:line>
        </draw:g>
        <draw:g>
          <draw:circle draw:style-name="gr2" draw:text-style-name="P2" draw:layer="layout" svg:width="2.4cm" svg:height="2.4cm" svg:x="34.3cm" svg:y="33.4cm">
            <text:p/>
          </draw:circle>
          <draw:line draw:style-name="gr3" draw:text-style-name="P3" draw:layer="layout" svg:x1="35.5cm" svg:y1="33.4cm" svg:x2="35.5cm" svg:y2="35.8cm">
            <text:p/>
          </draw:line>
          <draw:line draw:style-name="gr3" draw:text-style-name="P3" draw:layer="layout" svg:x1="34.3cm" svg:y1="34.6cm" svg:x2="36.7cm" svg:y2="34.6cm">
            <text:p/>
          </draw:line>
        </draw:g>
        <draw:g>
          <draw:circle draw:style-name="gr2" draw:text-style-name="P2" draw:layer="layout" svg:width="2.4cm" svg:height="2.4cm" svg:x="34.3cm" svg:y="36cm">
            <text:p/>
          </draw:circle>
          <draw:line draw:style-name="gr3" draw:text-style-name="P3" draw:layer="layout" svg:x1="35.5cm" svg:y1="36cm" svg:x2="35.5cm" svg:y2="38.4cm">
            <text:p/>
          </draw:line>
          <draw:line draw:style-name="gr3" draw:text-style-name="P3" draw:layer="layout" svg:x1="34.3cm" svg:y1="37.2cm" svg:x2="36.7cm" svg:y2="37.2cm">
            <text:p/>
          </draw:line>
        </draw:g>
        <draw:g>
          <draw:circle draw:style-name="gr2" draw:text-style-name="P2" draw:layer="layout" svg:width="2.4cm" svg:height="2.4cm" svg:x="73.3cm" svg:y="38.6cm">
            <text:p/>
          </draw:circle>
          <draw:line draw:style-name="gr3" draw:text-style-name="P3" draw:layer="layout" svg:x1="74.5cm" svg:y1="38.6cm" svg:x2="74.5cm" svg:y2="41cm">
            <text:p/>
          </draw:line>
          <draw:line draw:style-name="gr3" draw:text-style-name="P3" draw:layer="layout" svg:x1="73.3cm" svg:y1="39.8cm" svg:x2="75.7cm" svg:y2="39.8cm">
            <text:p/>
          </draw:line>
        </draw:g>
        <draw:g>
          <draw:circle draw:style-name="gr2" draw:text-style-name="P2" draw:layer="layout" svg:width="2.4cm" svg:height="2.4cm" svg:x="73.3cm" svg:y="41.2cm">
            <text:p/>
          </draw:circle>
          <draw:line draw:style-name="gr3" draw:text-style-name="P3" draw:layer="layout" svg:x1="74.5cm" svg:y1="41.2cm" svg:x2="74.5cm" svg:y2="43.6cm">
            <text:p/>
          </draw:line>
          <draw:line draw:style-name="gr3" draw:text-style-name="P3" draw:layer="layout" svg:x1="73.3cm" svg:y1="42.4cm" svg:x2="75.7cm" svg:y2="42.4cm">
            <text:p/>
          </draw:line>
        </draw:g>
        <draw:g>
          <draw:circle draw:style-name="gr2" draw:text-style-name="P2" draw:layer="layout" svg:width="2.4cm" svg:height="2.4cm" svg:x="70.7cm" svg:y="38.6cm">
            <text:p/>
          </draw:circle>
          <draw:line draw:style-name="gr3" draw:text-style-name="P3" draw:layer="layout" svg:x1="71.9cm" svg:y1="38.6cm" svg:x2="71.9cm" svg:y2="41cm">
            <text:p/>
          </draw:line>
          <draw:line draw:style-name="gr3" draw:text-style-name="P3" draw:layer="layout" svg:x1="70.7cm" svg:y1="39.8cm" svg:x2="73.1cm" svg:y2="39.8cm">
            <text:p/>
          </draw:line>
        </draw:g>
        <draw:g>
          <draw:circle draw:style-name="gr2" draw:text-style-name="P2" draw:layer="layout" svg:width="2.4cm" svg:height="2.4cm" svg:x="70.7cm" svg:y="41.2cm">
            <text:p/>
          </draw:circle>
          <draw:line draw:style-name="gr3" draw:text-style-name="P3" draw:layer="layout" svg:x1="71.9cm" svg:y1="41.2cm" svg:x2="71.9cm" svg:y2="43.6cm">
            <text:p/>
          </draw:line>
          <draw:line draw:style-name="gr3" draw:text-style-name="P3" draw:layer="layout" svg:x1="70.7cm" svg:y1="42.4cm" svg:x2="73.1cm" svg:y2="42.4cm">
            <text:p/>
          </draw:line>
        </draw:g>
        <draw:g>
          <draw:circle draw:style-name="gr2" draw:text-style-name="P2" draw:layer="layout" svg:width="2.4cm" svg:height="2.4cm" svg:x="68.1cm" svg:y="38.6cm">
            <text:p/>
          </draw:circle>
          <draw:line draw:style-name="gr3" draw:text-style-name="P3" draw:layer="layout" svg:x1="69.3cm" svg:y1="38.6cm" svg:x2="69.3cm" svg:y2="41cm">
            <text:p/>
          </draw:line>
          <draw:line draw:style-name="gr3" draw:text-style-name="P3" draw:layer="layout" svg:x1="68.1cm" svg:y1="39.8cm" svg:x2="70.5cm" svg:y2="39.8cm">
            <text:p/>
          </draw:line>
        </draw:g>
        <draw:g>
          <draw:circle draw:style-name="gr2" draw:text-style-name="P2" draw:layer="layout" svg:width="2.4cm" svg:height="2.4cm" svg:x="68.1cm" svg:y="41.2cm">
            <text:p/>
          </draw:circle>
          <draw:line draw:style-name="gr3" draw:text-style-name="P3" draw:layer="layout" svg:x1="69.3cm" svg:y1="41.2cm" svg:x2="69.3cm" svg:y2="43.6cm">
            <text:p/>
          </draw:line>
          <draw:line draw:style-name="gr3" draw:text-style-name="P3" draw:layer="layout" svg:x1="68.1cm" svg:y1="42.4cm" svg:x2="70.5cm" svg:y2="42.4cm">
            <text:p/>
          </draw:line>
        </draw:g>
        <draw:g>
          <draw:circle draw:style-name="gr2" draw:text-style-name="P2" draw:layer="layout" svg:width="2.4cm" svg:height="2.4cm" svg:x="65.5cm" svg:y="38.6cm">
            <text:p/>
          </draw:circle>
          <draw:line draw:style-name="gr3" draw:text-style-name="P3" draw:layer="layout" svg:x1="66.7cm" svg:y1="38.6cm" svg:x2="66.7cm" svg:y2="41cm">
            <text:p/>
          </draw:line>
          <draw:line draw:style-name="gr3" draw:text-style-name="P3" draw:layer="layout" svg:x1="65.5cm" svg:y1="39.8cm" svg:x2="67.9cm" svg:y2="39.8cm">
            <text:p/>
          </draw:line>
        </draw:g>
        <draw:g>
          <draw:circle draw:style-name="gr2" draw:text-style-name="P2" draw:layer="layout" svg:width="2.4cm" svg:height="2.4cm" svg:x="65.5cm" svg:y="41.2cm">
            <text:p/>
          </draw:circle>
          <draw:line draw:style-name="gr3" draw:text-style-name="P3" draw:layer="layout" svg:x1="66.7cm" svg:y1="41.2cm" svg:x2="66.7cm" svg:y2="43.6cm">
            <text:p/>
          </draw:line>
          <draw:line draw:style-name="gr3" draw:text-style-name="P3" draw:layer="layout" svg:x1="65.5cm" svg:y1="42.4cm" svg:x2="67.9cm" svg:y2="42.4cm">
            <text:p/>
          </draw:line>
        </draw:g>
        <draw:g>
          <draw:circle draw:style-name="gr2" draw:text-style-name="P2" draw:layer="layout" svg:width="2.4cm" svg:height="2.4cm" svg:x="73.3cm" svg:y="43.8cm">
            <text:p/>
          </draw:circle>
          <draw:line draw:style-name="gr3" draw:text-style-name="P3" draw:layer="layout" svg:x1="74.5cm" svg:y1="43.8cm" svg:x2="74.5cm" svg:y2="46.2cm">
            <text:p/>
          </draw:line>
          <draw:line draw:style-name="gr3" draw:text-style-name="P3" draw:layer="layout" svg:x1="73.3cm" svg:y1="45cm" svg:x2="75.7cm" svg:y2="45cm">
            <text:p/>
          </draw:line>
        </draw:g>
        <draw:g>
          <draw:circle draw:style-name="gr2" draw:text-style-name="P2" draw:layer="layout" svg:width="2.4cm" svg:height="2.4cm" svg:x="73.3cm" svg:y="46.4cm">
            <text:p/>
          </draw:circle>
          <draw:line draw:style-name="gr3" draw:text-style-name="P3" draw:layer="layout" svg:x1="74.5cm" svg:y1="46.4cm" svg:x2="74.5cm" svg:y2="48.8cm">
            <text:p/>
          </draw:line>
          <draw:line draw:style-name="gr3" draw:text-style-name="P3" draw:layer="layout" svg:x1="73.3cm" svg:y1="47.6cm" svg:x2="75.7cm" svg:y2="47.6cm">
            <text:p/>
          </draw:line>
        </draw:g>
        <draw:g>
          <draw:circle draw:style-name="gr2" draw:text-style-name="P2" draw:layer="layout" svg:width="2.4cm" svg:height="2.4cm" svg:x="70.7cm" svg:y="43.8cm">
            <text:p/>
          </draw:circle>
          <draw:line draw:style-name="gr3" draw:text-style-name="P3" draw:layer="layout" svg:x1="71.9cm" svg:y1="43.8cm" svg:x2="71.9cm" svg:y2="46.2cm">
            <text:p/>
          </draw:line>
          <draw:line draw:style-name="gr3" draw:text-style-name="P3" draw:layer="layout" svg:x1="70.7cm" svg:y1="45cm" svg:x2="73.1cm" svg:y2="45cm">
            <text:p/>
          </draw:line>
        </draw:g>
        <draw:g>
          <draw:circle draw:style-name="gr2" draw:text-style-name="P2" draw:layer="layout" svg:width="2.4cm" svg:height="2.4cm" svg:x="70.7cm" svg:y="46.4cm">
            <text:p/>
          </draw:circle>
          <draw:line draw:style-name="gr3" draw:text-style-name="P3" draw:layer="layout" svg:x1="71.9cm" svg:y1="46.4cm" svg:x2="71.9cm" svg:y2="48.8cm">
            <text:p/>
          </draw:line>
          <draw:line draw:style-name="gr3" draw:text-style-name="P3" draw:layer="layout" svg:x1="70.7cm" svg:y1="47.6cm" svg:x2="73.1cm" svg:y2="47.6cm">
            <text:p/>
          </draw:line>
        </draw:g>
        <draw:g>
          <draw:circle draw:style-name="gr2" draw:text-style-name="P2" draw:layer="layout" svg:width="2.4cm" svg:height="2.4cm" svg:x="68.1cm" svg:y="43.8cm">
            <text:p/>
          </draw:circle>
          <draw:line draw:style-name="gr3" draw:text-style-name="P3" draw:layer="layout" svg:x1="69.3cm" svg:y1="43.8cm" svg:x2="69.3cm" svg:y2="46.2cm">
            <text:p/>
          </draw:line>
          <draw:line draw:style-name="gr3" draw:text-style-name="P3" draw:layer="layout" svg:x1="68.1cm" svg:y1="45cm" svg:x2="70.5cm" svg:y2="45cm">
            <text:p/>
          </draw:line>
        </draw:g>
        <draw:g>
          <draw:circle draw:style-name="gr2" draw:text-style-name="P2" draw:layer="layout" svg:width="2.4cm" svg:height="2.4cm" svg:x="68.1cm" svg:y="46.4cm">
            <text:p/>
          </draw:circle>
          <draw:line draw:style-name="gr3" draw:text-style-name="P3" draw:layer="layout" svg:x1="69.3cm" svg:y1="46.4cm" svg:x2="69.3cm" svg:y2="48.8cm">
            <text:p/>
          </draw:line>
          <draw:line draw:style-name="gr3" draw:text-style-name="P3" draw:layer="layout" svg:x1="68.1cm" svg:y1="47.6cm" svg:x2="70.5cm" svg:y2="47.6cm">
            <text:p/>
          </draw:line>
        </draw:g>
        <draw:g>
          <draw:circle draw:style-name="gr2" draw:text-style-name="P2" draw:layer="layout" svg:width="2.4cm" svg:height="2.4cm" svg:x="65.5cm" svg:y="43.8cm">
            <text:p/>
          </draw:circle>
          <draw:line draw:style-name="gr3" draw:text-style-name="P3" draw:layer="layout" svg:x1="66.7cm" svg:y1="43.8cm" svg:x2="66.7cm" svg:y2="46.2cm">
            <text:p/>
          </draw:line>
          <draw:line draw:style-name="gr3" draw:text-style-name="P3" draw:layer="layout" svg:x1="65.5cm" svg:y1="45cm" svg:x2="67.9cm" svg:y2="45cm">
            <text:p/>
          </draw:line>
        </draw:g>
        <draw:g>
          <draw:circle draw:style-name="gr2" draw:text-style-name="P2" draw:layer="layout" svg:width="2.4cm" svg:height="2.4cm" svg:x="65.5cm" svg:y="46.4cm">
            <text:p/>
          </draw:circle>
          <draw:line draw:style-name="gr3" draw:text-style-name="P3" draw:layer="layout" svg:x1="66.7cm" svg:y1="46.4cm" svg:x2="66.7cm" svg:y2="48.8cm">
            <text:p/>
          </draw:line>
          <draw:line draw:style-name="gr3" draw:text-style-name="P3" draw:layer="layout" svg:x1="65.5cm" svg:y1="47.6cm" svg:x2="67.9cm" svg:y2="47.6cm">
            <text:p/>
          </draw:line>
        </draw:g>
        <draw:g>
          <draw:circle draw:style-name="gr2" draw:text-style-name="P2" draw:layer="layout" svg:width="2.4cm" svg:height="2.4cm" svg:x="62.9cm" svg:y="38.6cm">
            <text:p/>
          </draw:circle>
          <draw:line draw:style-name="gr3" draw:text-style-name="P3" draw:layer="layout" svg:x1="64.1cm" svg:y1="38.6cm" svg:x2="64.1cm" svg:y2="41cm">
            <text:p/>
          </draw:line>
          <draw:line draw:style-name="gr3" draw:text-style-name="P3" draw:layer="layout" svg:x1="62.9cm" svg:y1="39.8cm" svg:x2="65.3cm" svg:y2="39.8cm">
            <text:p/>
          </draw:line>
        </draw:g>
        <draw:g>
          <draw:circle draw:style-name="gr2" draw:text-style-name="P2" draw:layer="layout" svg:width="2.4cm" svg:height="2.4cm" svg:x="62.9cm" svg:y="41.2cm">
            <text:p/>
          </draw:circle>
          <draw:line draw:style-name="gr3" draw:text-style-name="P3" draw:layer="layout" svg:x1="64.1cm" svg:y1="41.2cm" svg:x2="64.1cm" svg:y2="43.6cm">
            <text:p/>
          </draw:line>
          <draw:line draw:style-name="gr3" draw:text-style-name="P3" draw:layer="layout" svg:x1="62.9cm" svg:y1="42.4cm" svg:x2="65.3cm" svg:y2="42.4cm">
            <text:p/>
          </draw:line>
        </draw:g>
        <draw:g>
          <draw:circle draw:style-name="gr2" draw:text-style-name="P2" draw:layer="layout" svg:width="2.4cm" svg:height="2.4cm" svg:x="60.3cm" svg:y="38.6cm">
            <text:p/>
          </draw:circle>
          <draw:line draw:style-name="gr3" draw:text-style-name="P3" draw:layer="layout" svg:x1="61.5cm" svg:y1="38.6cm" svg:x2="61.5cm" svg:y2="41cm">
            <text:p/>
          </draw:line>
          <draw:line draw:style-name="gr3" draw:text-style-name="P3" draw:layer="layout" svg:x1="60.3cm" svg:y1="39.8cm" svg:x2="62.7cm" svg:y2="39.8cm">
            <text:p/>
          </draw:line>
        </draw:g>
        <draw:g>
          <draw:circle draw:style-name="gr2" draw:text-style-name="P2" draw:layer="layout" svg:width="2.4cm" svg:height="2.4cm" svg:x="60.3cm" svg:y="41.2cm">
            <text:p/>
          </draw:circle>
          <draw:line draw:style-name="gr3" draw:text-style-name="P3" draw:layer="layout" svg:x1="61.5cm" svg:y1="41.2cm" svg:x2="61.5cm" svg:y2="43.6cm">
            <text:p/>
          </draw:line>
          <draw:line draw:style-name="gr3" draw:text-style-name="P3" draw:layer="layout" svg:x1="60.3cm" svg:y1="42.4cm" svg:x2="62.7cm" svg:y2="42.4cm">
            <text:p/>
          </draw:line>
        </draw:g>
        <draw:g>
          <draw:circle draw:style-name="gr2" draw:text-style-name="P2" draw:layer="layout" svg:width="2.4cm" svg:height="2.4cm" svg:x="57.7cm" svg:y="38.6cm">
            <text:p/>
          </draw:circle>
          <draw:line draw:style-name="gr3" draw:text-style-name="P3" draw:layer="layout" svg:x1="58.9cm" svg:y1="38.6cm" svg:x2="58.9cm" svg:y2="41cm">
            <text:p/>
          </draw:line>
          <draw:line draw:style-name="gr3" draw:text-style-name="P3" draw:layer="layout" svg:x1="57.7cm" svg:y1="39.8cm" svg:x2="60.1cm" svg:y2="39.8cm">
            <text:p/>
          </draw:line>
        </draw:g>
        <draw:g>
          <draw:circle draw:style-name="gr2" draw:text-style-name="P2" draw:layer="layout" svg:width="2.4cm" svg:height="2.4cm" svg:x="57.7cm" svg:y="41.2cm">
            <text:p/>
          </draw:circle>
          <draw:line draw:style-name="gr3" draw:text-style-name="P3" draw:layer="layout" svg:x1="58.9cm" svg:y1="41.2cm" svg:x2="58.9cm" svg:y2="43.6cm">
            <text:p/>
          </draw:line>
          <draw:line draw:style-name="gr3" draw:text-style-name="P3" draw:layer="layout" svg:x1="57.7cm" svg:y1="42.4cm" svg:x2="60.1cm" svg:y2="42.4cm">
            <text:p/>
          </draw:line>
        </draw:g>
        <draw:g>
          <draw:circle draw:style-name="gr2" draw:text-style-name="P2" draw:layer="layout" svg:width="2.4cm" svg:height="2.4cm" svg:x="55.1cm" svg:y="38.6cm">
            <text:p/>
          </draw:circle>
          <draw:line draw:style-name="gr3" draw:text-style-name="P3" draw:layer="layout" svg:x1="56.3cm" svg:y1="38.6cm" svg:x2="56.3cm" svg:y2="41cm">
            <text:p/>
          </draw:line>
          <draw:line draw:style-name="gr3" draw:text-style-name="P3" draw:layer="layout" svg:x1="55.1cm" svg:y1="39.8cm" svg:x2="57.5cm" svg:y2="39.8cm">
            <text:p/>
          </draw:line>
        </draw:g>
        <draw:g>
          <draw:circle draw:style-name="gr2" draw:text-style-name="P2" draw:layer="layout" svg:width="2.4cm" svg:height="2.4cm" svg:x="55.1cm" svg:y="41.2cm">
            <text:p/>
          </draw:circle>
          <draw:line draw:style-name="gr3" draw:text-style-name="P3" draw:layer="layout" svg:x1="56.3cm" svg:y1="41.2cm" svg:x2="56.3cm" svg:y2="43.6cm">
            <text:p/>
          </draw:line>
          <draw:line draw:style-name="gr3" draw:text-style-name="P3" draw:layer="layout" svg:x1="55.1cm" svg:y1="42.4cm" svg:x2="57.5cm" svg:y2="42.4cm">
            <text:p/>
          </draw:line>
        </draw:g>
        <draw:g>
          <draw:circle draw:style-name="gr2" draw:text-style-name="P2" draw:layer="layout" svg:width="2.4cm" svg:height="2.4cm" svg:x="62.9cm" svg:y="43.8cm">
            <text:p/>
          </draw:circle>
          <draw:line draw:style-name="gr3" draw:text-style-name="P3" draw:layer="layout" svg:x1="64.1cm" svg:y1="43.8cm" svg:x2="64.1cm" svg:y2="46.2cm">
            <text:p/>
          </draw:line>
          <draw:line draw:style-name="gr3" draw:text-style-name="P3" draw:layer="layout" svg:x1="62.9cm" svg:y1="45cm" svg:x2="65.3cm" svg:y2="45cm">
            <text:p/>
          </draw:line>
        </draw:g>
        <draw:g>
          <draw:circle draw:style-name="gr2" draw:text-style-name="P2" draw:layer="layout" svg:width="2.4cm" svg:height="2.4cm" svg:x="62.9cm" svg:y="46.4cm">
            <text:p/>
          </draw:circle>
          <draw:line draw:style-name="gr3" draw:text-style-name="P3" draw:layer="layout" svg:x1="64.1cm" svg:y1="46.4cm" svg:x2="64.1cm" svg:y2="48.8cm">
            <text:p/>
          </draw:line>
          <draw:line draw:style-name="gr3" draw:text-style-name="P3" draw:layer="layout" svg:x1="62.9cm" svg:y1="47.6cm" svg:x2="65.3cm" svg:y2="47.6cm">
            <text:p/>
          </draw:line>
        </draw:g>
        <draw:g>
          <draw:circle draw:style-name="gr2" draw:text-style-name="P2" draw:layer="layout" svg:width="2.4cm" svg:height="2.4cm" svg:x="60.3cm" svg:y="43.8cm">
            <text:p/>
          </draw:circle>
          <draw:line draw:style-name="gr3" draw:text-style-name="P3" draw:layer="layout" svg:x1="61.5cm" svg:y1="43.8cm" svg:x2="61.5cm" svg:y2="46.2cm">
            <text:p/>
          </draw:line>
          <draw:line draw:style-name="gr3" draw:text-style-name="P3" draw:layer="layout" svg:x1="60.3cm" svg:y1="45cm" svg:x2="62.7cm" svg:y2="45cm">
            <text:p/>
          </draw:line>
        </draw:g>
        <draw:g>
          <draw:circle draw:style-name="gr2" draw:text-style-name="P2" draw:layer="layout" svg:width="2.4cm" svg:height="2.4cm" svg:x="60.3cm" svg:y="46.4cm">
            <text:p/>
          </draw:circle>
          <draw:line draw:style-name="gr3" draw:text-style-name="P3" draw:layer="layout" svg:x1="61.5cm" svg:y1="46.4cm" svg:x2="61.5cm" svg:y2="48.8cm">
            <text:p/>
          </draw:line>
          <draw:line draw:style-name="gr3" draw:text-style-name="P3" draw:layer="layout" svg:x1="60.3cm" svg:y1="47.6cm" svg:x2="62.7cm" svg:y2="47.6cm">
            <text:p/>
          </draw:line>
        </draw:g>
        <draw:g>
          <draw:circle draw:style-name="gr2" draw:text-style-name="P2" draw:layer="layout" svg:width="2.4cm" svg:height="2.4cm" svg:x="57.7cm" svg:y="43.8cm">
            <text:p/>
          </draw:circle>
          <draw:line draw:style-name="gr3" draw:text-style-name="P3" draw:layer="layout" svg:x1="58.9cm" svg:y1="43.8cm" svg:x2="58.9cm" svg:y2="46.2cm">
            <text:p/>
          </draw:line>
          <draw:line draw:style-name="gr3" draw:text-style-name="P3" draw:layer="layout" svg:x1="57.7cm" svg:y1="45cm" svg:x2="60.1cm" svg:y2="45cm">
            <text:p/>
          </draw:line>
        </draw:g>
        <draw:g>
          <draw:circle draw:style-name="gr2" draw:text-style-name="P2" draw:layer="layout" svg:width="2.4cm" svg:height="2.4cm" svg:x="57.7cm" svg:y="46.4cm">
            <text:p/>
          </draw:circle>
          <draw:line draw:style-name="gr3" draw:text-style-name="P3" draw:layer="layout" svg:x1="58.9cm" svg:y1="46.4cm" svg:x2="58.9cm" svg:y2="48.8cm">
            <text:p/>
          </draw:line>
          <draw:line draw:style-name="gr3" draw:text-style-name="P3" draw:layer="layout" svg:x1="57.7cm" svg:y1="47.6cm" svg:x2="60.1cm" svg:y2="47.6cm">
            <text:p/>
          </draw:line>
        </draw:g>
        <draw:g>
          <draw:circle draw:style-name="gr2" draw:text-style-name="P2" draw:layer="layout" svg:width="2.4cm" svg:height="2.4cm" svg:x="55.1cm" svg:y="43.8cm">
            <text:p/>
          </draw:circle>
          <draw:line draw:style-name="gr3" draw:text-style-name="P3" draw:layer="layout" svg:x1="56.3cm" svg:y1="43.8cm" svg:x2="56.3cm" svg:y2="46.2cm">
            <text:p/>
          </draw:line>
          <draw:line draw:style-name="gr3" draw:text-style-name="P3" draw:layer="layout" svg:x1="55.1cm" svg:y1="45cm" svg:x2="57.5cm" svg:y2="45cm">
            <text:p/>
          </draw:line>
        </draw:g>
        <draw:g>
          <draw:circle draw:style-name="gr2" draw:text-style-name="P2" draw:layer="layout" svg:width="2.4cm" svg:height="2.4cm" svg:x="55.1cm" svg:y="46.4cm">
            <text:p/>
          </draw:circle>
          <draw:line draw:style-name="gr3" draw:text-style-name="P3" draw:layer="layout" svg:x1="56.3cm" svg:y1="46.4cm" svg:x2="56.3cm" svg:y2="48.8cm">
            <text:p/>
          </draw:line>
          <draw:line draw:style-name="gr3" draw:text-style-name="P3" draw:layer="layout" svg:x1="55.1cm" svg:y1="47.6cm" svg:x2="57.5cm" svg:y2="47.6cm">
            <text:p/>
          </draw:line>
        </draw:g>
        <draw:g>
          <draw:circle draw:style-name="gr2" draw:text-style-name="P2" draw:layer="layout" svg:width="2.4cm" svg:height="2.4cm" svg:x="52.5cm" svg:y="38.6cm">
            <text:p/>
          </draw:circle>
          <draw:line draw:style-name="gr3" draw:text-style-name="P3" draw:layer="layout" svg:x1="53.7cm" svg:y1="38.6cm" svg:x2="53.7cm" svg:y2="41cm">
            <text:p/>
          </draw:line>
          <draw:line draw:style-name="gr3" draw:text-style-name="P3" draw:layer="layout" svg:x1="52.5cm" svg:y1="39.8cm" svg:x2="54.9cm" svg:y2="39.8cm">
            <text:p/>
          </draw:line>
        </draw:g>
        <draw:g>
          <draw:circle draw:style-name="gr2" draw:text-style-name="P2" draw:layer="layout" svg:width="2.4cm" svg:height="2.4cm" svg:x="52.5cm" svg:y="41.2cm">
            <text:p/>
          </draw:circle>
          <draw:line draw:style-name="gr3" draw:text-style-name="P3" draw:layer="layout" svg:x1="53.7cm" svg:y1="41.2cm" svg:x2="53.7cm" svg:y2="43.6cm">
            <text:p/>
          </draw:line>
          <draw:line draw:style-name="gr3" draw:text-style-name="P3" draw:layer="layout" svg:x1="52.5cm" svg:y1="42.4cm" svg:x2="54.9cm" svg:y2="42.4cm">
            <text:p/>
          </draw:line>
        </draw:g>
        <draw:g>
          <draw:circle draw:style-name="gr2" draw:text-style-name="P2" draw:layer="layout" svg:width="2.4cm" svg:height="2.4cm" svg:x="49.9cm" svg:y="38.6cm">
            <text:p/>
          </draw:circle>
          <draw:line draw:style-name="gr3" draw:text-style-name="P3" draw:layer="layout" svg:x1="51.1cm" svg:y1="38.6cm" svg:x2="51.1cm" svg:y2="41cm">
            <text:p/>
          </draw:line>
          <draw:line draw:style-name="gr3" draw:text-style-name="P3" draw:layer="layout" svg:x1="49.9cm" svg:y1="39.8cm" svg:x2="52.3cm" svg:y2="39.8cm">
            <text:p/>
          </draw:line>
        </draw:g>
        <draw:g>
          <draw:circle draw:style-name="gr2" draw:text-style-name="P2" draw:layer="layout" svg:width="2.4cm" svg:height="2.4cm" svg:x="49.9cm" svg:y="41.2cm">
            <text:p/>
          </draw:circle>
          <draw:line draw:style-name="gr3" draw:text-style-name="P3" draw:layer="layout" svg:x1="51.1cm" svg:y1="41.2cm" svg:x2="51.1cm" svg:y2="43.6cm">
            <text:p/>
          </draw:line>
          <draw:line draw:style-name="gr3" draw:text-style-name="P3" draw:layer="layout" svg:x1="49.9cm" svg:y1="42.4cm" svg:x2="52.3cm" svg:y2="42.4cm">
            <text:p/>
          </draw:line>
        </draw:g>
        <draw:g>
          <draw:circle draw:style-name="gr2" draw:text-style-name="P2" draw:layer="layout" svg:width="2.4cm" svg:height="2.4cm" svg:x="47.3cm" svg:y="38.6cm">
            <text:p/>
          </draw:circle>
          <draw:line draw:style-name="gr3" draw:text-style-name="P3" draw:layer="layout" svg:x1="48.5cm" svg:y1="38.6cm" svg:x2="48.5cm" svg:y2="41cm">
            <text:p/>
          </draw:line>
          <draw:line draw:style-name="gr3" draw:text-style-name="P3" draw:layer="layout" svg:x1="47.3cm" svg:y1="39.8cm" svg:x2="49.7cm" svg:y2="39.8cm">
            <text:p/>
          </draw:line>
        </draw:g>
        <draw:g>
          <draw:circle draw:style-name="gr2" draw:text-style-name="P2" draw:layer="layout" svg:width="2.4cm" svg:height="2.4cm" svg:x="47.3cm" svg:y="41.2cm">
            <text:p/>
          </draw:circle>
          <draw:line draw:style-name="gr3" draw:text-style-name="P3" draw:layer="layout" svg:x1="48.5cm" svg:y1="41.2cm" svg:x2="48.5cm" svg:y2="43.6cm">
            <text:p/>
          </draw:line>
          <draw:line draw:style-name="gr3" draw:text-style-name="P3" draw:layer="layout" svg:x1="47.3cm" svg:y1="42.4cm" svg:x2="49.7cm" svg:y2="42.4cm">
            <text:p/>
          </draw:line>
        </draw:g>
        <draw:g>
          <draw:circle draw:style-name="gr2" draw:text-style-name="P2" draw:layer="layout" svg:width="2.4cm" svg:height="2.4cm" svg:x="44.7cm" svg:y="38.6cm">
            <text:p/>
          </draw:circle>
          <draw:line draw:style-name="gr3" draw:text-style-name="P3" draw:layer="layout" svg:x1="45.9cm" svg:y1="38.6cm" svg:x2="45.9cm" svg:y2="41cm">
            <text:p/>
          </draw:line>
          <draw:line draw:style-name="gr3" draw:text-style-name="P3" draw:layer="layout" svg:x1="44.7cm" svg:y1="39.8cm" svg:x2="47.1cm" svg:y2="39.8cm">
            <text:p/>
          </draw:line>
        </draw:g>
        <draw:g>
          <draw:circle draw:style-name="gr2" draw:text-style-name="P2" draw:layer="layout" svg:width="2.4cm" svg:height="2.4cm" svg:x="44.7cm" svg:y="41.2cm">
            <text:p/>
          </draw:circle>
          <draw:line draw:style-name="gr3" draw:text-style-name="P3" draw:layer="layout" svg:x1="45.9cm" svg:y1="41.2cm" svg:x2="45.9cm" svg:y2="43.6cm">
            <text:p/>
          </draw:line>
          <draw:line draw:style-name="gr3" draw:text-style-name="P3" draw:layer="layout" svg:x1="44.7cm" svg:y1="42.4cm" svg:x2="47.1cm" svg:y2="42.4cm">
            <text:p/>
          </draw:line>
        </draw:g>
        <draw:g>
          <draw:circle draw:style-name="gr2" draw:text-style-name="P2" draw:layer="layout" svg:width="2.4cm" svg:height="2.4cm" svg:x="52.5cm" svg:y="43.8cm">
            <text:p/>
          </draw:circle>
          <draw:line draw:style-name="gr3" draw:text-style-name="P3" draw:layer="layout" svg:x1="53.7cm" svg:y1="43.8cm" svg:x2="53.7cm" svg:y2="46.2cm">
            <text:p/>
          </draw:line>
          <draw:line draw:style-name="gr3" draw:text-style-name="P3" draw:layer="layout" svg:x1="52.5cm" svg:y1="45cm" svg:x2="54.9cm" svg:y2="45cm">
            <text:p/>
          </draw:line>
        </draw:g>
        <draw:g>
          <draw:circle draw:style-name="gr2" draw:text-style-name="P2" draw:layer="layout" svg:width="2.4cm" svg:height="2.4cm" svg:x="52.5cm" svg:y="46.4cm">
            <text:p/>
          </draw:circle>
          <draw:line draw:style-name="gr3" draw:text-style-name="P3" draw:layer="layout" svg:x1="53.7cm" svg:y1="46.4cm" svg:x2="53.7cm" svg:y2="48.8cm">
            <text:p/>
          </draw:line>
          <draw:line draw:style-name="gr3" draw:text-style-name="P3" draw:layer="layout" svg:x1="52.5cm" svg:y1="47.6cm" svg:x2="54.9cm" svg:y2="47.6cm">
            <text:p/>
          </draw:line>
        </draw:g>
        <draw:g>
          <draw:circle draw:style-name="gr2" draw:text-style-name="P2" draw:layer="layout" svg:width="2.4cm" svg:height="2.4cm" svg:x="49.9cm" svg:y="43.8cm">
            <text:p/>
          </draw:circle>
          <draw:line draw:style-name="gr3" draw:text-style-name="P3" draw:layer="layout" svg:x1="51.1cm" svg:y1="43.8cm" svg:x2="51.1cm" svg:y2="46.2cm">
            <text:p/>
          </draw:line>
          <draw:line draw:style-name="gr3" draw:text-style-name="P3" draw:layer="layout" svg:x1="49.9cm" svg:y1="45cm" svg:x2="52.3cm" svg:y2="45cm">
            <text:p/>
          </draw:line>
        </draw:g>
        <draw:g>
          <draw:circle draw:style-name="gr2" draw:text-style-name="P2" draw:layer="layout" svg:width="2.4cm" svg:height="2.4cm" svg:x="49.9cm" svg:y="46.4cm">
            <text:p/>
          </draw:circle>
          <draw:line draw:style-name="gr3" draw:text-style-name="P3" draw:layer="layout" svg:x1="51.1cm" svg:y1="46.4cm" svg:x2="51.1cm" svg:y2="48.8cm">
            <text:p/>
          </draw:line>
          <draw:line draw:style-name="gr3" draw:text-style-name="P3" draw:layer="layout" svg:x1="49.9cm" svg:y1="47.6cm" svg:x2="52.3cm" svg:y2="47.6cm">
            <text:p/>
          </draw:line>
        </draw:g>
        <draw:g>
          <draw:circle draw:style-name="gr2" draw:text-style-name="P2" draw:layer="layout" svg:width="2.4cm" svg:height="2.4cm" svg:x="47.3cm" svg:y="43.8cm">
            <text:p/>
          </draw:circle>
          <draw:line draw:style-name="gr3" draw:text-style-name="P3" draw:layer="layout" svg:x1="48.5cm" svg:y1="43.8cm" svg:x2="48.5cm" svg:y2="46.2cm">
            <text:p/>
          </draw:line>
          <draw:line draw:style-name="gr3" draw:text-style-name="P3" draw:layer="layout" svg:x1="47.3cm" svg:y1="45cm" svg:x2="49.7cm" svg:y2="45cm">
            <text:p/>
          </draw:line>
        </draw:g>
        <draw:g>
          <draw:circle draw:style-name="gr2" draw:text-style-name="P2" draw:layer="layout" svg:width="2.4cm" svg:height="2.4cm" svg:x="47.3cm" svg:y="46.4cm">
            <text:p/>
          </draw:circle>
          <draw:line draw:style-name="gr3" draw:text-style-name="P3" draw:layer="layout" svg:x1="48.5cm" svg:y1="46.4cm" svg:x2="48.5cm" svg:y2="48.8cm">
            <text:p/>
          </draw:line>
          <draw:line draw:style-name="gr3" draw:text-style-name="P3" draw:layer="layout" svg:x1="47.3cm" svg:y1="47.6cm" svg:x2="49.7cm" svg:y2="47.6cm">
            <text:p/>
          </draw:line>
        </draw:g>
        <draw:g>
          <draw:circle draw:style-name="gr2" draw:text-style-name="P2" draw:layer="layout" svg:width="2.4cm" svg:height="2.4cm" svg:x="44.7cm" svg:y="43.8cm">
            <text:p/>
          </draw:circle>
          <draw:line draw:style-name="gr3" draw:text-style-name="P3" draw:layer="layout" svg:x1="45.9cm" svg:y1="43.8cm" svg:x2="45.9cm" svg:y2="46.2cm">
            <text:p/>
          </draw:line>
          <draw:line draw:style-name="gr3" draw:text-style-name="P3" draw:layer="layout" svg:x1="44.7cm" svg:y1="45cm" svg:x2="47.1cm" svg:y2="45cm">
            <text:p/>
          </draw:line>
        </draw:g>
        <draw:g>
          <draw:circle draw:style-name="gr2" draw:text-style-name="P2" draw:layer="layout" svg:width="2.4cm" svg:height="2.4cm" svg:x="44.7cm" svg:y="46.4cm">
            <text:p/>
          </draw:circle>
          <draw:line draw:style-name="gr3" draw:text-style-name="P3" draw:layer="layout" svg:x1="45.9cm" svg:y1="46.4cm" svg:x2="45.9cm" svg:y2="48.8cm">
            <text:p/>
          </draw:line>
          <draw:line draw:style-name="gr3" draw:text-style-name="P3" draw:layer="layout" svg:x1="44.7cm" svg:y1="47.6cm" svg:x2="47.1cm" svg:y2="47.6cm">
            <text:p/>
          </draw:line>
        </draw:g>
        <draw:g>
          <draw:circle draw:style-name="gr2" draw:text-style-name="P2" draw:layer="layout" svg:width="2.4cm" svg:height="2.4cm" svg:x="42.1cm" svg:y="38.6cm">
            <text:p/>
          </draw:circle>
          <draw:line draw:style-name="gr3" draw:text-style-name="P3" draw:layer="layout" svg:x1="43.3cm" svg:y1="38.6cm" svg:x2="43.3cm" svg:y2="41cm">
            <text:p/>
          </draw:line>
          <draw:line draw:style-name="gr3" draw:text-style-name="P3" draw:layer="layout" svg:x1="42.1cm" svg:y1="39.8cm" svg:x2="44.5cm" svg:y2="39.8cm">
            <text:p/>
          </draw:line>
        </draw:g>
        <draw:g>
          <draw:circle draw:style-name="gr2" draw:text-style-name="P2" draw:layer="layout" svg:width="2.4cm" svg:height="2.4cm" svg:x="42.1cm" svg:y="41.2cm">
            <text:p/>
          </draw:circle>
          <draw:line draw:style-name="gr3" draw:text-style-name="P3" draw:layer="layout" svg:x1="43.3cm" svg:y1="41.2cm" svg:x2="43.3cm" svg:y2="43.6cm">
            <text:p/>
          </draw:line>
          <draw:line draw:style-name="gr3" draw:text-style-name="P3" draw:layer="layout" svg:x1="42.1cm" svg:y1="42.4cm" svg:x2="44.5cm" svg:y2="42.4cm">
            <text:p/>
          </draw:line>
        </draw:g>
        <draw:g>
          <draw:circle draw:style-name="gr2" draw:text-style-name="P2" draw:layer="layout" svg:width="2.4cm" svg:height="2.4cm" svg:x="39.5cm" svg:y="38.6cm">
            <text:p/>
          </draw:circle>
          <draw:line draw:style-name="gr3" draw:text-style-name="P3" draw:layer="layout" svg:x1="40.7cm" svg:y1="38.6cm" svg:x2="40.7cm" svg:y2="41cm">
            <text:p/>
          </draw:line>
          <draw:line draw:style-name="gr3" draw:text-style-name="P3" draw:layer="layout" svg:x1="39.5cm" svg:y1="39.8cm" svg:x2="41.9cm" svg:y2="39.8cm">
            <text:p/>
          </draw:line>
        </draw:g>
        <draw:g>
          <draw:circle draw:style-name="gr2" draw:text-style-name="P2" draw:layer="layout" svg:width="2.4cm" svg:height="2.4cm" svg:x="39.5cm" svg:y="41.2cm">
            <text:p/>
          </draw:circle>
          <draw:line draw:style-name="gr3" draw:text-style-name="P3" draw:layer="layout" svg:x1="40.7cm" svg:y1="41.2cm" svg:x2="40.7cm" svg:y2="43.6cm">
            <text:p/>
          </draw:line>
          <draw:line draw:style-name="gr3" draw:text-style-name="P3" draw:layer="layout" svg:x1="39.5cm" svg:y1="42.4cm" svg:x2="41.9cm" svg:y2="42.4cm">
            <text:p/>
          </draw:line>
        </draw:g>
        <draw:g>
          <draw:circle draw:style-name="gr2" draw:text-style-name="P2" draw:layer="layout" svg:width="2.4cm" svg:height="2.4cm" svg:x="36.9cm" svg:y="38.6cm">
            <text:p/>
          </draw:circle>
          <draw:line draw:style-name="gr3" draw:text-style-name="P3" draw:layer="layout" svg:x1="38.1cm" svg:y1="38.6cm" svg:x2="38.1cm" svg:y2="41cm">
            <text:p/>
          </draw:line>
          <draw:line draw:style-name="gr3" draw:text-style-name="P3" draw:layer="layout" svg:x1="36.9cm" svg:y1="39.8cm" svg:x2="39.3cm" svg:y2="39.8cm">
            <text:p/>
          </draw:line>
        </draw:g>
        <draw:g>
          <draw:circle draw:style-name="gr2" draw:text-style-name="P2" draw:layer="layout" svg:width="2.4cm" svg:height="2.4cm" svg:x="36.9cm" svg:y="41.2cm">
            <text:p/>
          </draw:circle>
          <draw:line draw:style-name="gr3" draw:text-style-name="P3" draw:layer="layout" svg:x1="38.1cm" svg:y1="41.2cm" svg:x2="38.1cm" svg:y2="43.6cm">
            <text:p/>
          </draw:line>
          <draw:line draw:style-name="gr3" draw:text-style-name="P3" draw:layer="layout" svg:x1="36.9cm" svg:y1="42.4cm" svg:x2="39.3cm" svg:y2="42.4cm">
            <text:p/>
          </draw:line>
        </draw:g>
        <draw:g>
          <draw:circle draw:style-name="gr2" draw:text-style-name="P2" draw:layer="layout" svg:width="2.4cm" svg:height="2.4cm" svg:x="34.3cm" svg:y="38.6cm">
            <text:p/>
          </draw:circle>
          <draw:line draw:style-name="gr3" draw:text-style-name="P3" draw:layer="layout" svg:x1="35.5cm" svg:y1="38.6cm" svg:x2="35.5cm" svg:y2="41cm">
            <text:p/>
          </draw:line>
          <draw:line draw:style-name="gr3" draw:text-style-name="P3" draw:layer="layout" svg:x1="34.3cm" svg:y1="39.8cm" svg:x2="36.7cm" svg:y2="39.8cm">
            <text:p/>
          </draw:line>
        </draw:g>
        <draw:g>
          <draw:circle draw:style-name="gr2" draw:text-style-name="P2" draw:layer="layout" svg:width="2.4cm" svg:height="2.4cm" svg:x="34.3cm" svg:y="41.2cm">
            <text:p/>
          </draw:circle>
          <draw:line draw:style-name="gr3" draw:text-style-name="P3" draw:layer="layout" svg:x1="35.5cm" svg:y1="41.2cm" svg:x2="35.5cm" svg:y2="43.6cm">
            <text:p/>
          </draw:line>
          <draw:line draw:style-name="gr3" draw:text-style-name="P3" draw:layer="layout" svg:x1="34.3cm" svg:y1="42.4cm" svg:x2="36.7cm" svg:y2="42.4cm">
            <text:p/>
          </draw:line>
        </draw:g>
        <draw:g>
          <draw:circle draw:style-name="gr2" draw:text-style-name="P2" draw:layer="layout" svg:width="2.4cm" svg:height="2.4cm" svg:x="42.1cm" svg:y="43.8cm">
            <text:p/>
          </draw:circle>
          <draw:line draw:style-name="gr3" draw:text-style-name="P3" draw:layer="layout" svg:x1="43.3cm" svg:y1="43.8cm" svg:x2="43.3cm" svg:y2="46.2cm">
            <text:p/>
          </draw:line>
          <draw:line draw:style-name="gr3" draw:text-style-name="P3" draw:layer="layout" svg:x1="42.1cm" svg:y1="45cm" svg:x2="44.5cm" svg:y2="45cm">
            <text:p/>
          </draw:line>
        </draw:g>
        <draw:g>
          <draw:circle draw:style-name="gr2" draw:text-style-name="P2" draw:layer="layout" svg:width="2.4cm" svg:height="2.4cm" svg:x="42.1cm" svg:y="46.4cm">
            <text:p/>
          </draw:circle>
          <draw:line draw:style-name="gr3" draw:text-style-name="P3" draw:layer="layout" svg:x1="43.3cm" svg:y1="46.4cm" svg:x2="43.3cm" svg:y2="48.8cm">
            <text:p/>
          </draw:line>
          <draw:line draw:style-name="gr3" draw:text-style-name="P3" draw:layer="layout" svg:x1="42.1cm" svg:y1="47.6cm" svg:x2="44.5cm" svg:y2="47.6cm">
            <text:p/>
          </draw:line>
        </draw:g>
        <draw:g>
          <draw:circle draw:style-name="gr2" draw:text-style-name="P2" draw:layer="layout" svg:width="2.4cm" svg:height="2.4cm" svg:x="39.5cm" svg:y="43.8cm">
            <text:p/>
          </draw:circle>
          <draw:line draw:style-name="gr3" draw:text-style-name="P3" draw:layer="layout" svg:x1="40.7cm" svg:y1="43.8cm" svg:x2="40.7cm" svg:y2="46.2cm">
            <text:p/>
          </draw:line>
          <draw:line draw:style-name="gr3" draw:text-style-name="P3" draw:layer="layout" svg:x1="39.5cm" svg:y1="45cm" svg:x2="41.9cm" svg:y2="45cm">
            <text:p/>
          </draw:line>
        </draw:g>
        <draw:g>
          <draw:circle draw:style-name="gr2" draw:text-style-name="P2" draw:layer="layout" svg:width="2.4cm" svg:height="2.4cm" svg:x="39.5cm" svg:y="46.4cm">
            <text:p/>
          </draw:circle>
          <draw:line draw:style-name="gr3" draw:text-style-name="P3" draw:layer="layout" svg:x1="40.7cm" svg:y1="46.4cm" svg:x2="40.7cm" svg:y2="48.8cm">
            <text:p/>
          </draw:line>
          <draw:line draw:style-name="gr3" draw:text-style-name="P3" draw:layer="layout" svg:x1="39.5cm" svg:y1="47.6cm" svg:x2="41.9cm" svg:y2="47.6cm">
            <text:p/>
          </draw:line>
        </draw:g>
        <draw:g>
          <draw:circle draw:style-name="gr2" draw:text-style-name="P2" draw:layer="layout" svg:width="2.4cm" svg:height="2.4cm" svg:x="36.9cm" svg:y="43.8cm">
            <text:p/>
          </draw:circle>
          <draw:line draw:style-name="gr3" draw:text-style-name="P3" draw:layer="layout" svg:x1="38.1cm" svg:y1="43.8cm" svg:x2="38.1cm" svg:y2="46.2cm">
            <text:p/>
          </draw:line>
          <draw:line draw:style-name="gr3" draw:text-style-name="P3" draw:layer="layout" svg:x1="36.9cm" svg:y1="45cm" svg:x2="39.3cm" svg:y2="45cm">
            <text:p/>
          </draw:line>
        </draw:g>
        <draw:g>
          <draw:circle draw:style-name="gr2" draw:text-style-name="P2" draw:layer="layout" svg:width="2.4cm" svg:height="2.4cm" svg:x="36.9cm" svg:y="46.4cm">
            <text:p/>
          </draw:circle>
          <draw:line draw:style-name="gr3" draw:text-style-name="P3" draw:layer="layout" svg:x1="38.1cm" svg:y1="46.4cm" svg:x2="38.1cm" svg:y2="48.8cm">
            <text:p/>
          </draw:line>
          <draw:line draw:style-name="gr3" draw:text-style-name="P3" draw:layer="layout" svg:x1="36.9cm" svg:y1="47.6cm" svg:x2="39.3cm" svg:y2="47.6cm">
            <text:p/>
          </draw:line>
        </draw:g>
        <draw:g>
          <draw:circle draw:style-name="gr2" draw:text-style-name="P2" draw:layer="layout" svg:width="2.4cm" svg:height="2.4cm" svg:x="34.3cm" svg:y="43.8cm">
            <text:p/>
          </draw:circle>
          <draw:line draw:style-name="gr3" draw:text-style-name="P3" draw:layer="layout" svg:x1="35.5cm" svg:y1="43.8cm" svg:x2="35.5cm" svg:y2="46.2cm">
            <text:p/>
          </draw:line>
          <draw:line draw:style-name="gr3" draw:text-style-name="P3" draw:layer="layout" svg:x1="34.3cm" svg:y1="45cm" svg:x2="36.7cm" svg:y2="45cm">
            <text:p/>
          </draw:line>
        </draw:g>
        <draw:g>
          <draw:circle draw:style-name="gr2" draw:text-style-name="P2" draw:layer="layout" svg:width="2.4cm" svg:height="2.4cm" svg:x="34.3cm" svg:y="46.4cm">
            <text:p/>
          </draw:circle>
          <draw:line draw:style-name="gr3" draw:text-style-name="P3" draw:layer="layout" svg:x1="35.5cm" svg:y1="46.4cm" svg:x2="35.5cm" svg:y2="48.8cm">
            <text:p/>
          </draw:line>
          <draw:line draw:style-name="gr3" draw:text-style-name="P3" draw:layer="layout" svg:x1="34.3cm" svg:y1="47.6cm" svg:x2="36.7cm" svg:y2="47.6cm">
            <text:p/>
          </draw:line>
        </draw:g>
        <draw:g>
          <draw:circle draw:style-name="gr2" draw:text-style-name="P2" draw:layer="layout" svg:width="2.4cm" svg:height="2.4cm" svg:x="31.7cm" svg:y="17.8cm">
            <text:p/>
          </draw:circle>
          <draw:line draw:style-name="gr3" draw:text-style-name="P3" draw:layer="layout" svg:x1="32.9cm" svg:y1="17.8cm" svg:x2="32.9cm" svg:y2="20.2cm">
            <text:p/>
          </draw:line>
          <draw:line draw:style-name="gr3" draw:text-style-name="P3" draw:layer="layout" svg:x1="31.7cm" svg:y1="19cm" svg:x2="34.1cm" svg:y2="19cm">
            <text:p/>
          </draw:line>
        </draw:g>
        <draw:g>
          <draw:circle draw:style-name="gr2" draw:text-style-name="P2" draw:layer="layout" svg:width="2.4cm" svg:height="2.4cm" svg:x="31.7cm" svg:y="20.4cm">
            <text:p/>
          </draw:circle>
          <draw:line draw:style-name="gr3" draw:text-style-name="P3" draw:layer="layout" svg:x1="32.9cm" svg:y1="20.4cm" svg:x2="32.9cm" svg:y2="22.8cm">
            <text:p/>
          </draw:line>
          <draw:line draw:style-name="gr3" draw:text-style-name="P3" draw:layer="layout" svg:x1="31.7cm" svg:y1="21.6cm" svg:x2="34.1cm" svg:y2="21.6cm">
            <text:p/>
          </draw:line>
        </draw:g>
        <draw:g>
          <draw:circle draw:style-name="gr2" draw:text-style-name="P2" draw:layer="layout" svg:width="2.4cm" svg:height="2.4cm" svg:x="29.1cm" svg:y="17.8cm">
            <text:p/>
          </draw:circle>
          <draw:line draw:style-name="gr3" draw:text-style-name="P3" draw:layer="layout" svg:x1="30.3cm" svg:y1="17.8cm" svg:x2="30.3cm" svg:y2="20.2cm">
            <text:p/>
          </draw:line>
          <draw:line draw:style-name="gr3" draw:text-style-name="P3" draw:layer="layout" svg:x1="29.1cm" svg:y1="19cm" svg:x2="31.5cm" svg:y2="19cm">
            <text:p/>
          </draw:line>
        </draw:g>
        <draw:g>
          <draw:circle draw:style-name="gr2" draw:text-style-name="P2" draw:layer="layout" svg:width="2.4cm" svg:height="2.4cm" svg:x="29.1cm" svg:y="20.4cm">
            <text:p/>
          </draw:circle>
          <draw:line draw:style-name="gr3" draw:text-style-name="P3" draw:layer="layout" svg:x1="30.3cm" svg:y1="20.4cm" svg:x2="30.3cm" svg:y2="22.8cm">
            <text:p/>
          </draw:line>
          <draw:line draw:style-name="gr3" draw:text-style-name="P3" draw:layer="layout" svg:x1="29.1cm" svg:y1="21.6cm" svg:x2="31.5cm" svg:y2="21.6cm">
            <text:p/>
          </draw:line>
        </draw:g>
        <draw:g>
          <draw:circle draw:style-name="gr2" draw:text-style-name="P2" draw:layer="layout" svg:width="2.4cm" svg:height="2.4cm" svg:x="26.5cm" svg:y="17.8cm">
            <text:p/>
          </draw:circle>
          <draw:line draw:style-name="gr3" draw:text-style-name="P3" draw:layer="layout" svg:x1="27.7cm" svg:y1="17.8cm" svg:x2="27.7cm" svg:y2="20.2cm">
            <text:p/>
          </draw:line>
          <draw:line draw:style-name="gr3" draw:text-style-name="P3" draw:layer="layout" svg:x1="26.5cm" svg:y1="19cm" svg:x2="28.9cm" svg:y2="19cm">
            <text:p/>
          </draw:line>
        </draw:g>
        <draw:g>
          <draw:circle draw:style-name="gr2" draw:text-style-name="P2" draw:layer="layout" svg:width="2.4cm" svg:height="2.4cm" svg:x="26.5cm" svg:y="20.4cm">
            <text:p/>
          </draw:circle>
          <draw:line draw:style-name="gr3" draw:text-style-name="P3" draw:layer="layout" svg:x1="27.7cm" svg:y1="20.4cm" svg:x2="27.7cm" svg:y2="22.8cm">
            <text:p/>
          </draw:line>
          <draw:line draw:style-name="gr3" draw:text-style-name="P3" draw:layer="layout" svg:x1="26.5cm" svg:y1="21.6cm" svg:x2="28.9cm" svg:y2="21.6cm">
            <text:p/>
          </draw:line>
        </draw:g>
        <draw:g>
          <draw:circle draw:style-name="gr2" draw:text-style-name="P2" draw:layer="layout" svg:width="2.4cm" svg:height="2.4cm" svg:x="23.9cm" svg:y="17.8cm">
            <text:p/>
          </draw:circle>
          <draw:line draw:style-name="gr3" draw:text-style-name="P3" draw:layer="layout" svg:x1="25.1cm" svg:y1="17.8cm" svg:x2="25.1cm" svg:y2="20.2cm">
            <text:p/>
          </draw:line>
          <draw:line draw:style-name="gr3" draw:text-style-name="P3" draw:layer="layout" svg:x1="23.9cm" svg:y1="19cm" svg:x2="26.3cm" svg:y2="19cm">
            <text:p/>
          </draw:line>
        </draw:g>
        <draw:g>
          <draw:circle draw:style-name="gr2" draw:text-style-name="P2" draw:layer="layout" svg:width="2.4cm" svg:height="2.4cm" svg:x="23.9cm" svg:y="20.4cm">
            <text:p/>
          </draw:circle>
          <draw:line draw:style-name="gr3" draw:text-style-name="P3" draw:layer="layout" svg:x1="25.1cm" svg:y1="20.4cm" svg:x2="25.1cm" svg:y2="22.8cm">
            <text:p/>
          </draw:line>
          <draw:line draw:style-name="gr3" draw:text-style-name="P3" draw:layer="layout" svg:x1="23.9cm" svg:y1="21.6cm" svg:x2="26.3cm" svg:y2="21.6cm">
            <text:p/>
          </draw:line>
        </draw:g>
        <draw:g>
          <draw:circle draw:style-name="gr2" draw:text-style-name="P2" draw:layer="layout" svg:width="2.4cm" svg:height="2.4cm" svg:x="31.7cm" svg:y="23cm">
            <text:p/>
          </draw:circle>
          <draw:line draw:style-name="gr3" draw:text-style-name="P3" draw:layer="layout" svg:x1="32.9cm" svg:y1="23cm" svg:x2="32.9cm" svg:y2="25.4cm">
            <text:p/>
          </draw:line>
          <draw:line draw:style-name="gr3" draw:text-style-name="P3" draw:layer="layout" svg:x1="31.7cm" svg:y1="24.2cm" svg:x2="34.1cm" svg:y2="24.2cm">
            <text:p/>
          </draw:line>
        </draw:g>
        <draw:g>
          <draw:circle draw:style-name="gr2" draw:text-style-name="P2" draw:layer="layout" svg:width="2.4cm" svg:height="2.4cm" svg:x="31.7cm" svg:y="25.6cm">
            <text:p/>
          </draw:circle>
          <draw:line draw:style-name="gr3" draw:text-style-name="P3" draw:layer="layout" svg:x1="32.9cm" svg:y1="25.6cm" svg:x2="32.9cm" svg:y2="28cm">
            <text:p/>
          </draw:line>
          <draw:line draw:style-name="gr3" draw:text-style-name="P3" draw:layer="layout" svg:x1="31.7cm" svg:y1="26.8cm" svg:x2="34.1cm" svg:y2="26.8cm">
            <text:p/>
          </draw:line>
        </draw:g>
        <draw:g>
          <draw:circle draw:style-name="gr2" draw:text-style-name="P2" draw:layer="layout" svg:width="2.4cm" svg:height="2.4cm" svg:x="29.1cm" svg:y="23cm">
            <text:p/>
          </draw:circle>
          <draw:line draw:style-name="gr3" draw:text-style-name="P3" draw:layer="layout" svg:x1="30.3cm" svg:y1="23cm" svg:x2="30.3cm" svg:y2="25.4cm">
            <text:p/>
          </draw:line>
          <draw:line draw:style-name="gr3" draw:text-style-name="P3" draw:layer="layout" svg:x1="29.1cm" svg:y1="24.2cm" svg:x2="31.5cm" svg:y2="24.2cm">
            <text:p/>
          </draw:line>
        </draw:g>
        <draw:g>
          <draw:circle draw:style-name="gr2" draw:text-style-name="P2" draw:layer="layout" svg:width="2.4cm" svg:height="2.4cm" svg:x="29.1cm" svg:y="25.6cm">
            <text:p/>
          </draw:circle>
          <draw:line draw:style-name="gr3" draw:text-style-name="P3" draw:layer="layout" svg:x1="30.3cm" svg:y1="25.6cm" svg:x2="30.3cm" svg:y2="28cm">
            <text:p/>
          </draw:line>
          <draw:line draw:style-name="gr3" draw:text-style-name="P3" draw:layer="layout" svg:x1="29.1cm" svg:y1="26.8cm" svg:x2="31.5cm" svg:y2="26.8cm">
            <text:p/>
          </draw:line>
        </draw:g>
        <draw:g>
          <draw:circle draw:style-name="gr2" draw:text-style-name="P2" draw:layer="layout" svg:width="2.4cm" svg:height="2.4cm" svg:x="26.5cm" svg:y="23cm">
            <text:p/>
          </draw:circle>
          <draw:line draw:style-name="gr3" draw:text-style-name="P3" draw:layer="layout" svg:x1="27.7cm" svg:y1="23cm" svg:x2="27.7cm" svg:y2="25.4cm">
            <text:p/>
          </draw:line>
          <draw:line draw:style-name="gr3" draw:text-style-name="P3" draw:layer="layout" svg:x1="26.5cm" svg:y1="24.2cm" svg:x2="28.9cm" svg:y2="24.2cm">
            <text:p/>
          </draw:line>
        </draw:g>
        <draw:g>
          <draw:circle draw:style-name="gr2" draw:text-style-name="P2" draw:layer="layout" svg:width="2.4cm" svg:height="2.4cm" svg:x="26.5cm" svg:y="25.6cm">
            <text:p/>
          </draw:circle>
          <draw:line draw:style-name="gr3" draw:text-style-name="P3" draw:layer="layout" svg:x1="27.7cm" svg:y1="25.6cm" svg:x2="27.7cm" svg:y2="28cm">
            <text:p/>
          </draw:line>
          <draw:line draw:style-name="gr3" draw:text-style-name="P3" draw:layer="layout" svg:x1="26.5cm" svg:y1="26.8cm" svg:x2="28.9cm" svg:y2="26.8cm">
            <text:p/>
          </draw:line>
        </draw:g>
        <draw:g>
          <draw:circle draw:style-name="gr2" draw:text-style-name="P2" draw:layer="layout" svg:width="2.4cm" svg:height="2.4cm" svg:x="23.9cm" svg:y="23cm">
            <text:p/>
          </draw:circle>
          <draw:line draw:style-name="gr3" draw:text-style-name="P3" draw:layer="layout" svg:x1="25.1cm" svg:y1="23cm" svg:x2="25.1cm" svg:y2="25.4cm">
            <text:p/>
          </draw:line>
          <draw:line draw:style-name="gr3" draw:text-style-name="P3" draw:layer="layout" svg:x1="23.9cm" svg:y1="24.2cm" svg:x2="26.3cm" svg:y2="24.2cm">
            <text:p/>
          </draw:line>
        </draw:g>
        <draw:g>
          <draw:circle draw:style-name="gr2" draw:text-style-name="P2" draw:layer="layout" svg:width="2.4cm" svg:height="2.4cm" svg:x="23.9cm" svg:y="25.6cm">
            <text:p/>
          </draw:circle>
          <draw:line draw:style-name="gr3" draw:text-style-name="P3" draw:layer="layout" svg:x1="25.1cm" svg:y1="25.6cm" svg:x2="25.1cm" svg:y2="28cm">
            <text:p/>
          </draw:line>
          <draw:line draw:style-name="gr3" draw:text-style-name="P3" draw:layer="layout" svg:x1="23.9cm" svg:y1="26.8cm" svg:x2="26.3cm" svg:y2="26.8cm">
            <text:p/>
          </draw:line>
        </draw:g>
        <draw:g>
          <draw:circle draw:style-name="gr2" draw:text-style-name="P2" draw:layer="layout" svg:width="2.4cm" svg:height="2.4cm" svg:x="21.3cm" svg:y="17.8cm">
            <text:p/>
          </draw:circle>
          <draw:line draw:style-name="gr3" draw:text-style-name="P3" draw:layer="layout" svg:x1="22.5cm" svg:y1="17.8cm" svg:x2="22.5cm" svg:y2="20.2cm">
            <text:p/>
          </draw:line>
          <draw:line draw:style-name="gr3" draw:text-style-name="P3" draw:layer="layout" svg:x1="21.3cm" svg:y1="19cm" svg:x2="23.7cm" svg:y2="19cm">
            <text:p/>
          </draw:line>
        </draw:g>
        <draw:g>
          <draw:circle draw:style-name="gr2" draw:text-style-name="P2" draw:layer="layout" svg:width="2.4cm" svg:height="2.4cm" svg:x="21.3cm" svg:y="20.4cm">
            <text:p/>
          </draw:circle>
          <draw:line draw:style-name="gr3" draw:text-style-name="P3" draw:layer="layout" svg:x1="22.5cm" svg:y1="20.4cm" svg:x2="22.5cm" svg:y2="22.8cm">
            <text:p/>
          </draw:line>
          <draw:line draw:style-name="gr3" draw:text-style-name="P3" draw:layer="layout" svg:x1="21.3cm" svg:y1="21.6cm" svg:x2="23.7cm" svg:y2="21.6cm">
            <text:p/>
          </draw:line>
        </draw:g>
        <draw:g>
          <draw:circle draw:style-name="gr2" draw:text-style-name="P2" draw:layer="layout" svg:width="2.4cm" svg:height="2.4cm" svg:x="18.7cm" svg:y="17.8cm">
            <text:p/>
          </draw:circle>
          <draw:line draw:style-name="gr3" draw:text-style-name="P3" draw:layer="layout" svg:x1="19.9cm" svg:y1="17.8cm" svg:x2="19.9cm" svg:y2="20.2cm">
            <text:p/>
          </draw:line>
          <draw:line draw:style-name="gr3" draw:text-style-name="P3" draw:layer="layout" svg:x1="18.7cm" svg:y1="19cm" svg:x2="21.1cm" svg:y2="19cm">
            <text:p/>
          </draw:line>
        </draw:g>
        <draw:g>
          <draw:circle draw:style-name="gr2" draw:text-style-name="P2" draw:layer="layout" svg:width="2.4cm" svg:height="2.4cm" svg:x="18.7cm" svg:y="20.4cm">
            <text:p/>
          </draw:circle>
          <draw:line draw:style-name="gr3" draw:text-style-name="P3" draw:layer="layout" svg:x1="19.9cm" svg:y1="20.4cm" svg:x2="19.9cm" svg:y2="22.8cm">
            <text:p/>
          </draw:line>
          <draw:line draw:style-name="gr3" draw:text-style-name="P3" draw:layer="layout" svg:x1="18.7cm" svg:y1="21.6cm" svg:x2="21.1cm" svg:y2="21.6cm">
            <text:p/>
          </draw:line>
        </draw:g>
        <draw:g>
          <draw:circle draw:style-name="gr2" draw:text-style-name="P2" draw:layer="layout" svg:width="2.4cm" svg:height="2.4cm" svg:x="16.1cm" svg:y="17.8cm">
            <text:p/>
          </draw:circle>
          <draw:line draw:style-name="gr3" draw:text-style-name="P3" draw:layer="layout" svg:x1="17.3cm" svg:y1="17.8cm" svg:x2="17.3cm" svg:y2="20.2cm">
            <text:p/>
          </draw:line>
          <draw:line draw:style-name="gr3" draw:text-style-name="P3" draw:layer="layout" svg:x1="16.1cm" svg:y1="19cm" svg:x2="18.5cm" svg:y2="19cm">
            <text:p/>
          </draw:line>
        </draw:g>
        <draw:g>
          <draw:circle draw:style-name="gr2" draw:text-style-name="P2" draw:layer="layout" svg:width="2.4cm" svg:height="2.4cm" svg:x="16.1cm" svg:y="20.4cm">
            <text:p/>
          </draw:circle>
          <draw:line draw:style-name="gr3" draw:text-style-name="P3" draw:layer="layout" svg:x1="17.3cm" svg:y1="20.4cm" svg:x2="17.3cm" svg:y2="22.8cm">
            <text:p/>
          </draw:line>
          <draw:line draw:style-name="gr3" draw:text-style-name="P3" draw:layer="layout" svg:x1="16.1cm" svg:y1="21.6cm" svg:x2="18.5cm" svg:y2="21.6cm">
            <text:p/>
          </draw:line>
        </draw:g>
        <draw:g>
          <draw:circle draw:style-name="gr2" draw:text-style-name="P2" draw:layer="layout" svg:width="2.4cm" svg:height="2.4cm" svg:x="13.5cm" svg:y="17.8cm">
            <text:p/>
          </draw:circle>
          <draw:line draw:style-name="gr3" draw:text-style-name="P3" draw:layer="layout" svg:x1="14.7cm" svg:y1="17.8cm" svg:x2="14.7cm" svg:y2="20.2cm">
            <text:p/>
          </draw:line>
          <draw:line draw:style-name="gr3" draw:text-style-name="P3" draw:layer="layout" svg:x1="13.5cm" svg:y1="19cm" svg:x2="15.9cm" svg:y2="19cm">
            <text:p/>
          </draw:line>
        </draw:g>
        <draw:g>
          <draw:circle draw:style-name="gr2" draw:text-style-name="P2" draw:layer="layout" svg:width="2.4cm" svg:height="2.4cm" svg:x="13.5cm" svg:y="20.4cm">
            <text:p/>
          </draw:circle>
          <draw:line draw:style-name="gr3" draw:text-style-name="P3" draw:layer="layout" svg:x1="14.7cm" svg:y1="20.4cm" svg:x2="14.7cm" svg:y2="22.8cm">
            <text:p/>
          </draw:line>
          <draw:line draw:style-name="gr3" draw:text-style-name="P3" draw:layer="layout" svg:x1="13.5cm" svg:y1="21.6cm" svg:x2="15.9cm" svg:y2="21.6cm">
            <text:p/>
          </draw:line>
        </draw:g>
        <draw:g>
          <draw:circle draw:style-name="gr2" draw:text-style-name="P2" draw:layer="layout" svg:width="2.4cm" svg:height="2.4cm" svg:x="21.3cm" svg:y="23cm">
            <text:p/>
          </draw:circle>
          <draw:line draw:style-name="gr3" draw:text-style-name="P3" draw:layer="layout" svg:x1="22.5cm" svg:y1="23cm" svg:x2="22.5cm" svg:y2="25.4cm">
            <text:p/>
          </draw:line>
          <draw:line draw:style-name="gr3" draw:text-style-name="P3" draw:layer="layout" svg:x1="21.3cm" svg:y1="24.2cm" svg:x2="23.7cm" svg:y2="24.2cm">
            <text:p/>
          </draw:line>
        </draw:g>
        <draw:g>
          <draw:circle draw:style-name="gr2" draw:text-style-name="P2" draw:layer="layout" svg:width="2.4cm" svg:height="2.4cm" svg:x="21.3cm" svg:y="25.6cm">
            <text:p/>
          </draw:circle>
          <draw:line draw:style-name="gr3" draw:text-style-name="P3" draw:layer="layout" svg:x1="22.5cm" svg:y1="25.6cm" svg:x2="22.5cm" svg:y2="28cm">
            <text:p/>
          </draw:line>
          <draw:line draw:style-name="gr3" draw:text-style-name="P3" draw:layer="layout" svg:x1="21.3cm" svg:y1="26.8cm" svg:x2="23.7cm" svg:y2="26.8cm">
            <text:p/>
          </draw:line>
        </draw:g>
        <draw:g>
          <draw:circle draw:style-name="gr2" draw:text-style-name="P2" draw:layer="layout" svg:width="2.4cm" svg:height="2.4cm" svg:x="18.7cm" svg:y="23cm">
            <text:p/>
          </draw:circle>
          <draw:line draw:style-name="gr3" draw:text-style-name="P3" draw:layer="layout" svg:x1="19.9cm" svg:y1="23cm" svg:x2="19.9cm" svg:y2="25.4cm">
            <text:p/>
          </draw:line>
          <draw:line draw:style-name="gr3" draw:text-style-name="P3" draw:layer="layout" svg:x1="18.7cm" svg:y1="24.2cm" svg:x2="21.1cm" svg:y2="24.2cm">
            <text:p/>
          </draw:line>
        </draw:g>
        <draw:g>
          <draw:circle draw:style-name="gr2" draw:text-style-name="P2" draw:layer="layout" svg:width="2.4cm" svg:height="2.4cm" svg:x="18.7cm" svg:y="25.6cm">
            <text:p/>
          </draw:circle>
          <draw:line draw:style-name="gr3" draw:text-style-name="P3" draw:layer="layout" svg:x1="19.9cm" svg:y1="25.6cm" svg:x2="19.9cm" svg:y2="28cm">
            <text:p/>
          </draw:line>
          <draw:line draw:style-name="gr3" draw:text-style-name="P3" draw:layer="layout" svg:x1="18.7cm" svg:y1="26.8cm" svg:x2="21.1cm" svg:y2="26.8cm">
            <text:p/>
          </draw:line>
        </draw:g>
        <draw:g>
          <draw:circle draw:style-name="gr2" draw:text-style-name="P2" draw:layer="layout" svg:width="2.4cm" svg:height="2.4cm" svg:x="16.1cm" svg:y="23cm">
            <text:p/>
          </draw:circle>
          <draw:line draw:style-name="gr3" draw:text-style-name="P3" draw:layer="layout" svg:x1="17.3cm" svg:y1="23cm" svg:x2="17.3cm" svg:y2="25.4cm">
            <text:p/>
          </draw:line>
          <draw:line draw:style-name="gr3" draw:text-style-name="P3" draw:layer="layout" svg:x1="16.1cm" svg:y1="24.2cm" svg:x2="18.5cm" svg:y2="24.2cm">
            <text:p/>
          </draw:line>
        </draw:g>
        <draw:g>
          <draw:circle draw:style-name="gr2" draw:text-style-name="P2" draw:layer="layout" svg:width="2.4cm" svg:height="2.4cm" svg:x="16.1cm" svg:y="25.6cm">
            <text:p/>
          </draw:circle>
          <draw:line draw:style-name="gr3" draw:text-style-name="P3" draw:layer="layout" svg:x1="17.3cm" svg:y1="25.6cm" svg:x2="17.3cm" svg:y2="28cm">
            <text:p/>
          </draw:line>
          <draw:line draw:style-name="gr3" draw:text-style-name="P3" draw:layer="layout" svg:x1="16.1cm" svg:y1="26.8cm" svg:x2="18.5cm" svg:y2="26.8cm">
            <text:p/>
          </draw:line>
        </draw:g>
        <draw:g>
          <draw:circle draw:style-name="gr2" draw:text-style-name="P2" draw:layer="layout" svg:width="2.4cm" svg:height="2.4cm" svg:x="13.5cm" svg:y="23cm">
            <text:p/>
          </draw:circle>
          <draw:line draw:style-name="gr3" draw:text-style-name="P3" draw:layer="layout" svg:x1="14.7cm" svg:y1="23cm" svg:x2="14.7cm" svg:y2="25.4cm">
            <text:p/>
          </draw:line>
          <draw:line draw:style-name="gr3" draw:text-style-name="P3" draw:layer="layout" svg:x1="13.5cm" svg:y1="24.2cm" svg:x2="15.9cm" svg:y2="24.2cm">
            <text:p/>
          </draw:line>
        </draw:g>
        <draw:g>
          <draw:circle draw:style-name="gr2" draw:text-style-name="P2" draw:layer="layout" svg:width="2.4cm" svg:height="2.4cm" svg:x="13.5cm" svg:y="25.6cm">
            <text:p/>
          </draw:circle>
          <draw:line draw:style-name="gr3" draw:text-style-name="P3" draw:layer="layout" svg:x1="14.7cm" svg:y1="25.6cm" svg:x2="14.7cm" svg:y2="28cm">
            <text:p/>
          </draw:line>
          <draw:line draw:style-name="gr3" draw:text-style-name="P3" draw:layer="layout" svg:x1="13.5cm" svg:y1="26.8cm" svg:x2="15.9cm" svg:y2="26.8cm">
            <text:p/>
          </draw:line>
        </draw:g>
        <draw:g>
          <draw:circle draw:style-name="gr2" draw:text-style-name="P2" draw:layer="layout" svg:width="2.4cm" svg:height="2.4cm" svg:x="31.7cm" svg:y="28.2cm">
            <text:p/>
          </draw:circle>
          <draw:line draw:style-name="gr3" draw:text-style-name="P3" draw:layer="layout" svg:x1="32.9cm" svg:y1="28.2cm" svg:x2="32.9cm" svg:y2="30.6cm">
            <text:p/>
          </draw:line>
          <draw:line draw:style-name="gr3" draw:text-style-name="P3" draw:layer="layout" svg:x1="31.7cm" svg:y1="29.4cm" svg:x2="34.1cm" svg:y2="29.4cm">
            <text:p/>
          </draw:line>
        </draw:g>
        <draw:g>
          <draw:circle draw:style-name="gr2" draw:text-style-name="P2" draw:layer="layout" svg:width="2.4cm" svg:height="2.4cm" svg:x="31.7cm" svg:y="30.8cm">
            <text:p/>
          </draw:circle>
          <draw:line draw:style-name="gr3" draw:text-style-name="P3" draw:layer="layout" svg:x1="32.9cm" svg:y1="30.8cm" svg:x2="32.9cm" svg:y2="33.2cm">
            <text:p/>
          </draw:line>
          <draw:line draw:style-name="gr3" draw:text-style-name="P3" draw:layer="layout" svg:x1="31.7cm" svg:y1="32cm" svg:x2="34.1cm" svg:y2="32cm">
            <text:p/>
          </draw:line>
        </draw:g>
        <draw:g>
          <draw:circle draw:style-name="gr2" draw:text-style-name="P2" draw:layer="layout" svg:width="2.4cm" svg:height="2.4cm" svg:x="29.1cm" svg:y="28.2cm">
            <text:p/>
          </draw:circle>
          <draw:line draw:style-name="gr3" draw:text-style-name="P3" draw:layer="layout" svg:x1="30.3cm" svg:y1="28.2cm" svg:x2="30.3cm" svg:y2="30.6cm">
            <text:p/>
          </draw:line>
          <draw:line draw:style-name="gr3" draw:text-style-name="P3" draw:layer="layout" svg:x1="29.1cm" svg:y1="29.4cm" svg:x2="31.5cm" svg:y2="29.4cm">
            <text:p/>
          </draw:line>
        </draw:g>
        <draw:g>
          <draw:circle draw:style-name="gr2" draw:text-style-name="P2" draw:layer="layout" svg:width="2.4cm" svg:height="2.4cm" svg:x="29.1cm" svg:y="30.8cm">
            <text:p/>
          </draw:circle>
          <draw:line draw:style-name="gr3" draw:text-style-name="P3" draw:layer="layout" svg:x1="30.3cm" svg:y1="30.8cm" svg:x2="30.3cm" svg:y2="33.2cm">
            <text:p/>
          </draw:line>
          <draw:line draw:style-name="gr3" draw:text-style-name="P3" draw:layer="layout" svg:x1="29.1cm" svg:y1="32cm" svg:x2="31.5cm" svg:y2="32cm">
            <text:p/>
          </draw:line>
        </draw:g>
        <draw:g>
          <draw:circle draw:style-name="gr2" draw:text-style-name="P2" draw:layer="layout" svg:width="2.4cm" svg:height="2.4cm" svg:x="26.5cm" svg:y="28.2cm">
            <text:p/>
          </draw:circle>
          <draw:line draw:style-name="gr3" draw:text-style-name="P3" draw:layer="layout" svg:x1="27.7cm" svg:y1="28.2cm" svg:x2="27.7cm" svg:y2="30.6cm">
            <text:p/>
          </draw:line>
          <draw:line draw:style-name="gr3" draw:text-style-name="P3" draw:layer="layout" svg:x1="26.5cm" svg:y1="29.4cm" svg:x2="28.9cm" svg:y2="29.4cm">
            <text:p/>
          </draw:line>
        </draw:g>
        <draw:g>
          <draw:circle draw:style-name="gr2" draw:text-style-name="P2" draw:layer="layout" svg:width="2.4cm" svg:height="2.4cm" svg:x="26.5cm" svg:y="30.8cm">
            <text:p/>
          </draw:circle>
          <draw:line draw:style-name="gr3" draw:text-style-name="P3" draw:layer="layout" svg:x1="27.7cm" svg:y1="30.8cm" svg:x2="27.7cm" svg:y2="33.2cm">
            <text:p/>
          </draw:line>
          <draw:line draw:style-name="gr3" draw:text-style-name="P3" draw:layer="layout" svg:x1="26.5cm" svg:y1="32cm" svg:x2="28.9cm" svg:y2="32cm">
            <text:p/>
          </draw:line>
        </draw:g>
        <draw:g>
          <draw:circle draw:style-name="gr2" draw:text-style-name="P2" draw:layer="layout" svg:width="2.4cm" svg:height="2.4cm" svg:x="23.9cm" svg:y="28.2cm">
            <text:p/>
          </draw:circle>
          <draw:line draw:style-name="gr3" draw:text-style-name="P3" draw:layer="layout" svg:x1="25.1cm" svg:y1="28.2cm" svg:x2="25.1cm" svg:y2="30.6cm">
            <text:p/>
          </draw:line>
          <draw:line draw:style-name="gr3" draw:text-style-name="P3" draw:layer="layout" svg:x1="23.9cm" svg:y1="29.4cm" svg:x2="26.3cm" svg:y2="29.4cm">
            <text:p/>
          </draw:line>
        </draw:g>
        <draw:g>
          <draw:circle draw:style-name="gr2" draw:text-style-name="P2" draw:layer="layout" svg:width="2.4cm" svg:height="2.4cm" svg:x="23.9cm" svg:y="30.8cm">
            <text:p/>
          </draw:circle>
          <draw:line draw:style-name="gr3" draw:text-style-name="P3" draw:layer="layout" svg:x1="25.1cm" svg:y1="30.8cm" svg:x2="25.1cm" svg:y2="33.2cm">
            <text:p/>
          </draw:line>
          <draw:line draw:style-name="gr3" draw:text-style-name="P3" draw:layer="layout" svg:x1="23.9cm" svg:y1="32cm" svg:x2="26.3cm" svg:y2="32cm">
            <text:p/>
          </draw:line>
        </draw:g>
        <draw:g>
          <draw:circle draw:style-name="gr2" draw:text-style-name="P2" draw:layer="layout" svg:width="2.4cm" svg:height="2.4cm" svg:x="31.7cm" svg:y="33.4cm">
            <text:p/>
          </draw:circle>
          <draw:line draw:style-name="gr3" draw:text-style-name="P3" draw:layer="layout" svg:x1="32.9cm" svg:y1="33.4cm" svg:x2="32.9cm" svg:y2="35.8cm">
            <text:p/>
          </draw:line>
          <draw:line draw:style-name="gr3" draw:text-style-name="P3" draw:layer="layout" svg:x1="31.7cm" svg:y1="34.6cm" svg:x2="34.1cm" svg:y2="34.6cm">
            <text:p/>
          </draw:line>
        </draw:g>
        <draw:g>
          <draw:circle draw:style-name="gr2" draw:text-style-name="P2" draw:layer="layout" svg:width="2.4cm" svg:height="2.4cm" svg:x="31.7cm" svg:y="36cm">
            <text:p/>
          </draw:circle>
          <draw:line draw:style-name="gr3" draw:text-style-name="P3" draw:layer="layout" svg:x1="32.9cm" svg:y1="36cm" svg:x2="32.9cm" svg:y2="38.4cm">
            <text:p/>
          </draw:line>
          <draw:line draw:style-name="gr3" draw:text-style-name="P3" draw:layer="layout" svg:x1="31.7cm" svg:y1="37.2cm" svg:x2="34.1cm" svg:y2="37.2cm">
            <text:p/>
          </draw:line>
        </draw:g>
        <draw:g>
          <draw:circle draw:style-name="gr2" draw:text-style-name="P2" draw:layer="layout" svg:width="2.4cm" svg:height="2.4cm" svg:x="29.1cm" svg:y="33.4cm">
            <text:p/>
          </draw:circle>
          <draw:line draw:style-name="gr3" draw:text-style-name="P3" draw:layer="layout" svg:x1="30.3cm" svg:y1="33.4cm" svg:x2="30.3cm" svg:y2="35.8cm">
            <text:p/>
          </draw:line>
          <draw:line draw:style-name="gr3" draw:text-style-name="P3" draw:layer="layout" svg:x1="29.1cm" svg:y1="34.6cm" svg:x2="31.5cm" svg:y2="34.6cm">
            <text:p/>
          </draw:line>
        </draw:g>
        <draw:g>
          <draw:circle draw:style-name="gr2" draw:text-style-name="P2" draw:layer="layout" svg:width="2.4cm" svg:height="2.4cm" svg:x="29.1cm" svg:y="36cm">
            <text:p/>
          </draw:circle>
          <draw:line draw:style-name="gr3" draw:text-style-name="P3" draw:layer="layout" svg:x1="30.3cm" svg:y1="36cm" svg:x2="30.3cm" svg:y2="38.4cm">
            <text:p/>
          </draw:line>
          <draw:line draw:style-name="gr3" draw:text-style-name="P3" draw:layer="layout" svg:x1="29.1cm" svg:y1="37.2cm" svg:x2="31.5cm" svg:y2="37.2cm">
            <text:p/>
          </draw:line>
        </draw:g>
        <draw:g>
          <draw:circle draw:style-name="gr2" draw:text-style-name="P2" draw:layer="layout" svg:width="2.4cm" svg:height="2.4cm" svg:x="26.5cm" svg:y="33.4cm">
            <text:p/>
          </draw:circle>
          <draw:line draw:style-name="gr3" draw:text-style-name="P3" draw:layer="layout" svg:x1="27.7cm" svg:y1="33.4cm" svg:x2="27.7cm" svg:y2="35.8cm">
            <text:p/>
          </draw:line>
          <draw:line draw:style-name="gr3" draw:text-style-name="P3" draw:layer="layout" svg:x1="26.5cm" svg:y1="34.6cm" svg:x2="28.9cm" svg:y2="34.6cm">
            <text:p/>
          </draw:line>
        </draw:g>
        <draw:g>
          <draw:circle draw:style-name="gr2" draw:text-style-name="P2" draw:layer="layout" svg:width="2.4cm" svg:height="2.4cm" svg:x="26.5cm" svg:y="36cm">
            <text:p/>
          </draw:circle>
          <draw:line draw:style-name="gr3" draw:text-style-name="P3" draw:layer="layout" svg:x1="27.7cm" svg:y1="36cm" svg:x2="27.7cm" svg:y2="38.4cm">
            <text:p/>
          </draw:line>
          <draw:line draw:style-name="gr3" draw:text-style-name="P3" draw:layer="layout" svg:x1="26.5cm" svg:y1="37.2cm" svg:x2="28.9cm" svg:y2="37.2cm">
            <text:p/>
          </draw:line>
        </draw:g>
        <draw:g>
          <draw:circle draw:style-name="gr2" draw:text-style-name="P2" draw:layer="layout" svg:width="2.4cm" svg:height="2.4cm" svg:x="23.9cm" svg:y="33.4cm">
            <text:p/>
          </draw:circle>
          <draw:line draw:style-name="gr3" draw:text-style-name="P3" draw:layer="layout" svg:x1="25.1cm" svg:y1="33.4cm" svg:x2="25.1cm" svg:y2="35.8cm">
            <text:p/>
          </draw:line>
          <draw:line draw:style-name="gr3" draw:text-style-name="P3" draw:layer="layout" svg:x1="23.9cm" svg:y1="34.6cm" svg:x2="26.3cm" svg:y2="34.6cm">
            <text:p/>
          </draw:line>
        </draw:g>
        <draw:g>
          <draw:circle draw:style-name="gr2" draw:text-style-name="P2" draw:layer="layout" svg:width="2.4cm" svg:height="2.4cm" svg:x="23.9cm" svg:y="36cm">
            <text:p/>
          </draw:circle>
          <draw:line draw:style-name="gr3" draw:text-style-name="P3" draw:layer="layout" svg:x1="25.1cm" svg:y1="36cm" svg:x2="25.1cm" svg:y2="38.4cm">
            <text:p/>
          </draw:line>
          <draw:line draw:style-name="gr3" draw:text-style-name="P3" draw:layer="layout" svg:x1="23.9cm" svg:y1="37.2cm" svg:x2="26.3cm" svg:y2="37.2cm">
            <text:p/>
          </draw:line>
        </draw:g>
        <draw:g>
          <draw:circle draw:style-name="gr2" draw:text-style-name="P2" draw:layer="layout" svg:width="2.4cm" svg:height="2.4cm" svg:x="21.3cm" svg:y="28.2cm">
            <text:p/>
          </draw:circle>
          <draw:line draw:style-name="gr3" draw:text-style-name="P3" draw:layer="layout" svg:x1="22.5cm" svg:y1="28.2cm" svg:x2="22.5cm" svg:y2="30.6cm">
            <text:p/>
          </draw:line>
          <draw:line draw:style-name="gr3" draw:text-style-name="P3" draw:layer="layout" svg:x1="21.3cm" svg:y1="29.4cm" svg:x2="23.7cm" svg:y2="29.4cm">
            <text:p/>
          </draw:line>
        </draw:g>
        <draw:g>
          <draw:circle draw:style-name="gr2" draw:text-style-name="P2" draw:layer="layout" svg:width="2.4cm" svg:height="2.4cm" svg:x="21.3cm" svg:y="30.8cm">
            <text:p/>
          </draw:circle>
          <draw:line draw:style-name="gr3" draw:text-style-name="P3" draw:layer="layout" svg:x1="22.5cm" svg:y1="30.8cm" svg:x2="22.5cm" svg:y2="33.2cm">
            <text:p/>
          </draw:line>
          <draw:line draw:style-name="gr3" draw:text-style-name="P3" draw:layer="layout" svg:x1="21.3cm" svg:y1="32cm" svg:x2="23.7cm" svg:y2="32cm">
            <text:p/>
          </draw:line>
        </draw:g>
        <draw:g>
          <draw:circle draw:style-name="gr2" draw:text-style-name="P2" draw:layer="layout" svg:width="2.4cm" svg:height="2.4cm" svg:x="18.7cm" svg:y="28.2cm">
            <text:p/>
          </draw:circle>
          <draw:line draw:style-name="gr3" draw:text-style-name="P3" draw:layer="layout" svg:x1="19.9cm" svg:y1="28.2cm" svg:x2="19.9cm" svg:y2="30.6cm">
            <text:p/>
          </draw:line>
          <draw:line draw:style-name="gr3" draw:text-style-name="P3" draw:layer="layout" svg:x1="18.7cm" svg:y1="29.4cm" svg:x2="21.1cm" svg:y2="29.4cm">
            <text:p/>
          </draw:line>
        </draw:g>
        <draw:g>
          <draw:circle draw:style-name="gr2" draw:text-style-name="P2" draw:layer="layout" svg:width="2.4cm" svg:height="2.4cm" svg:x="18.7cm" svg:y="30.8cm">
            <text:p/>
          </draw:circle>
          <draw:line draw:style-name="gr3" draw:text-style-name="P3" draw:layer="layout" svg:x1="19.9cm" svg:y1="30.8cm" svg:x2="19.9cm" svg:y2="33.2cm">
            <text:p/>
          </draw:line>
          <draw:line draw:style-name="gr3" draw:text-style-name="P3" draw:layer="layout" svg:x1="18.7cm" svg:y1="32cm" svg:x2="21.1cm" svg:y2="32cm">
            <text:p/>
          </draw:line>
        </draw:g>
        <draw:g>
          <draw:circle draw:style-name="gr2" draw:text-style-name="P2" draw:layer="layout" svg:width="2.4cm" svg:height="2.4cm" svg:x="16.1cm" svg:y="28.2cm">
            <text:p/>
          </draw:circle>
          <draw:line draw:style-name="gr3" draw:text-style-name="P3" draw:layer="layout" svg:x1="17.3cm" svg:y1="28.2cm" svg:x2="17.3cm" svg:y2="30.6cm">
            <text:p/>
          </draw:line>
          <draw:line draw:style-name="gr3" draw:text-style-name="P3" draw:layer="layout" svg:x1="16.1cm" svg:y1="29.4cm" svg:x2="18.5cm" svg:y2="29.4cm">
            <text:p/>
          </draw:line>
        </draw:g>
        <draw:g>
          <draw:circle draw:style-name="gr2" draw:text-style-name="P2" draw:layer="layout" svg:width="2.4cm" svg:height="2.4cm" svg:x="16.1cm" svg:y="30.8cm">
            <text:p/>
          </draw:circle>
          <draw:line draw:style-name="gr3" draw:text-style-name="P3" draw:layer="layout" svg:x1="17.3cm" svg:y1="30.8cm" svg:x2="17.3cm" svg:y2="33.2cm">
            <text:p/>
          </draw:line>
          <draw:line draw:style-name="gr3" draw:text-style-name="P3" draw:layer="layout" svg:x1="16.1cm" svg:y1="32cm" svg:x2="18.5cm" svg:y2="32cm">
            <text:p/>
          </draw:line>
        </draw:g>
        <draw:g>
          <draw:circle draw:style-name="gr2" draw:text-style-name="P2" draw:layer="layout" svg:width="2.4cm" svg:height="2.4cm" svg:x="13.5cm" svg:y="28.2cm">
            <text:p/>
          </draw:circle>
          <draw:line draw:style-name="gr3" draw:text-style-name="P3" draw:layer="layout" svg:x1="14.7cm" svg:y1="28.2cm" svg:x2="14.7cm" svg:y2="30.6cm">
            <text:p/>
          </draw:line>
          <draw:line draw:style-name="gr3" draw:text-style-name="P3" draw:layer="layout" svg:x1="13.5cm" svg:y1="29.4cm" svg:x2="15.9cm" svg:y2="29.4cm">
            <text:p/>
          </draw:line>
        </draw:g>
        <draw:g>
          <draw:circle draw:style-name="gr2" draw:text-style-name="P2" draw:layer="layout" svg:width="2.4cm" svg:height="2.4cm" svg:x="13.5cm" svg:y="30.8cm">
            <text:p/>
          </draw:circle>
          <draw:line draw:style-name="gr3" draw:text-style-name="P3" draw:layer="layout" svg:x1="14.7cm" svg:y1="30.8cm" svg:x2="14.7cm" svg:y2="33.2cm">
            <text:p/>
          </draw:line>
          <draw:line draw:style-name="gr3" draw:text-style-name="P3" draw:layer="layout" svg:x1="13.5cm" svg:y1="32cm" svg:x2="15.9cm" svg:y2="32cm">
            <text:p/>
          </draw:line>
        </draw:g>
        <draw:g>
          <draw:circle draw:style-name="gr2" draw:text-style-name="P2" draw:layer="layout" svg:width="2.4cm" svg:height="2.4cm" svg:x="21.3cm" svg:y="33.4cm">
            <text:p/>
          </draw:circle>
          <draw:line draw:style-name="gr3" draw:text-style-name="P3" draw:layer="layout" svg:x1="22.5cm" svg:y1="33.4cm" svg:x2="22.5cm" svg:y2="35.8cm">
            <text:p/>
          </draw:line>
          <draw:line draw:style-name="gr3" draw:text-style-name="P3" draw:layer="layout" svg:x1="21.3cm" svg:y1="34.6cm" svg:x2="23.7cm" svg:y2="34.6cm">
            <text:p/>
          </draw:line>
        </draw:g>
        <draw:g>
          <draw:circle draw:style-name="gr2" draw:text-style-name="P2" draw:layer="layout" svg:width="2.4cm" svg:height="2.4cm" svg:x="21.3cm" svg:y="36cm">
            <text:p/>
          </draw:circle>
          <draw:line draw:style-name="gr3" draw:text-style-name="P3" draw:layer="layout" svg:x1="22.5cm" svg:y1="36cm" svg:x2="22.5cm" svg:y2="38.4cm">
            <text:p/>
          </draw:line>
          <draw:line draw:style-name="gr3" draw:text-style-name="P3" draw:layer="layout" svg:x1="21.3cm" svg:y1="37.2cm" svg:x2="23.7cm" svg:y2="37.2cm">
            <text:p/>
          </draw:line>
        </draw:g>
        <draw:g>
          <draw:circle draw:style-name="gr2" draw:text-style-name="P2" draw:layer="layout" svg:width="2.4cm" svg:height="2.4cm" svg:x="18.7cm" svg:y="33.4cm">
            <text:p/>
          </draw:circle>
          <draw:line draw:style-name="gr3" draw:text-style-name="P3" draw:layer="layout" svg:x1="19.9cm" svg:y1="33.4cm" svg:x2="19.9cm" svg:y2="35.8cm">
            <text:p/>
          </draw:line>
          <draw:line draw:style-name="gr3" draw:text-style-name="P3" draw:layer="layout" svg:x1="18.7cm" svg:y1="34.6cm" svg:x2="21.1cm" svg:y2="34.6cm">
            <text:p/>
          </draw:line>
        </draw:g>
        <draw:g>
          <draw:circle draw:style-name="gr2" draw:text-style-name="P2" draw:layer="layout" svg:width="2.4cm" svg:height="2.4cm" svg:x="18.7cm" svg:y="36cm">
            <text:p/>
          </draw:circle>
          <draw:line draw:style-name="gr3" draw:text-style-name="P3" draw:layer="layout" svg:x1="19.9cm" svg:y1="36cm" svg:x2="19.9cm" svg:y2="38.4cm">
            <text:p/>
          </draw:line>
          <draw:line draw:style-name="gr3" draw:text-style-name="P3" draw:layer="layout" svg:x1="18.7cm" svg:y1="37.2cm" svg:x2="21.1cm" svg:y2="37.2cm">
            <text:p/>
          </draw:line>
        </draw:g>
        <draw:g>
          <draw:circle draw:style-name="gr2" draw:text-style-name="P2" draw:layer="layout" svg:width="2.4cm" svg:height="2.4cm" svg:x="16.1cm" svg:y="33.4cm">
            <text:p/>
          </draw:circle>
          <draw:line draw:style-name="gr3" draw:text-style-name="P3" draw:layer="layout" svg:x1="17.3cm" svg:y1="33.4cm" svg:x2="17.3cm" svg:y2="35.8cm">
            <text:p/>
          </draw:line>
          <draw:line draw:style-name="gr3" draw:text-style-name="P3" draw:layer="layout" svg:x1="16.1cm" svg:y1="34.6cm" svg:x2="18.5cm" svg:y2="34.6cm">
            <text:p/>
          </draw:line>
        </draw:g>
        <draw:g>
          <draw:circle draw:style-name="gr2" draw:text-style-name="P2" draw:layer="layout" svg:width="2.4cm" svg:height="2.4cm" svg:x="16.1cm" svg:y="36cm">
            <text:p/>
          </draw:circle>
          <draw:line draw:style-name="gr3" draw:text-style-name="P3" draw:layer="layout" svg:x1="17.3cm" svg:y1="36cm" svg:x2="17.3cm" svg:y2="38.4cm">
            <text:p/>
          </draw:line>
          <draw:line draw:style-name="gr3" draw:text-style-name="P3" draw:layer="layout" svg:x1="16.1cm" svg:y1="37.2cm" svg:x2="18.5cm" svg:y2="37.2cm">
            <text:p/>
          </draw:line>
        </draw:g>
        <draw:g>
          <draw:circle draw:style-name="gr2" draw:text-style-name="P2" draw:layer="layout" svg:width="2.4cm" svg:height="2.4cm" svg:x="13.5cm" svg:y="33.4cm">
            <text:p/>
          </draw:circle>
          <draw:line draw:style-name="gr3" draw:text-style-name="P3" draw:layer="layout" svg:x1="14.7cm" svg:y1="33.4cm" svg:x2="14.7cm" svg:y2="35.8cm">
            <text:p/>
          </draw:line>
          <draw:line draw:style-name="gr3" draw:text-style-name="P3" draw:layer="layout" svg:x1="13.5cm" svg:y1="34.6cm" svg:x2="15.9cm" svg:y2="34.6cm">
            <text:p/>
          </draw:line>
        </draw:g>
        <draw:g>
          <draw:circle draw:style-name="gr2" draw:text-style-name="P2" draw:layer="layout" svg:width="2.4cm" svg:height="2.4cm" svg:x="13.5cm" svg:y="36cm">
            <text:p/>
          </draw:circle>
          <draw:line draw:style-name="gr3" draw:text-style-name="P3" draw:layer="layout" svg:x1="14.7cm" svg:y1="36cm" svg:x2="14.7cm" svg:y2="38.4cm">
            <text:p/>
          </draw:line>
          <draw:line draw:style-name="gr3" draw:text-style-name="P3" draw:layer="layout" svg:x1="13.5cm" svg:y1="37.2cm" svg:x2="15.9cm" svg:y2="37.2cm">
            <text:p/>
          </draw:line>
        </draw:g>
        <draw:g>
          <draw:circle draw:style-name="gr2" draw:text-style-name="P2" draw:layer="layout" svg:width="2.4cm" svg:height="2.4cm" svg:x="31.7cm" svg:y="38.6cm">
            <text:p/>
          </draw:circle>
          <draw:line draw:style-name="gr3" draw:text-style-name="P3" draw:layer="layout" svg:x1="32.9cm" svg:y1="38.6cm" svg:x2="32.9cm" svg:y2="41cm">
            <text:p/>
          </draw:line>
          <draw:line draw:style-name="gr3" draw:text-style-name="P3" draw:layer="layout" svg:x1="31.7cm" svg:y1="39.8cm" svg:x2="34.1cm" svg:y2="39.8cm">
            <text:p/>
          </draw:line>
        </draw:g>
        <draw:g>
          <draw:circle draw:style-name="gr2" draw:text-style-name="P2" draw:layer="layout" svg:width="2.4cm" svg:height="2.4cm" svg:x="31.7cm" svg:y="41.2cm">
            <text:p/>
          </draw:circle>
          <draw:line draw:style-name="gr3" draw:text-style-name="P3" draw:layer="layout" svg:x1="32.9cm" svg:y1="41.2cm" svg:x2="32.9cm" svg:y2="43.6cm">
            <text:p/>
          </draw:line>
          <draw:line draw:style-name="gr3" draw:text-style-name="P3" draw:layer="layout" svg:x1="31.7cm" svg:y1="42.4cm" svg:x2="34.1cm" svg:y2="42.4cm">
            <text:p/>
          </draw:line>
        </draw:g>
        <draw:g>
          <draw:circle draw:style-name="gr2" draw:text-style-name="P2" draw:layer="layout" svg:width="2.4cm" svg:height="2.4cm" svg:x="29.1cm" svg:y="38.6cm">
            <text:p/>
          </draw:circle>
          <draw:line draw:style-name="gr3" draw:text-style-name="P3" draw:layer="layout" svg:x1="30.3cm" svg:y1="38.6cm" svg:x2="30.3cm" svg:y2="41cm">
            <text:p/>
          </draw:line>
          <draw:line draw:style-name="gr3" draw:text-style-name="P3" draw:layer="layout" svg:x1="29.1cm" svg:y1="39.8cm" svg:x2="31.5cm" svg:y2="39.8cm">
            <text:p/>
          </draw:line>
        </draw:g>
        <draw:g>
          <draw:circle draw:style-name="gr2" draw:text-style-name="P2" draw:layer="layout" svg:width="2.4cm" svg:height="2.4cm" svg:x="29.1cm" svg:y="41.2cm">
            <text:p/>
          </draw:circle>
          <draw:line draw:style-name="gr3" draw:text-style-name="P3" draw:layer="layout" svg:x1="30.3cm" svg:y1="41.2cm" svg:x2="30.3cm" svg:y2="43.6cm">
            <text:p/>
          </draw:line>
          <draw:line draw:style-name="gr3" draw:text-style-name="P3" draw:layer="layout" svg:x1="29.1cm" svg:y1="42.4cm" svg:x2="31.5cm" svg:y2="42.4cm">
            <text:p/>
          </draw:line>
        </draw:g>
        <draw:g>
          <draw:circle draw:style-name="gr2" draw:text-style-name="P2" draw:layer="layout" svg:width="2.4cm" svg:height="2.4cm" svg:x="26.5cm" svg:y="38.6cm">
            <text:p/>
          </draw:circle>
          <draw:line draw:style-name="gr3" draw:text-style-name="P3" draw:layer="layout" svg:x1="27.7cm" svg:y1="38.6cm" svg:x2="27.7cm" svg:y2="41cm">
            <text:p/>
          </draw:line>
          <draw:line draw:style-name="gr3" draw:text-style-name="P3" draw:layer="layout" svg:x1="26.5cm" svg:y1="39.8cm" svg:x2="28.9cm" svg:y2="39.8cm">
            <text:p/>
          </draw:line>
        </draw:g>
        <draw:g>
          <draw:circle draw:style-name="gr2" draw:text-style-name="P2" draw:layer="layout" svg:width="2.4cm" svg:height="2.4cm" svg:x="26.5cm" svg:y="41.2cm">
            <text:p/>
          </draw:circle>
          <draw:line draw:style-name="gr3" draw:text-style-name="P3" draw:layer="layout" svg:x1="27.7cm" svg:y1="41.2cm" svg:x2="27.7cm" svg:y2="43.6cm">
            <text:p/>
          </draw:line>
          <draw:line draw:style-name="gr3" draw:text-style-name="P3" draw:layer="layout" svg:x1="26.5cm" svg:y1="42.4cm" svg:x2="28.9cm" svg:y2="42.4cm">
            <text:p/>
          </draw:line>
        </draw:g>
        <draw:g>
          <draw:circle draw:style-name="gr2" draw:text-style-name="P2" draw:layer="layout" svg:width="2.4cm" svg:height="2.4cm" svg:x="23.9cm" svg:y="38.6cm">
            <text:p/>
          </draw:circle>
          <draw:line draw:style-name="gr3" draw:text-style-name="P3" draw:layer="layout" svg:x1="25.1cm" svg:y1="38.6cm" svg:x2="25.1cm" svg:y2="41cm">
            <text:p/>
          </draw:line>
          <draw:line draw:style-name="gr3" draw:text-style-name="P3" draw:layer="layout" svg:x1="23.9cm" svg:y1="39.8cm" svg:x2="26.3cm" svg:y2="39.8cm">
            <text:p/>
          </draw:line>
        </draw:g>
        <draw:g>
          <draw:circle draw:style-name="gr2" draw:text-style-name="P2" draw:layer="layout" svg:width="2.4cm" svg:height="2.4cm" svg:x="23.9cm" svg:y="41.2cm">
            <text:p/>
          </draw:circle>
          <draw:line draw:style-name="gr3" draw:text-style-name="P3" draw:layer="layout" svg:x1="25.1cm" svg:y1="41.2cm" svg:x2="25.1cm" svg:y2="43.6cm">
            <text:p/>
          </draw:line>
          <draw:line draw:style-name="gr3" draw:text-style-name="P3" draw:layer="layout" svg:x1="23.9cm" svg:y1="42.4cm" svg:x2="26.3cm" svg:y2="42.4cm">
            <text:p/>
          </draw:line>
        </draw:g>
        <draw:g>
          <draw:circle draw:style-name="gr2" draw:text-style-name="P2" draw:layer="layout" svg:width="2.4cm" svg:height="2.4cm" svg:x="31.7cm" svg:y="43.8cm">
            <text:p/>
          </draw:circle>
          <draw:line draw:style-name="gr3" draw:text-style-name="P3" draw:layer="layout" svg:x1="32.9cm" svg:y1="43.8cm" svg:x2="32.9cm" svg:y2="46.2cm">
            <text:p/>
          </draw:line>
          <draw:line draw:style-name="gr3" draw:text-style-name="P3" draw:layer="layout" svg:x1="31.7cm" svg:y1="45cm" svg:x2="34.1cm" svg:y2="45cm">
            <text:p/>
          </draw:line>
        </draw:g>
        <draw:g>
          <draw:circle draw:style-name="gr2" draw:text-style-name="P2" draw:layer="layout" svg:width="2.4cm" svg:height="2.4cm" svg:x="31.7cm" svg:y="46.4cm">
            <text:p/>
          </draw:circle>
          <draw:line draw:style-name="gr3" draw:text-style-name="P3" draw:layer="layout" svg:x1="32.9cm" svg:y1="46.4cm" svg:x2="32.9cm" svg:y2="48.8cm">
            <text:p/>
          </draw:line>
          <draw:line draw:style-name="gr3" draw:text-style-name="P3" draw:layer="layout" svg:x1="31.7cm" svg:y1="47.6cm" svg:x2="34.1cm" svg:y2="47.6cm">
            <text:p/>
          </draw:line>
        </draw:g>
        <draw:g>
          <draw:circle draw:style-name="gr2" draw:text-style-name="P2" draw:layer="layout" svg:width="2.4cm" svg:height="2.4cm" svg:x="29.1cm" svg:y="43.8cm">
            <text:p/>
          </draw:circle>
          <draw:line draw:style-name="gr3" draw:text-style-name="P3" draw:layer="layout" svg:x1="30.3cm" svg:y1="43.8cm" svg:x2="30.3cm" svg:y2="46.2cm">
            <text:p/>
          </draw:line>
          <draw:line draw:style-name="gr3" draw:text-style-name="P3" draw:layer="layout" svg:x1="29.1cm" svg:y1="45cm" svg:x2="31.5cm" svg:y2="45cm">
            <text:p/>
          </draw:line>
        </draw:g>
        <draw:g>
          <draw:circle draw:style-name="gr2" draw:text-style-name="P2" draw:layer="layout" svg:width="2.4cm" svg:height="2.4cm" svg:x="29.1cm" svg:y="46.4cm">
            <text:p/>
          </draw:circle>
          <draw:line draw:style-name="gr3" draw:text-style-name="P3" draw:layer="layout" svg:x1="30.3cm" svg:y1="46.4cm" svg:x2="30.3cm" svg:y2="48.8cm">
            <text:p/>
          </draw:line>
          <draw:line draw:style-name="gr3" draw:text-style-name="P3" draw:layer="layout" svg:x1="29.1cm" svg:y1="47.6cm" svg:x2="31.5cm" svg:y2="47.6cm">
            <text:p/>
          </draw:line>
        </draw:g>
        <draw:g>
          <draw:circle draw:style-name="gr2" draw:text-style-name="P2" draw:layer="layout" svg:width="2.4cm" svg:height="2.4cm" svg:x="26.5cm" svg:y="43.8cm">
            <text:p/>
          </draw:circle>
          <draw:line draw:style-name="gr3" draw:text-style-name="P3" draw:layer="layout" svg:x1="27.7cm" svg:y1="43.8cm" svg:x2="27.7cm" svg:y2="46.2cm">
            <text:p/>
          </draw:line>
          <draw:line draw:style-name="gr3" draw:text-style-name="P3" draw:layer="layout" svg:x1="26.5cm" svg:y1="45cm" svg:x2="28.9cm" svg:y2="45cm">
            <text:p/>
          </draw:line>
        </draw:g>
        <draw:g>
          <draw:circle draw:style-name="gr2" draw:text-style-name="P2" draw:layer="layout" svg:width="2.4cm" svg:height="2.4cm" svg:x="26.5cm" svg:y="46.4cm">
            <text:p/>
          </draw:circle>
          <draw:line draw:style-name="gr3" draw:text-style-name="P3" draw:layer="layout" svg:x1="27.7cm" svg:y1="46.4cm" svg:x2="27.7cm" svg:y2="48.8cm">
            <text:p/>
          </draw:line>
          <draw:line draw:style-name="gr3" draw:text-style-name="P3" draw:layer="layout" svg:x1="26.5cm" svg:y1="47.6cm" svg:x2="28.9cm" svg:y2="47.6cm">
            <text:p/>
          </draw:line>
        </draw:g>
        <draw:g>
          <draw:circle draw:style-name="gr2" draw:text-style-name="P2" draw:layer="layout" svg:width="2.4cm" svg:height="2.4cm" svg:x="23.9cm" svg:y="43.8cm">
            <text:p/>
          </draw:circle>
          <draw:line draw:style-name="gr3" draw:text-style-name="P3" draw:layer="layout" svg:x1="25.1cm" svg:y1="43.8cm" svg:x2="25.1cm" svg:y2="46.2cm">
            <text:p/>
          </draw:line>
          <draw:line draw:style-name="gr3" draw:text-style-name="P3" draw:layer="layout" svg:x1="23.9cm" svg:y1="45cm" svg:x2="26.3cm" svg:y2="45cm">
            <text:p/>
          </draw:line>
        </draw:g>
        <draw:g>
          <draw:circle draw:style-name="gr2" draw:text-style-name="P2" draw:layer="layout" svg:width="2.4cm" svg:height="2.4cm" svg:x="23.9cm" svg:y="46.4cm">
            <text:p/>
          </draw:circle>
          <draw:line draw:style-name="gr3" draw:text-style-name="P3" draw:layer="layout" svg:x1="25.1cm" svg:y1="46.4cm" svg:x2="25.1cm" svg:y2="48.8cm">
            <text:p/>
          </draw:line>
          <draw:line draw:style-name="gr3" draw:text-style-name="P3" draw:layer="layout" svg:x1="23.9cm" svg:y1="47.6cm" svg:x2="26.3cm" svg:y2="47.6cm">
            <text:p/>
          </draw:line>
        </draw:g>
        <draw:g>
          <draw:circle draw:style-name="gr2" draw:text-style-name="P2" draw:layer="layout" svg:width="2.4cm" svg:height="2.4cm" svg:x="21.3cm" svg:y="38.6cm">
            <text:p/>
          </draw:circle>
          <draw:line draw:style-name="gr3" draw:text-style-name="P3" draw:layer="layout" svg:x1="22.5cm" svg:y1="38.6cm" svg:x2="22.5cm" svg:y2="41cm">
            <text:p/>
          </draw:line>
          <draw:line draw:style-name="gr3" draw:text-style-name="P3" draw:layer="layout" svg:x1="21.3cm" svg:y1="39.8cm" svg:x2="23.7cm" svg:y2="39.8cm">
            <text:p/>
          </draw:line>
        </draw:g>
        <draw:g>
          <draw:circle draw:style-name="gr2" draw:text-style-name="P2" draw:layer="layout" svg:width="2.4cm" svg:height="2.4cm" svg:x="21.3cm" svg:y="41.2cm">
            <text:p/>
          </draw:circle>
          <draw:line draw:style-name="gr3" draw:text-style-name="P3" draw:layer="layout" svg:x1="22.5cm" svg:y1="41.2cm" svg:x2="22.5cm" svg:y2="43.6cm">
            <text:p/>
          </draw:line>
          <draw:line draw:style-name="gr3" draw:text-style-name="P3" draw:layer="layout" svg:x1="21.3cm" svg:y1="42.4cm" svg:x2="23.7cm" svg:y2="42.4cm">
            <text:p/>
          </draw:line>
        </draw:g>
        <draw:g>
          <draw:circle draw:style-name="gr2" draw:text-style-name="P2" draw:layer="layout" svg:width="2.4cm" svg:height="2.4cm" svg:x="18.7cm" svg:y="38.6cm">
            <text:p/>
          </draw:circle>
          <draw:line draw:style-name="gr3" draw:text-style-name="P3" draw:layer="layout" svg:x1="19.9cm" svg:y1="38.6cm" svg:x2="19.9cm" svg:y2="41cm">
            <text:p/>
          </draw:line>
          <draw:line draw:style-name="gr3" draw:text-style-name="P3" draw:layer="layout" svg:x1="18.7cm" svg:y1="39.8cm" svg:x2="21.1cm" svg:y2="39.8cm">
            <text:p/>
          </draw:line>
        </draw:g>
        <draw:g>
          <draw:circle draw:style-name="gr2" draw:text-style-name="P2" draw:layer="layout" svg:width="2.4cm" svg:height="2.4cm" svg:x="18.7cm" svg:y="41.2cm">
            <text:p/>
          </draw:circle>
          <draw:line draw:style-name="gr3" draw:text-style-name="P3" draw:layer="layout" svg:x1="19.9cm" svg:y1="41.2cm" svg:x2="19.9cm" svg:y2="43.6cm">
            <text:p/>
          </draw:line>
          <draw:line draw:style-name="gr3" draw:text-style-name="P3" draw:layer="layout" svg:x1="18.7cm" svg:y1="42.4cm" svg:x2="21.1cm" svg:y2="42.4cm">
            <text:p/>
          </draw:line>
        </draw:g>
        <draw:g>
          <draw:circle draw:style-name="gr2" draw:text-style-name="P2" draw:layer="layout" svg:width="2.4cm" svg:height="2.4cm" svg:x="16.1cm" svg:y="38.6cm">
            <text:p/>
          </draw:circle>
          <draw:line draw:style-name="gr3" draw:text-style-name="P3" draw:layer="layout" svg:x1="17.3cm" svg:y1="38.6cm" svg:x2="17.3cm" svg:y2="41cm">
            <text:p/>
          </draw:line>
          <draw:line draw:style-name="gr3" draw:text-style-name="P3" draw:layer="layout" svg:x1="16.1cm" svg:y1="39.8cm" svg:x2="18.5cm" svg:y2="39.8cm">
            <text:p/>
          </draw:line>
        </draw:g>
        <draw:g>
          <draw:circle draw:style-name="gr2" draw:text-style-name="P2" draw:layer="layout" svg:width="2.4cm" svg:height="2.4cm" svg:x="16.1cm" svg:y="41.2cm">
            <text:p/>
          </draw:circle>
          <draw:line draw:style-name="gr3" draw:text-style-name="P3" draw:layer="layout" svg:x1="17.3cm" svg:y1="41.2cm" svg:x2="17.3cm" svg:y2="43.6cm">
            <text:p/>
          </draw:line>
          <draw:line draw:style-name="gr3" draw:text-style-name="P3" draw:layer="layout" svg:x1="16.1cm" svg:y1="42.4cm" svg:x2="18.5cm" svg:y2="42.4cm">
            <text:p/>
          </draw:line>
        </draw:g>
        <draw:g>
          <draw:circle draw:style-name="gr2" draw:text-style-name="P2" draw:layer="layout" svg:width="2.4cm" svg:height="2.4cm" svg:x="13.5cm" svg:y="38.6cm">
            <text:p/>
          </draw:circle>
          <draw:line draw:style-name="gr3" draw:text-style-name="P3" draw:layer="layout" svg:x1="14.7cm" svg:y1="38.6cm" svg:x2="14.7cm" svg:y2="41cm">
            <text:p/>
          </draw:line>
          <draw:line draw:style-name="gr3" draw:text-style-name="P3" draw:layer="layout" svg:x1="13.5cm" svg:y1="39.8cm" svg:x2="15.9cm" svg:y2="39.8cm">
            <text:p/>
          </draw:line>
        </draw:g>
        <draw:g>
          <draw:circle draw:style-name="gr2" draw:text-style-name="P2" draw:layer="layout" svg:width="2.4cm" svg:height="2.4cm" svg:x="13.5cm" svg:y="41.2cm">
            <text:p/>
          </draw:circle>
          <draw:line draw:style-name="gr3" draw:text-style-name="P3" draw:layer="layout" svg:x1="14.7cm" svg:y1="41.2cm" svg:x2="14.7cm" svg:y2="43.6cm">
            <text:p/>
          </draw:line>
          <draw:line draw:style-name="gr3" draw:text-style-name="P3" draw:layer="layout" svg:x1="13.5cm" svg:y1="42.4cm" svg:x2="15.9cm" svg:y2="42.4cm">
            <text:p/>
          </draw:line>
        </draw:g>
        <draw:g>
          <draw:circle draw:style-name="gr2" draw:text-style-name="P2" draw:layer="layout" svg:width="2.4cm" svg:height="2.4cm" svg:x="21.3cm" svg:y="43.8cm">
            <text:p/>
          </draw:circle>
          <draw:line draw:style-name="gr3" draw:text-style-name="P3" draw:layer="layout" svg:x1="22.5cm" svg:y1="43.8cm" svg:x2="22.5cm" svg:y2="46.2cm">
            <text:p/>
          </draw:line>
          <draw:line draw:style-name="gr3" draw:text-style-name="P3" draw:layer="layout" svg:x1="21.3cm" svg:y1="45cm" svg:x2="23.7cm" svg:y2="45cm">
            <text:p/>
          </draw:line>
        </draw:g>
        <draw:g>
          <draw:circle draw:style-name="gr2" draw:text-style-name="P2" draw:layer="layout" svg:width="2.4cm" svg:height="2.4cm" svg:x="21.3cm" svg:y="46.4cm">
            <text:p/>
          </draw:circle>
          <draw:line draw:style-name="gr3" draw:text-style-name="P3" draw:layer="layout" svg:x1="22.5cm" svg:y1="46.4cm" svg:x2="22.5cm" svg:y2="48.8cm">
            <text:p/>
          </draw:line>
          <draw:line draw:style-name="gr3" draw:text-style-name="P3" draw:layer="layout" svg:x1="21.3cm" svg:y1="47.6cm" svg:x2="23.7cm" svg:y2="47.6cm">
            <text:p/>
          </draw:line>
        </draw:g>
        <draw:g>
          <draw:circle draw:style-name="gr2" draw:text-style-name="P2" draw:layer="layout" svg:width="2.4cm" svg:height="2.4cm" svg:x="18.7cm" svg:y="43.8cm">
            <text:p/>
          </draw:circle>
          <draw:line draw:style-name="gr3" draw:text-style-name="P3" draw:layer="layout" svg:x1="19.9cm" svg:y1="43.8cm" svg:x2="19.9cm" svg:y2="46.2cm">
            <text:p/>
          </draw:line>
          <draw:line draw:style-name="gr3" draw:text-style-name="P3" draw:layer="layout" svg:x1="18.7cm" svg:y1="45cm" svg:x2="21.1cm" svg:y2="45cm">
            <text:p/>
          </draw:line>
        </draw:g>
        <draw:g>
          <draw:circle draw:style-name="gr2" draw:text-style-name="P2" draw:layer="layout" svg:width="2.4cm" svg:height="2.4cm" svg:x="18.7cm" svg:y="46.4cm">
            <text:p/>
          </draw:circle>
          <draw:line draw:style-name="gr3" draw:text-style-name="P3" draw:layer="layout" svg:x1="19.9cm" svg:y1="46.4cm" svg:x2="19.9cm" svg:y2="48.8cm">
            <text:p/>
          </draw:line>
          <draw:line draw:style-name="gr3" draw:text-style-name="P3" draw:layer="layout" svg:x1="18.7cm" svg:y1="47.6cm" svg:x2="21.1cm" svg:y2="47.6cm">
            <text:p/>
          </draw:line>
        </draw:g>
        <draw:g>
          <draw:circle draw:style-name="gr2" draw:text-style-name="P2" draw:layer="layout" svg:width="2.4cm" svg:height="2.4cm" svg:x="16.1cm" svg:y="43.8cm">
            <text:p/>
          </draw:circle>
          <draw:line draw:style-name="gr3" draw:text-style-name="P3" draw:layer="layout" svg:x1="17.3cm" svg:y1="43.8cm" svg:x2="17.3cm" svg:y2="46.2cm">
            <text:p/>
          </draw:line>
          <draw:line draw:style-name="gr3" draw:text-style-name="P3" draw:layer="layout" svg:x1="16.1cm" svg:y1="45cm" svg:x2="18.5cm" svg:y2="45cm">
            <text:p/>
          </draw:line>
        </draw:g>
        <draw:g>
          <draw:circle draw:style-name="gr2" draw:text-style-name="P2" draw:layer="layout" svg:width="2.4cm" svg:height="2.4cm" svg:x="16.1cm" svg:y="46.4cm">
            <text:p/>
          </draw:circle>
          <draw:line draw:style-name="gr3" draw:text-style-name="P3" draw:layer="layout" svg:x1="17.3cm" svg:y1="46.4cm" svg:x2="17.3cm" svg:y2="48.8cm">
            <text:p/>
          </draw:line>
          <draw:line draw:style-name="gr3" draw:text-style-name="P3" draw:layer="layout" svg:x1="16.1cm" svg:y1="47.6cm" svg:x2="18.5cm" svg:y2="47.6cm">
            <text:p/>
          </draw:line>
        </draw:g>
        <draw:g>
          <draw:circle draw:style-name="gr2" draw:text-style-name="P2" draw:layer="layout" svg:width="2.4cm" svg:height="2.4cm" svg:x="13.5cm" svg:y="43.8cm">
            <text:p/>
          </draw:circle>
          <draw:line draw:style-name="gr3" draw:text-style-name="P3" draw:layer="layout" svg:x1="14.7cm" svg:y1="43.8cm" svg:x2="14.7cm" svg:y2="46.2cm">
            <text:p/>
          </draw:line>
          <draw:line draw:style-name="gr3" draw:text-style-name="P3" draw:layer="layout" svg:x1="13.5cm" svg:y1="45cm" svg:x2="15.9cm" svg:y2="45cm">
            <text:p/>
          </draw:line>
        </draw:g>
        <draw:g>
          <draw:circle draw:style-name="gr2" draw:text-style-name="P2" draw:layer="layout" svg:width="2.4cm" svg:height="2.4cm" svg:x="13.5cm" svg:y="46.4cm">
            <text:p/>
          </draw:circle>
          <draw:line draw:style-name="gr3" draw:text-style-name="P3" draw:layer="layout" svg:x1="14.7cm" svg:y1="46.4cm" svg:x2="14.7cm" svg:y2="48.8cm">
            <text:p/>
          </draw:line>
          <draw:line draw:style-name="gr3" draw:text-style-name="P3" draw:layer="layout" svg:x1="13.5cm" svg:y1="47.6cm" svg:x2="15.9cm" svg:y2="47.6cm">
            <text:p/>
          </draw:line>
        </draw:g>
        <draw:line draw:style-name="gr4" draw:text-style-name="P3" draw:layer="layout" svg:x1="12.5cm" svg:y1="19.8cm" svg:x2="1cm" svg:y2="19.8cm">
          <text:p/>
        </draw:line>
        <draw:line draw:style-name="gr4" draw:text-style-name="P3" draw:layer="layout" svg:x1="12.5cm" svg:y1="22.4cm" svg:x2="1cm" svg:y2="22.4cm">
          <text:p/>
        </draw:line>
        <draw:line draw:style-name="gr4" draw:text-style-name="P3" draw:layer="layout" svg:x1="12.5cm" svg:y1="25cm" svg:x2="1cm" svg:y2="25cm">
          <text:p/>
        </draw:line>
        <draw:line draw:style-name="gr4" draw:text-style-name="P3" draw:layer="layout" svg:x1="12.5cm" svg:y1="27.6cm" svg:x2="1cm" svg:y2="27.6cm">
          <text:p/>
        </draw:line>
        <draw:line draw:style-name="gr4" draw:text-style-name="P3" draw:layer="layout" svg:x1="12.5cm" svg:y1="30.2cm" svg:x2="1cm" svg:y2="30.2cm">
          <text:p/>
        </draw:line>
        <draw:line draw:style-name="gr4" draw:text-style-name="P3" draw:layer="layout" svg:x1="12.5cm" svg:y1="32.8cm" svg:x2="1cm" svg:y2="32.8cm">
          <text:p/>
        </draw:line>
        <draw:line draw:style-name="gr4" draw:text-style-name="P3" draw:layer="layout" svg:x1="12.5cm" svg:y1="35.4cm" svg:x2="1cm" svg:y2="35.4cm">
          <text:p/>
        </draw:line>
        <draw:line draw:style-name="gr4" draw:text-style-name="P3" draw:layer="layout" svg:x1="12.5cm" svg:y1="38cm" svg:x2="1cm" svg:y2="38cm">
          <text:p/>
        </draw:line>
        <draw:line draw:style-name="gr4" draw:text-style-name="P3" draw:layer="layout" svg:x1="12.5cm" svg:y1="40.6cm" svg:x2="1cm" svg:y2="40.6cm">
          <text:p/>
        </draw:line>
        <draw:line draw:style-name="gr4" draw:text-style-name="P3" draw:layer="layout" svg:x1="12.5cm" svg:y1="43.2cm" svg:x2="1cm" svg:y2="43.2cm">
          <text:p/>
        </draw:line>
        <draw:line draw:style-name="gr4" draw:text-style-name="P3" draw:layer="layout" svg:x1="12.5cm" svg:y1="45.8cm" svg:x2="1cm" svg:y2="45.8cm">
          <text:p/>
        </draw:line>
        <draw:line draw:style-name="gr4" draw:text-style-name="P3" draw:layer="layout" svg:x1="12.5cm" svg:y1="48.4cm" svg:x2="1cm" svg:y2="48.4cm">
          <text:p/>
        </draw:line>
        <draw:frame draw:style-name="gr5" draw:text-style-name="P4" draw:layer="layout" svg:width="23.21cm" svg:height="4.269cm" svg:x="1.29cm" svg:y="1.731cm">
          <draw:text-box>
            <text:p><text:span text:style-name="T1">SKILLS MATRIX</text:span></text:p>
          </draw:text-box>
        </draw:frame>
        <draw:line draw:style-name="gr4" draw:text-style-name="P3" draw:layer="layout" svg:x1="22.4cm" svg:y1="6.8cm" svg:x2="15.9cm" svg:y2="17.3cm">
          <text:p/>
        </draw:line>
        <draw:line draw:style-name="gr4" draw:text-style-name="P3" draw:layer="layout" svg:x1="25cm" svg:y1="6.8cm" svg:x2="18.5cm" svg:y2="17.3cm">
          <text:p/>
        </draw:line>
        <draw:line draw:style-name="gr4" draw:text-style-name="P3" draw:layer="layout" svg:x1="27.6cm" svg:y1="6.8cm" svg:x2="21.1cm" svg:y2="17.3cm">
          <text:p/>
        </draw:line>
        <draw:line draw:style-name="gr4" draw:text-style-name="P3" draw:layer="layout" svg:x1="30.2cm" svg:y1="6.8cm" svg:x2="23.7cm" svg:y2="17.3cm">
          <text:p/>
        </draw:line>
        <draw:line draw:style-name="gr4" draw:text-style-name="P3" draw:layer="layout" svg:x1="32.8cm" svg:y1="6.8cm" svg:x2="26.3cm" svg:y2="17.3cm">
          <text:p/>
        </draw:line>
        <draw:line draw:style-name="gr4" draw:text-style-name="P3" draw:layer="layout" svg:x1="35.4cm" svg:y1="6.8cm" svg:x2="28.9cm" svg:y2="17.3cm">
          <text:p/>
        </draw:line>
        <draw:line draw:style-name="gr4" draw:text-style-name="P3" draw:layer="layout" svg:x1="38cm" svg:y1="6.8cm" svg:x2="31.5cm" svg:y2="17.3cm">
          <text:p/>
        </draw:line>
        <draw:line draw:style-name="gr4" draw:text-style-name="P3" draw:layer="layout" svg:x1="40.6cm" svg:y1="6.8cm" svg:x2="34.1cm" svg:y2="17.3cm">
          <text:p/>
        </draw:line>
        <draw:line draw:style-name="gr4" draw:text-style-name="P3" draw:layer="layout" svg:x1="43.1cm" svg:y1="6.8cm" svg:x2="36.6cm" svg:y2="17.3cm">
          <text:p/>
        </draw:line>
        <draw:line draw:style-name="gr4" draw:text-style-name="P3" draw:layer="layout" svg:x1="45.7cm" svg:y1="6.8cm" svg:x2="39.2cm" svg:y2="17.3cm">
          <text:p/>
        </draw:line>
        <draw:line draw:style-name="gr4" draw:text-style-name="P3" draw:layer="layout" svg:x1="48.3cm" svg:y1="6.8cm" svg:x2="41.8cm" svg:y2="17.3cm">
          <text:p/>
        </draw:line>
        <draw:line draw:style-name="gr4" draw:text-style-name="P3" draw:layer="layout" svg:x1="50.9cm" svg:y1="6.8cm" svg:x2="44.4cm" svg:y2="17.3cm">
          <text:p/>
        </draw:line>
        <draw:line draw:style-name="gr4" draw:text-style-name="P3" draw:layer="layout" svg:x1="53.5cm" svg:y1="6.8cm" svg:x2="47cm" svg:y2="17.3cm">
          <text:p/>
        </draw:line>
        <draw:line draw:style-name="gr4" draw:text-style-name="P3" draw:layer="layout" svg:x1="56.1cm" svg:y1="6.8cm" svg:x2="49.6cm" svg:y2="17.3cm">
          <text:p/>
        </draw:line>
        <draw:line draw:style-name="gr4" draw:text-style-name="P3" draw:layer="layout" svg:x1="58.7cm" svg:y1="6.8cm" svg:x2="52.2cm" svg:y2="17.3cm">
          <text:p/>
        </draw:line>
        <draw:line draw:style-name="gr4" draw:text-style-name="P3" draw:layer="layout" svg:x1="61.3cm" svg:y1="6.8cm" svg:x2="54.8cm" svg:y2="17.3cm">
          <text:p/>
        </draw:line>
        <draw:line draw:style-name="gr4" draw:text-style-name="P3" draw:layer="layout" svg:x1="63.7cm" svg:y1="6.8cm" svg:x2="57.2cm" svg:y2="17.3cm">
          <text:p/>
        </draw:line>
        <draw:line draw:style-name="gr4" draw:text-style-name="P3" draw:layer="layout" svg:x1="66.3cm" svg:y1="6.8cm" svg:x2="59.8cm" svg:y2="17.3cm">
          <text:p/>
        </draw:line>
        <draw:line draw:style-name="gr4" draw:text-style-name="P3" draw:layer="layout" svg:x1="68.9cm" svg:y1="6.8cm" svg:x2="62.4cm" svg:y2="17.3cm">
          <text:p/>
        </draw:line>
        <draw:line draw:style-name="gr4" draw:text-style-name="P3" draw:layer="layout" svg:x1="71.5cm" svg:y1="6.8cm" svg:x2="65cm" svg:y2="17.3cm">
          <text:p/>
        </draw:line>
        <draw:line draw:style-name="gr4" draw:text-style-name="P3" draw:layer="layout" svg:x1="74.1cm" svg:y1="6.8cm" svg:x2="67.6cm" svg:y2="17.3cm">
          <text:p/>
        </draw:line>
        <draw:line draw:style-name="gr4" draw:text-style-name="P3" draw:layer="layout" svg:x1="76.7cm" svg:y1="6.8cm" svg:x2="70.2cm" svg:y2="17.3cm">
          <text:p/>
        </draw:line>
        <draw:line draw:style-name="gr4" draw:text-style-name="P3" draw:layer="layout" svg:x1="79.3cm" svg:y1="6.8cm" svg:x2="72.8cm" svg:y2="17.3cm">
          <text:p/>
        </draw:line>
        <draw:line draw:style-name="gr4" draw:text-style-name="P3" draw:layer="layout" svg:x1="81.9cm" svg:y1="6.8cm" svg:x2="75.4cm" svg:y2="17.3cm">
          <text:p/>
        </draw:line>
        <draw:line draw:style-name="gr4" draw:text-style-name="P3" draw:layer="layout" svg:x1="84.4cm" svg:y1="6.8cm" svg:x2="77.9cm" svg:y2="17.3cm">
          <text:p/>
        </draw:line>
        <draw:line draw:style-name="gr4" draw:text-style-name="P3" draw:layer="layout" svg:x1="87cm" svg:y1="6.8cm" svg:x2="80.5cm" svg:y2="17.3cm">
          <text:p/>
        </draw:line>
        <draw:line draw:style-name="gr4" draw:text-style-name="P3" draw:layer="layout" svg:x1="89.6cm" svg:y1="6.8cm" svg:x2="83.1cm" svg:y2="17.3cm">
          <text:p/>
        </draw:line>
        <draw:line draw:style-name="gr4" draw:text-style-name="P3" draw:layer="layout" svg:x1="92.2cm" svg:y1="6.8cm" svg:x2="85.7cm" svg:y2="17.3cm">
          <text:p/>
        </draw:line>
        <draw:line draw:style-name="gr4" draw:text-style-name="P3" draw:layer="layout" svg:x1="94.8cm" svg:y1="6.8cm" svg:x2="88.3cm" svg:y2="17.3cm">
          <text:p/>
        </draw:line>
        <draw:line draw:style-name="gr4" draw:text-style-name="P3" draw:layer="layout" svg:x1="97.4cm" svg:y1="6.8cm" svg:x2="90.9cm" svg:y2="17.3cm">
          <text:p/>
        </draw:line>
        <draw:line draw:style-name="gr4" draw:text-style-name="P3" draw:layer="layout" svg:x1="100cm" svg:y1="6.8cm" svg:x2="93.5cm" svg:y2="17.3cm">
          <text:p/>
        </draw:line>
        <draw:line draw:style-name="gr4" draw:text-style-name="P3" draw:layer="layout" svg:x1="102.6cm" svg:y1="6.8cm" svg:x2="96.1cm" svg:y2="17.3cm">
          <text:p/>
        </draw:line>
        <draw:line draw:style-name="gr4" draw:text-style-name="P3" draw:layer="layout" svg:x1="105.4cm" svg:y1="6.8cm" svg:x2="98.9cm" svg:y2="17.3cm">
          <text:p/>
        </draw:line>
        <draw:line draw:style-name="gr4" draw:text-style-name="P3" draw:layer="layout" svg:x1="108cm" svg:y1="6.8cm" svg:x2="101.5cm" svg:y2="17.3cm">
          <text:p/>
        </draw:line>
        <draw:line draw:style-name="gr4" draw:text-style-name="P3" draw:layer="layout" svg:x1="110.6cm" svg:y1="6.8cm" svg:x2="104.1cm" svg:y2="17.3cm">
          <text:p/>
        </draw:line>
        <draw:line draw:style-name="gr4" draw:text-style-name="P3" draw:layer="layout" svg:x1="113.2cm" svg:y1="6.8cm" svg:x2="106.7cm" svg:y2="17.3cm">
          <text:p/>
        </draw:line>
        <draw:line draw:style-name="gr4" draw:text-style-name="P3" draw:layer="layout" svg:x1="115.8cm" svg:y1="6.8cm" svg:x2="109.3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Optima" svg:font-family="Opti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3T23:13:21</meta:creation-date>
    <dc:date>2016-09-11T11:13:53.543929000</dc:date>
    <meta:editing-duration>PT36M31S</meta:editing-duration>
    <meta:editing-cycles>5</meta:editing-cycles>
    <meta:generator>LibreOffice/5.1.0.3$MacOSX_X86_64 LibreOffice_project/5e3e00a007d9b3b6efb6797a8b8e57b51ab1f737</meta:generator>
    <meta:document-statistic meta:object-count="1832"/>
  </office:meta>
</office:document-meta>
</file>